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co8" style:family="table-column">
      <style:table-column-properties fo:break-before="auto" style:column-width="62.45pt"/>
    </style:style>
    <style:style style:name="co9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2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2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2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2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2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2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2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2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2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2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2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2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2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2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2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2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2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 table:number-columns-repeated="3"/>
        </table:table-row>
      </table:table>
      <table:table table:name="ch0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  <table:table-cell office:value-type="string" calcext:value-type="string">
            <text:p>울려퍼지다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찾아내다, 발견하다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연못, 석호, 초호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  <table:table-cell office:value-type="string" calcext:value-type="string">
            <text:p>전통에 얽매이지 않는, 자유로운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  <table:table-cell office:value-type="string" calcext:value-type="string">
            <text:p>심오함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  <table:table-cell office:value-type="string" calcext:value-type="string">
            <text:p>비물질성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  <table:table-cell office:value-type="string" calcext:value-type="string">
            <text:p>무한함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  <table:table-cell office:value-type="string" calcext:value-type="string">
            <text:p>당황하게 하다, 어리둥절하게 하는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  <table:table-cell office:value-type="string" calcext:value-type="string">
            <text:p>악마같은, 극단으로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  <table:table-cell office:value-type="string" calcext:value-type="string">
            <text:p>생각해 내다, 상상하다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  <table:table-cell office:value-type="string" calcext:value-type="string">
            <text:p>듬뿍 바르다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  <table:table-cell office:value-type="string" calcext:value-type="string">
            <text:p>바치다, 헌신하다, 몰두하다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  <table:table-cell office:value-type="string" calcext:value-type="string">
            <text:p>무표정한, 덤덤한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  <table:table-cell office:value-type="string" calcext:value-type="string">
            <text:p>공경하다, 감탄하다</text:p>
          </table:table-cell>
        </table:table-row>
        <table:table-row table:style-name="ro2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</text:p>
          </table:table-cell>
          <table:table-cell office:value-type="string" calcext:value-type="string">
            <text:p>능숙한, 솜시가 좋은</text:p>
          </table:table-cell>
        </table:table-row>
        <table:table-row table:style-name="ro2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chisel</text:p>
          </table:table-cell>
          <table:table-cell office:value-type="string" calcext:value-type="string">
            <text:p>끌, 정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perforated</text:p>
          </table:table-cell>
          <table:table-cell office:value-type="string" calcext:value-type="string">
            <text:p>구멍이 뚫린</text:p>
          </table:table-cell>
        </table:table-row>
        <table:table-row table:style-name="ro2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진상품, 기념품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cryptic</text:p>
          </table:table-cell>
          <table:table-cell office:value-type="string" calcext:value-type="string">
            <text:p>암호의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fish out</text:p>
          </table:table-cell>
          <table:table-cell office:value-type="string" calcext:value-type="string">
            <text:p>낚시하다</text:p>
          </table:table-cell>
        </table:table-row>
        <table:table-row table:style-name="ro2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juxtaposition</text:p>
          </table:table-cell>
          <table:table-cell office:value-type="string" calcext:value-type="string">
            <text:p>병렬, 병치</text:p>
          </table:table-cell>
        </table:table-row>
        <table:table-row table:style-name="ro2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싱글벙글 웃음</text:p>
          </table:table-cell>
        </table:table-row>
        <table:table-row table:style-name="ro2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effeminate</text:p>
          </table:table-cell>
          <table:table-cell office:value-type="string" calcext:value-type="string">
            <text:p>사내답지 않은, 용기없는, 나약한</text:p>
          </table:table-cell>
        </table:table-row>
        <table:table-row table:style-name="ro2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contrapposto</text:p>
          </table:table-cell>
          <table:table-cell office:value-type="string" calcext:value-type="string">
            <text:p>콘트라포스토(후기 르네상스 시대의 인체 표현법)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limp</text:p>
          </table:table-cell>
          <table:table-cell office:value-type="string" calcext:value-type="string">
            <text:p>연약한</text:p>
          </table:table-cell>
        </table:table-row>
        <table:table-row table:style-name="ro2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flaccid</text:p>
          </table:table-cell>
          <table:table-cell office:value-type="string" calcext:value-type="string">
            <text:p>늘어진, 흐늘흐늘한</text:p>
          </table:table-cell>
        </table:table-row>
        <table:table-row table:style-name="ro2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casually</text:p>
          </table:table-cell>
          <table:table-cell office:value-type="string" calcext:value-type="string">
            <text:p>무심코, 우연히</text:p>
          </table:table-cell>
        </table:table-row>
        <table:table-row table:style-name="ro2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옮기다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feminine</text:p>
          </table:table-cell>
          <table:table-cell office:value-type="string" calcext:value-type="string">
            <text:p>여성의</text:p>
          </table:table-cell>
        </table:table-row>
        <table:table-row table:style-name="ro2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vulnerability</text:p>
          </table:table-cell>
          <table:table-cell office:value-type="string" calcext:value-type="string">
            <text:p>약함, 취약함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determination</text:p>
          </table:table-cell>
          <table:table-cell office:value-type="string" calcext:value-type="string">
            <text:p>결심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tendon</text:p>
          </table:table-cell>
          <table:table-cell office:value-type="string" calcext:value-type="string">
            <text:p>힘줄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bulge</text:p>
          </table:table-cell>
          <table:table-cell office:value-type="string" calcext:value-type="string">
            <text:p>불룩하게 튀어나오다</text:p>
          </table:table-cell>
        </table:table-row>
        <table:table-row table:style-name="ro2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anticipation</text:p>
          </table:table-cell>
          <table:table-cell office:value-type="string" calcext:value-type="string">
            <text:p>기대, 예상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delicate</text:p>
          </table:table-cell>
          <table:table-cell office:value-type="string" calcext:value-type="string">
            <text:p>섬세한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archetypal</text:p>
          </table:table-cell>
          <table:table-cell office:value-type="string" calcext:value-type="string">
            <text:p>전형적인</text:p>
          </table:table-cell>
        </table:table-row>
        <table:table-row table:style-name="ro2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progenitor</text:p>
          </table:table-cell>
          <table:table-cell office:value-type="string" calcext:value-type="string">
            <text:p>선조, 조상</text:p>
          </table:table-cell>
        </table:table-row>
        <table:table-row table:style-name="ro2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앉다, 자리잡다</text:p>
          </table:table-cell>
        </table:table-row>
        <table:table-row table:style-name="ro2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alcove</text:p>
          </table:table-cell>
          <table:table-cell office:value-type="string" calcext:value-type="string">
            <text:p>작은방, 들어간 부분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slab</text:p>
          </table:table-cell>
          <table:table-cell office:value-type="string" calcext:value-type="string">
            <text:p>두꺼운 조각</text:p>
          </table:table-cell>
        </table:table-row>
        <table:table-row table:style-name="ro2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pun</text:p>
          </table:table-cell>
          <table:table-cell office:value-type="string" calcext:value-type="string">
            <text:p>spin 돌다</text:p>
          </table:table-cell>
        </table:table-row>
        <table:table-row table:style-name="ro2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enlighten</text:p>
          </table:table-cell>
          <table:table-cell office:value-type="string" calcext:value-type="string">
            <text:p>가르치다, 계몽하다</text:p>
          </table:table-cell>
        </table:table-row>
        <table:table-row table:style-name="ro2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coarse</text:p>
          </table:table-cell>
          <table:table-cell office:value-type="string" calcext:value-type="string">
            <text:p>조악한, 거칠게 만든</text:p>
          </table:table-cell>
        </table:table-row>
        <table:table-row table:style-name="ro2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homage</text:p>
          </table:table-cell>
          <table:table-cell office:value-type="string" calcext:value-type="string">
            <text:p>존경, 경의</text:p>
          </table:table-cell>
        </table:table-row>
        <table:table-row table:style-name="ro2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uneiform</text:p>
          </table:table-cell>
          <table:table-cell office:value-type="string" calcext:value-type="string">
            <text:p>설형(쐐기)문자</text:p>
          </table:table-cell>
        </table:table-row>
        <table:table-row table:style-name="ro2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blinked</text:p>
          </table:table-cell>
          <table:table-cell office:value-type="string" calcext:value-type="string">
            <text:p>(눈을)깜빡거리다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assyrian</text:p>
          </table:table-cell>
          <table:table-cell office:value-type="string" calcext:value-type="string">
            <text:p>아시리아인의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pictogram</text:p>
          </table:table-cell>
          <table:table-cell office:value-type="string" calcext:value-type="string">
            <text:p>그림문자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cocked</text:p>
          </table:table-cell>
          <table:table-cell office:value-type="string" calcext:value-type="string">
            <text:p>위로 젖혀진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depression</text:p>
          </table:table-cell>
          <table:table-cell office:value-type="string" calcext:value-type="string">
            <text:p>(~s)주변보다 낮은 부분, 움푹파인곳, 우울,의기소침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asymmetrical</text:p>
          </table:table-cell>
          <table:table-cell office:value-type="string" calcext:value-type="string">
            <text:p>비대칭적인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symmetrical</text:p>
          </table:table-cell>
          <table:table-cell office:value-type="string" calcext:value-type="string">
            <text:p>대칭적인</text:p>
          </table:table-cell>
        </table:table-row>
        <table:table-row table:style-name="ro2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impromptu</text:p>
          </table:table-cell>
          <table:table-cell office:value-type="string" calcext:value-type="string">
            <text:p>즉석의, 즉흥적인</text:p>
          </table:table-cell>
        </table:table-row>
        <table:table-row table:style-name="ro2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discreet</text:p>
          </table:table-cell>
          <table:table-cell office:value-type="string" calcext:value-type="string">
            <text:p>신중한, 사려깊은</text:p>
          </table:table-cell>
        </table:table-row>
        <table:table-row table:style-name="ro2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squeeze</text:p>
          </table:table-cell>
          <table:table-cell office:value-type="string" calcext:value-type="string">
            <text:p>(몸을)밀어넣다, 헤치고 나아가다</text:p>
          </table:table-cell>
        </table:table-row>
        <table:table-row table:style-name="ro2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stanchion</text:p>
          </table:table-cell>
          <table:table-cell office:value-type="string" calcext:value-type="string">
            <text:p>기둥,지주</text:p>
          </table:table-cell>
        </table:table-row>
        <table:table-row table:style-name="ro2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굴이 많은, 움푹들어간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gaping</text:p>
          </table:table-cell>
          <table:table-cell office:value-type="string" calcext:value-type="string">
            <text:p>넓게 열린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위축시키다</text:p>
          </table:table-cell>
        </table:table-row>
        <table:table-row table:style-name="ro2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murky</text:p>
          </table:table-cell>
          <table:table-cell office:value-type="string" calcext:value-type="string">
            <text:p>어두운, 흐릿한</text:p>
          </table:table-cell>
        </table:table-row>
        <table:table-row table:style-name="ro2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 table:number-columns-repeated="3"/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이사, 이사회위원, 통치자</text:p>
          </table:table-cell>
        </table:table-row>
        <table:table-row table:style-name="ro2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  <table:table-cell/>
          <table:table-cell office:value-type="string" calcext:value-type="string">
            <text:p>ironclad</text:p>
          </table:table-cell>
          <table:table-cell office:value-type="string" calcext:value-type="string">
            <text:p>빈틈없는, 완벽한, 철갑의</text:p>
          </table:table-cell>
        </table:table-row>
        <table:table-row table:style-name="ro2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(가톨릭)로사리오(기도에 쓰이는 묵주)</text:p>
          </table:table-cell>
        </table:table-row>
        <table:table-row table:style-name="ro2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  <table:table-cell/>
          <table:table-cell office:value-type="string" calcext:value-type="string">
            <text:p>discreetly</text:p>
          </table:table-cell>
          <table:table-cell office:value-type="string" calcext:value-type="string">
            <text:p>신중하게, 조심성있는</text:p>
          </table:table-cell>
        </table:table-row>
        <table:table-row table:style-name="ro2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  <table:table-cell/>
          <table:table-cell office:value-type="string" calcext:value-type="string">
            <text:p>receptacle</text:p>
          </table:table-cell>
          <table:table-cell office:value-type="string" calcext:value-type="string">
            <text:p>용기, 두는곳, 저장소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(~es)마을에서 멀리 떨어진곳, 구석진곳, 휴식, 휴업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  <table:table-cell/>
          <table:table-cell office:value-type="string" calcext:value-type="string">
            <text:p>moonlit</text:p>
          </table:table-cell>
          <table:table-cell office:value-type="string" calcext:value-type="string">
            <text:p>달 밝은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</text:p>
          </table:table-cell>
          <table:table-cell office:value-type="string" calcext:value-type="string">
            <text:p>긴장시키다, 혹사하다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  <table:table-cell/>
          <table:table-cell office:value-type="string" calcext:value-type="string">
            <text:p>blister</text:p>
          </table:table-cell>
          <table:table-cell office:value-type="string" calcext:value-type="string">
            <text:p>물집이 생기게 하다, 벌주다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  <table:table-cell/>
          <table:table-cell office:value-type="string" calcext:value-type="string">
            <text:p>whine</text:p>
          </table:table-cell>
          <table:table-cell office:value-type="string" calcext:value-type="string">
            <text:p>기계따위가 윙윙거리는 소리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모래언덕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  <table:table-cell/>
          <table:table-cell office:value-type="string" calcext:value-type="string">
            <text:p>dune buggy</text:p>
          </table:table-cell>
          <table:table-cell office:value-type="string" calcext:value-type="string">
            <text:p>모래용 4륜 소형 자동차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  <table:table-cell/>
          <table:table-cell office:value-type="string" calcext:value-type="string">
            <text:p>vulture</text:p>
          </table:table-cell>
          <table:table-cell office:value-type="string" calcext:value-type="string">
            <text:p>무자비한 사람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ptor</text:p>
          </table:table-cell>
          <table:table-cell office:value-type="string" calcext:value-type="string">
            <text:p>포획자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udge</text:p>
          </table:table-cell>
          <table:table-cell office:value-type="string" calcext:value-type="string">
            <text:p>터덜터덜 걷다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ruitless</text:p>
          </table:table-cell>
          <table:table-cell office:value-type="string" calcext:value-type="string">
            <text:p>공허한, 효과없는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table table:name="ch1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r</text:p>
          </table:table-cell>
          <table:table-cell/>
          <table:table-cell table:formula="of:=OFFSET([.$A$45];-ROW();0;1;1)" office:value-type="string" office:string-value="finest" calcext:value-type="string">
            <text:p>finest</text:p>
          </table:table-cell>
          <table:table-cell/>
          <table:table-cell table:formula="of:=LOWER([.C1])" office:value-type="string" office:string-value="finest" calcext:value-type="string">
            <text:p>finest</text:p>
          </table:table-cell>
          <table:table-cell/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string" calcext:value-type="string">
            <text:p>unfathomable</text:p>
          </table:table-cell>
          <table:table-cell/>
          <table:table-cell table:formula="of:=OFFSET([.$A$45];-ROW();0;1;1)" office:value-type="string" office:string-value="pinnacle" calcext:value-type="string">
            <text:p>pinnacle</text:p>
          </table:table-cell>
          <table:table-cell/>
          <table:table-cell table:formula="of:=LOWER([.C2])" office:value-type="string" office:string-value="pinnacle" calcext:value-type="string">
            <text:p>pinnacle</text:p>
          </table:table-cell>
          <table:table-cell/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/>
          <table:table-cell table:formula="of:=OFFSET([.$A$45];-ROW();0;1;1)" office:value-type="string" office:string-value="vigil" calcext:value-type="string">
            <text:p>vigil</text:p>
          </table:table-cell>
          <table:table-cell/>
          <table:table-cell table:formula="of:=LOWER([.C3])" office:value-type="string" office:string-value="vigil" calcext:value-type="string">
            <text:p>vigil</text:p>
          </table:table-cell>
          <table:table-cell/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string" calcext:value-type="string">
            <text:p>flanked</text:p>
          </table:table-cell>
          <table:table-cell/>
          <table:table-cell table:formula="of:=OFFSET([.$A$45];-ROW();0;1;1)" office:value-type="string" office:string-value="chrish" calcext:value-type="string">
            <text:p>chrish</text:p>
          </table:table-cell>
          <table:table-cell/>
          <table:table-cell table:formula="of:=LOWER([.C4])" office:value-type="string" office:string-value="chrish" calcext:value-type="string">
            <text:p>chrish</text:p>
          </table:table-cell>
          <table:table-cell/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2">
          <table:table-cell office:value-type="string" calcext:value-type="string">
            <text:p>whitewash</text:p>
          </table:table-cell>
          <table:table-cell/>
          <table:table-cell table:formula="of:=OFFSET([.$A$45];-ROW();0;1;1)" office:value-type="string" office:string-value="cherish" calcext:value-type="string">
            <text:p>cherish</text:p>
          </table:table-cell>
          <table:table-cell/>
          <table:table-cell table:formula="of:=LOWER([.C5])" office:value-type="string" office:string-value="cherish" calcext:value-type="string">
            <text:p>cherish</text:p>
          </table:table-cell>
          <table:table-cell/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2">
          <table:table-cell office:value-type="string" calcext:value-type="string">
            <text:p>whitewashed</text:p>
          </table:table-cell>
          <table:table-cell/>
          <table:table-cell table:formula="of:=OFFSET([.$A$45];-ROW();0;1;1)" office:value-type="string" office:string-value="emerged" calcext:value-type="string">
            <text:p>emerged</text:p>
          </table:table-cell>
          <table:table-cell/>
          <table:table-cell table:formula="of:=LOWER([.C6])" office:value-type="string" office:string-value="emerged" calcext:value-type="string">
            <text:p>emerged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/>
          <table:table-cell table:formula="of:=OFFSET([.$A$45];-ROW();0;1;1)" office:value-type="string" office:string-value="emerge" calcext:value-type="string">
            <text:p>emerge</text:p>
          </table:table-cell>
          <table:table-cell/>
          <table:table-cell table:formula="of:=LOWER([.C7])" office:value-type="string" office:string-value="emerge" calcext:value-type="string">
            <text:p>emerge</text:p>
          </table:table-cell>
          <table:table-cell/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string" calcext:value-type="string">
            <text:p>bins</text:p>
          </table:table-cell>
          <table:table-cell/>
          <table:table-cell table:formula="of:=OFFSET([.$A$45];-ROW();0;1;1)" office:value-type="string" office:string-value="retrieve" calcext:value-type="string">
            <text:p>retrieve</text:p>
          </table:table-cell>
          <table:table-cell/>
          <table:table-cell table:formula="of:=LOWER([.C8])" office:value-type="string" office:string-value="retrieve" calcext:value-type="string">
            <text:p>retrieve</text:p>
          </table:table-cell>
          <table:table-cell/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2">
          <table:table-cell office:value-type="string" calcext:value-type="string">
            <text:p>herding</text:p>
          </table:table-cell>
          <table:table-cell/>
          <table:table-cell table:formula="of:=OFFSET([.$A$45];-ROW();0;1;1)" office:value-type="string" office:string-value="appreciate'" calcext:value-type="string">
            <text:p>appreciate'</text:p>
          </table:table-cell>
          <table:table-cell/>
          <table:table-cell table:formula="of:=LOWER([.C9])" office:value-type="string" office:string-value="appreciate'" calcext:value-type="string">
            <text:p>appreciate'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straggling</text:p>
          </table:table-cell>
          <table:table-cell/>
          <table:table-cell table:formula="of:=OFFSET([.$A$45];-ROW();0;1;1)" office:value-type="string" office:string-value="appreciate" calcext:value-type="string">
            <text:p>appreciate</text:p>
          </table:table-cell>
          <table:table-cell/>
          <table:table-cell table:formula="of:=LOWER([.C10])" office:value-type="string" office:string-value="appreciate" calcext:value-type="string">
            <text:p>appreciate</text:p>
          </table:table-cell>
          <table:table-cell/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2">
          <table:table-cell office:value-type="string" calcext:value-type="string">
            <text:p>hustling</text:p>
          </table:table-cell>
          <table:table-cell/>
          <table:table-cell table:formula="of:=OFFSET([.$A$45];-ROW();0;1;1)" office:value-type="string" office:string-value="claustrophobic" calcext:value-type="string">
            <text:p>claustrophobic</text:p>
          </table:table-cell>
          <table:table-cell/>
          <table:table-cell table:formula="of:=LOWER([.C11])" office:value-type="string" office:string-value="claustrophobic" calcext:value-type="string">
            <text:p>claustrophobic</text:p>
          </table:table-cell>
          <table:table-cell/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2">
          <table:table-cell office:value-type="string" calcext:value-type="string">
            <text:p>cavernous</text:p>
          </table:table-cell>
          <table:table-cell/>
          <table:table-cell table:formula="of:=OFFSET([.$A$45];-ROW();0;1;1)" office:value-type="string" office:string-value="bizarre" calcext:value-type="string">
            <text:p>bizarre</text:p>
          </table:table-cell>
          <table:table-cell/>
          <table:table-cell table:formula="of:=LOWER([.C12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/>
          <table:table-cell table:formula="of:=OFFSET([.$A$45];-ROW();0;1;1)" office:value-type="string" office:string-value="gooey" calcext:value-type="string">
            <text:p>gooey</text:p>
          </table:table-cell>
          <table:table-cell/>
          <table:table-cell table:formula="of:=LOWER([.C13])" office:value-type="string" office:string-value="gooey" calcext:value-type="string">
            <text:p>gooey</text:p>
          </table:table-cell>
          <table:table-cell/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2">
          <table:table-cell office:value-type="string" calcext:value-type="string">
            <text:p>squiggles</text:p>
          </table:table-cell>
          <table:table-cell/>
          <table:table-cell table:formula="of:=OFFSET([.$A$45];-ROW();0;1;1)" office:value-type="string" office:string-value="globs" calcext:value-type="string">
            <text:p>globs</text:p>
          </table:table-cell>
          <table:table-cell/>
          <table:table-cell table:formula="of:=LOWER([.C14])" office:value-type="string" office:string-value="globs" calcext:value-type="string">
            <text:p>globs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2">
          <table:table-cell office:value-type="string" calcext:value-type="string">
            <text:p>uneven</text:p>
          </table:table-cell>
          <table:table-cell/>
          <table:table-cell table:formula="of:=OFFSET([.$A$45];-ROW();0;1;1)" office:value-type="string" office:string-value="glob" calcext:value-type="string">
            <text:p>glob</text:p>
          </table:table-cell>
          <table:table-cell/>
          <table:table-cell table:formula="of:=LOWER([.C15])" office:value-type="string" office:string-value="glob" calcext:value-type="string">
            <text:p>glob</text:p>
          </table:table-cell>
          <table:table-cell/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2">
          <table:table-cell office:value-type="string" calcext:value-type="string">
            <text:p>Herd mentality</text:p>
          </table:table-cell>
          <table:table-cell/>
          <table:table-cell table:formula="of:=OFFSET([.$A$45];-ROW();0;1;1)" office:value-type="string" office:string-value="burnished" calcext:value-type="string">
            <text:p>burnished</text:p>
          </table:table-cell>
          <table:table-cell/>
          <table:table-cell table:formula="of:=LOWER([.C16])" office:value-type="string" office:string-value="burnished" calcext:value-type="string">
            <text:p>burnished</text:p>
          </table:table-cell>
          <table:table-cell/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2">
          <table:table-cell office:value-type="string" calcext:value-type="string">
            <text:p>norm</text:p>
          </table:table-cell>
          <table:table-cell/>
          <table:table-cell table:formula="of:=OFFSET([.$A$45];-ROW();0;1;1)" office:value-type="string" office:string-value="burnish" calcext:value-type="string">
            <text:p>burnish</text:p>
          </table:table-cell>
          <table:table-cell/>
          <table:table-cell table:formula="of:=LOWER([.C17])" office:value-type="string" office:string-value="burnish" calcext:value-type="string">
            <text:p>burnish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string" calcext:value-type="string">
            <text:p>onrm</text:p>
          </table:table-cell>
          <table:table-cell/>
          <table:table-cell table:formula="of:=OFFSET([.$A$45];-ROW();0;1;1)" office:value-type="string" office:string-value="utter" calcext:value-type="string">
            <text:p>utter</text:p>
          </table:table-cell>
          <table:table-cell/>
          <table:table-cell table:formula="of:=LOWER([.C18])" office:value-type="string" office:string-value="utter" calcext:value-type="string">
            <text:p>utter</text:p>
          </table:table-cell>
          <table:table-cell/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2">
          <table:table-cell office:value-type="string" calcext:value-type="string">
            <text:p>diverge</text:p>
          </table:table-cell>
          <table:table-cell/>
          <table:table-cell table:formula="of:=OFFSET([.$A$45];-ROW();0;1;1)" office:value-type="string" office:string-value="bewilderment" calcext:value-type="string">
            <text:p>bewilderment</text:p>
          </table:table-cell>
          <table:table-cell/>
          <table:table-cell table:formula="of:=LOWER([.C19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2">
          <table:table-cell office:value-type="string" calcext:value-type="string">
            <text:p>diverging</text:p>
          </table:table-cell>
          <table:table-cell/>
          <table:table-cell table:formula="of:=OFFSET([.$A$45];-ROW();0;1;1)" office:value-type="string" office:string-value="dominated" calcext:value-type="string">
            <text:p>dominated</text:p>
          </table:table-cell>
          <table:table-cell/>
          <table:table-cell table:formula="of:=LOWER([.C20])" office:value-type="string" office:string-value="dominated" calcext:value-type="string">
            <text:p>dominated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2">
          <table:table-cell office:value-type="string" calcext:value-type="string">
            <text:p>unprompted</text:p>
          </table:table-cell>
          <table:table-cell/>
          <table:table-cell table:formula="of:=OFFSET([.$A$45];-ROW();0;1;1)" office:value-type="string" office:string-value="dominate" calcext:value-type="string">
            <text:p>dominate</text:p>
          </table:table-cell>
          <table:table-cell/>
          <table:table-cell table:formula="of:=LOWER([.C21])" office:value-type="string" office:string-value="dominate" calcext:value-type="string">
            <text:p>dominate</text:p>
          </table:table-cell>
          <table:table-cell/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OFFSET([.$A$45];-ROW();0;1;1)" office:value-type="string" office:string-value="multitude" calcext:value-type="string">
            <text:p>multitude</text:p>
          </table:table-cell>
          <table:table-cell/>
          <table:table-cell table:formula="of:=LOWER([.C22])" office:value-type="string" office:string-value="multitude" calcext:value-type="string">
            <text:p>multitude</text:p>
          </table:table-cell>
          <table:table-cell/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/>
          <table:table-cell table:formula="of:=OFFSET([.$A$45];-ROW();0;1;1)" office:value-type="string" office:string-value="timber" calcext:value-type="string">
            <text:p>timber</text:p>
          </table:table-cell>
          <table:table-cell/>
          <table:table-cell table:formula="of:=LOWER([.C23])" office:value-type="string" office:string-value="timber" calcext:value-type="string">
            <text:p>timber</text:p>
          </table:table-cell>
          <table:table-cell/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/>
          <table:table-cell table:formula="of:=OFFSET([.$A$45];-ROW();0;1;1)" office:value-type="string" office:string-value="unprompted" calcext:value-type="string">
            <text:p>unprompted</text:p>
          </table:table-cell>
          <table:table-cell/>
          <table:table-cell table:formula="of:=LOWER([.C24])" office:value-type="string" office:string-value="unprompted" calcext:value-type="string">
            <text:p>unprompted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/>
          <table:table-cell table:formula="of:=OFFSET([.$A$45];-ROW();0;1;1)" office:value-type="string" office:string-value="diverging" calcext:value-type="string">
            <text:p>diverging</text:p>
          </table:table-cell>
          <table:table-cell/>
          <table:table-cell table:formula="of:=LOWER([.C25])" office:value-type="string" office:string-value="diverging" calcext:value-type="string">
            <text:p>diverging</text:p>
          </table:table-cell>
          <table:table-cell/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2">
          <table:table-cell office:value-type="string" calcext:value-type="string">
            <text:p>bewilderment</text:p>
          </table:table-cell>
          <table:table-cell/>
          <table:table-cell table:formula="of:=OFFSET([.$A$45];-ROW();0;1;1)" office:value-type="string" office:string-value="diverge" calcext:value-type="string">
            <text:p>diverge</text:p>
          </table:table-cell>
          <table:table-cell/>
          <table:table-cell table:formula="of:=LOWER([.C26])" office:value-type="string" office:string-value="diverge" calcext:value-type="string">
            <text:p>diverge</text:p>
          </table:table-cell>
          <table:table-cell/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2">
          <table:table-cell office:value-type="string" calcext:value-type="string">
            <text:p>utter</text:p>
          </table:table-cell>
          <table:table-cell/>
          <table:table-cell table:formula="of:=OFFSET([.$A$45];-ROW();0;1;1)" office:value-type="string" office:string-value="onrm" calcext:value-type="string">
            <text:p>onrm</text:p>
          </table:table-cell>
          <table:table-cell/>
          <table:table-cell table:formula="of:=LOWER([.C27])" office:value-type="string" office:string-value="onrm" calcext:value-type="string">
            <text:p>onrm</text:p>
          </table:table-cell>
          <table:table-cell/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2">
          <table:table-cell office:value-type="string" calcext:value-type="string">
            <text:p>burnish</text:p>
          </table:table-cell>
          <table:table-cell/>
          <table:table-cell table:formula="of:=OFFSET([.$A$45];-ROW();0;1;1)" office:value-type="string" office:string-value="norm" calcext:value-type="string">
            <text:p>norm</text:p>
          </table:table-cell>
          <table:table-cell/>
          <table:table-cell table:formula="of:=LOWER([.C28])" office:value-type="string" office:string-value="norm" calcext:value-type="string">
            <text:p>norm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string" calcext:value-type="string">
            <text:p>burnished</text:p>
          </table:table-cell>
          <table:table-cell/>
          <table:table-cell table:formula="of:=OFFSET([.$A$45];-ROW();0;1;1)" office:value-type="string" office:string-value="Herd mentality" calcext:value-type="string">
            <text:p>Herd mentality</text:p>
          </table:table-cell>
          <table:table-cell/>
          <table:table-cell table:formula="of:=LOWER([.C29])" office:value-type="string" office:string-value="herd mentality" calcext:value-type="string">
            <text:p>herd mentality</text:p>
          </table:table-cell>
          <table:table-cell/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/>
          <table:table-cell table:formula="of:=OFFSET([.$A$45];-ROW();0;1;1)" office:value-type="string" office:string-value="uneven" calcext:value-type="string">
            <text:p>uneven</text:p>
          </table:table-cell>
          <table:table-cell/>
          <table:table-cell table:formula="of:=LOWER([.C30])" office:value-type="string" office:string-value="uneven" calcext:value-type="string">
            <text:p>uneven</text:p>
          </table:table-cell>
          <table:table-cell/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string" calcext:value-type="string">
            <text:p>globs</text:p>
          </table:table-cell>
          <table:table-cell/>
          <table:table-cell table:formula="of:=OFFSET([.$A$45];-ROW();0;1;1)" office:value-type="string" office:string-value="squiggles" calcext:value-type="string">
            <text:p>squiggles</text:p>
          </table:table-cell>
          <table:table-cell/>
          <table:table-cell table:formula="of:=LOWER([.C31])" office:value-type="string" office:string-value="squiggles" calcext:value-type="string">
            <text:p>squiggles</text:p>
          </table:table-cell>
          <table:table-cell/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2">
          <table:table-cell office:value-type="string" calcext:value-type="string">
            <text:p>gooey</text:p>
          </table:table-cell>
          <table:table-cell/>
          <table:table-cell table:formula="of:=OFFSET([.$A$45];-ROW();0;1;1)" office:value-type="string" office:string-value="squiggle" calcext:value-type="string">
            <text:p>squiggle</text:p>
          </table:table-cell>
          <table:table-cell/>
          <table:table-cell table:formula="of:=LOWER([.C32])" office:value-type="string" office:string-value="squiggle" calcext:value-type="string">
            <text:p>squiggle</text:p>
          </table:table-cell>
          <table:table-cell/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45];-ROW();0;1;1)" office:value-type="string" office:string-value="cavernous" calcext:value-type="string">
            <text:p>cavernous</text:p>
          </table:table-cell>
          <table:table-cell/>
          <table:table-cell table:formula="of:=LOWER([.C33])" office:value-type="string" office:string-value="cavernous" calcext:value-type="string">
            <text:p>caver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trophobic</text:p>
          </table:table-cell>
          <table:table-cell/>
          <table:table-cell table:formula="of:=OFFSET([.$A$45];-ROW();0;1;1)" office:value-type="string" office:string-value="hustling" calcext:value-type="string">
            <text:p>hustling</text:p>
          </table:table-cell>
          <table:table-cell/>
          <table:table-cell table:formula="of:=LOWER([.C34])" office:value-type="string" office:string-value="hustling" calcext:value-type="string">
            <text:p>hust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</text:p>
          </table:table-cell>
          <table:table-cell/>
          <table:table-cell table:formula="of:=OFFSET([.$A$45];-ROW();0;1;1)" office:value-type="string" office:string-value="straggling" calcext:value-type="string">
            <text:p>straggling</text:p>
          </table:table-cell>
          <table:table-cell/>
          <table:table-cell table:formula="of:=LOWER([.C35])" office:value-type="string" office:string-value="straggling" calcext:value-type="string">
            <text:p>stragg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'</text:p>
          </table:table-cell>
          <table:table-cell/>
          <table:table-cell table:formula="of:=OFFSET([.$A$45];-ROW();0;1;1)" office:value-type="string" office:string-value="herding" calcext:value-type="string">
            <text:p>herding</text:p>
          </table:table-cell>
          <table:table-cell/>
          <table:table-cell table:formula="of:=LOWER([.C36])" office:value-type="string" office:string-value="herding" calcext:value-type="string">
            <text:p>he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ieve</text:p>
          </table:table-cell>
          <table:table-cell/>
          <table:table-cell table:formula="of:=OFFSET([.$A$45];-ROW();0;1;1)" office:value-type="string" office:string-value="bins" calcext:value-type="string">
            <text:p>bins</text:p>
          </table:table-cell>
          <table:table-cell/>
          <table:table-cell table:formula="of:=LOWER([.C37])" office:value-type="string" office:string-value="bins" calcext:value-type="string">
            <text:p>b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</text:p>
          </table:table-cell>
          <table:table-cell/>
          <table:table-cell table:formula="of:=OFFSET([.$A$45];-ROW();0;1;1)" office:value-type="string" office:string-value="bin" calcext:value-type="string">
            <text:p>bin</text:p>
          </table:table-cell>
          <table:table-cell/>
          <table:table-cell table:formula="of:=LOWER([.C38])" office:value-type="string" office:string-value="bin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d</text:p>
          </table:table-cell>
          <table:table-cell/>
          <table:table-cell table:formula="of:=OFFSET([.$A$45];-ROW();0;1;1)" office:value-type="string" office:string-value="whitewashed" calcext:value-type="string">
            <text:p>whitewashed</text:p>
          </table:table-cell>
          <table:table-cell/>
          <table:table-cell table:formula="of:=LOWER([.C39])" office:value-type="string" office:string-value="whitewashed" calcext:value-type="string">
            <text:p>whitewa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sh</text:p>
          </table:table-cell>
          <table:table-cell/>
          <table:table-cell table:formula="of:=OFFSET([.$A$45];-ROW();0;1;1)" office:value-type="string" office:string-value="whitewash" calcext:value-type="string">
            <text:p>whitewash</text:p>
          </table:table-cell>
          <table:table-cell/>
          <table:table-cell table:formula="of:=LOWER([.C40])" office:value-type="string" office:string-value="whitewash" calcext:value-type="string">
            <text:p>whitew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h</text:p>
          </table:table-cell>
          <table:table-cell/>
          <table:table-cell table:formula="of:=OFFSET([.$A$45];-ROW();0;1;1)" office:value-type="string" office:string-value="flanked" calcext:value-type="string">
            <text:p>flanked</text:p>
          </table:table-cell>
          <table:table-cell/>
          <table:table-cell table:formula="of:=LOWER([.C41])" office:value-type="string" office:string-value="flanked" calcext:value-type="string">
            <text:p>flan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il</text:p>
          </table:table-cell>
          <table:table-cell/>
          <table:table-cell table:formula="of:=OFFSET([.$A$45];-ROW();0;1;1)" office:value-type="string" office:string-value="flank" calcext:value-type="string">
            <text:p>flank</text:p>
          </table:table-cell>
          <table:table-cell/>
          <table:table-cell table:formula="of:=LOWER([.C42])" office:value-type="string" office:string-value="flank" calcext:value-type="string">
            <text:p>f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</text:p>
          </table:table-cell>
          <table:table-cell/>
          <table:table-cell table:formula="of:=OFFSET([.$A$45];-ROW();0;1;1)" office:value-type="string" office:string-value="unfathomable" calcext:value-type="string">
            <text:p>unfathomable</text:p>
          </table:table-cell>
          <table:table-cell/>
          <table:table-cell table:formula="of:=LOWER([.C43])" office:value-type="string" office:string-value="unfathomable" calcext:value-type="string">
            <text:p>unfathom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st</text:p>
          </table:table-cell>
          <table:table-cell/>
          <table:table-cell table:formula="of:=OFFSET([.$A$45];-ROW();0;1;1)" office:value-type="string" office:string-value="ticker" calcext:value-type="string">
            <text:p>ticker</text:p>
          </table:table-cell>
          <table:table-cell/>
          <table:table-cell table:formula="of:=LOWER([.C44])" office:value-type="string" office:string-value="ticker" calcext:value-type="string">
            <text:p>ticker</text:p>
          </table:table-cell>
          <table:table-cell table:number-columns-repeated="3"/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pse</text:p>
          </table:table-cell>
          <table:table-cell/>
          <table:table-cell table:formula="of:=OFFSET([.$A$17];-ROW();0;1;1)" office:value-type="string" office:string-value="veer" calcext:value-type="string">
            <text:p>veer</text:p>
          </table:table-cell>
          <table:table-cell/>
          <table:table-cell table:formula="of:=LOWER([.C1])" office:value-type="string" office:string-value="veer" calcext:value-type="string">
            <text:p>veer</text:p>
          </table:table-cell>
          <table:table-cell/>
          <table:table-cell office:value-type="string" calcext:value-type="string">
            <text:p>veer</text:p>
          </table:table-cell>
          <table:table-cell office:value-type="string" calcext:value-type="string">
            <text:p>방향을 바꾸다</text:p>
          </table:table-cell>
        </table:table-row>
        <table:table-row table:style-name="ro1">
          <table:table-cell office:value-type="string" calcext:value-type="string">
            <text:p>parch</text:p>
          </table:table-cell>
          <table:table-cell/>
          <table:table-cell table:formula="of:=OFFSET([.$A$17];-ROW();0;1;1)" office:value-type="string" office:string-value="veil" calcext:value-type="string">
            <text:p>veil</text:p>
          </table:table-cell>
          <table:table-cell/>
          <table:table-cell table:formula="of:=LOWER([.C2])" office:value-type="string" office:string-value="veil" calcext:value-type="string">
            <text:p>veil</text:p>
          </table:table-cell>
          <table:table-cell/>
          <table:table-cell office:value-type="string" calcext:value-type="string">
            <text:p>veil</text:p>
          </table:table-cell>
          <table:table-cell office:value-type="string" calcext:value-type="string">
            <text:p>장막</text:p>
          </table:table-cell>
        </table:table-row>
        <table:table-row table:style-name="ro1">
          <table:table-cell office:value-type="string" calcext:value-type="string">
            <text:p>parche</text:p>
          </table:table-cell>
          <table:table-cell/>
          <table:table-cell table:formula="of:=OFFSET([.$A$17];-ROW();0;1;1)" office:value-type="string" office:string-value="blaze" calcext:value-type="string">
            <text:p>blaze</text:p>
          </table:table-cell>
          <table:table-cell/>
          <table:table-cell table:formula="of:=LOWER([.C3])" office:value-type="string" office:string-value="blaze" calcext:value-type="string">
            <text:p>blaze</text:p>
          </table:table-cell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밝게빛나다,확타오르다</text:p>
          </table:table-cell>
        </table:table-row>
        <table:table-row table:style-name="ro1">
          <table:table-cell office:value-type="string" calcext:value-type="string">
            <text:p>macabre</text:p>
          </table:table-cell>
          <table:table-cell/>
          <table:table-cell table:formula="of:=OFFSET([.$A$17];-ROW();0;1;1)" office:value-type="string" office:string-value="Apprehensive" calcext:value-type="string">
            <text:p>Apprehensive</text:p>
          </table:table-cell>
          <table:table-cell/>
          <table:table-cell table:formula="of:=LOWER([.C4])" office:value-type="string" office:string-value="apprehensive" calcext:value-type="string">
            <text:p>apprehensive</text:p>
          </table:table-cell>
          <table:table-cell/>
          <table:table-cell office:value-type="string" calcext:value-type="string">
            <text:p>apprehensive</text:p>
          </table:table-cell>
          <table:table-cell office:value-type="string" calcext:value-type="string">
            <text:p>염려되어서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/>
          <table:table-cell table:formula="of:=OFFSET([.$A$17];-ROW();0;1;1)" office:value-type="string" office:string-value="sprawle" calcext:value-type="string">
            <text:p>sprawle</text:p>
          </table:table-cell>
          <table:table-cell/>
          <table:table-cell table:formula="of:=LOWER([.C5])" office:value-type="string" office:string-value="sprawle" calcext:value-type="string">
            <text:p>sprawle</text:p>
          </table:table-cell>
          <table:table-cell/>
          <table:table-cell office:value-type="string" calcext:value-type="string">
            <text:p>sprawle</text:p>
          </table:table-cell>
          <table:table-cell/>
        </table:table-row>
        <table:table-row table:style-name="ro1">
          <table:table-cell office:value-type="string" calcext:value-type="string">
            <text:p>heave</text:p>
          </table:table-cell>
          <table:table-cell/>
          <table:table-cell table:formula="of:=OFFSET([.$A$17];-ROW();0;1;1)" office:value-type="string" office:string-value="sprawl" calcext:value-type="string">
            <text:p>sprawl</text:p>
          </table:table-cell>
          <table:table-cell/>
          <table:table-cell table:formula="of:=LOWER([.C6]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sprawl</text:p>
          </table:table-cell>
          <table:table-cell/>
        </table:table-row>
        <table:table-row table:style-name="ro1">
          <table:table-cell office:value-type="string" calcext:value-type="string">
            <text:p>desiccate</text:p>
          </table:table-cell>
          <table:table-cell/>
          <table:table-cell table:formula="of:=OFFSET([.$A$17];-ROW();0;1;1)" office:value-type="string" office:string-value="chechia" calcext:value-type="string">
            <text:p>chechia</text:p>
          </table:table-cell>
          <table:table-cell/>
          <table:table-cell table:formula="of:=LOWER([.C7])" office:value-type="string" office:string-value="chechia" calcext:value-type="string">
            <text:p>chechia</text:p>
          </table:table-cell>
          <table:table-cell/>
          <table:table-cell office:value-type="string" calcext:value-type="string">
            <text:p>chechia</text:p>
          </table:table-cell>
          <table:table-cell/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17];-ROW();0;1;1)" office:value-type="string" office:string-value="squat" calcext:value-type="string">
            <text:p>squat</text:p>
          </table:table-cell>
          <table:table-cell/>
          <table:table-cell table:formula="of:=LOWER([.C8]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squat</text:p>
          </table:table-cell>
          <table:table-cell/>
        </table:table-row>
        <table:table-row table:style-name="ro1">
          <table:table-cell office:value-type="string" calcext:value-type="string">
            <text:p>squat</text:p>
          </table:table-cell>
          <table:table-cell/>
          <table:table-cell table:formula="of:=OFFSET([.$A$17];-ROW();0;1;1)" office:value-type="string" office:string-value="nudge" calcext:value-type="string">
            <text:p>nudge</text:p>
          </table:table-cell>
          <table:table-cell/>
          <table:table-cell table:formula="of:=LOWER([.C9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nudge</text:p>
          </table:table-cell>
          <table:table-cell/>
        </table:table-row>
        <table:table-row table:style-name="ro1">
          <table:table-cell office:value-type="string" calcext:value-type="string">
            <text:p>chechia</text:p>
          </table:table-cell>
          <table:table-cell/>
          <table:table-cell table:formula="of:=OFFSET([.$A$17];-ROW();0;1;1)" office:value-type="string" office:string-value="desiccate" calcext:value-type="string">
            <text:p>desiccate</text:p>
          </table:table-cell>
          <table:table-cell/>
          <table:table-cell table:formula="of:=LOWER([.C10])" office:value-type="string" office:string-value="desiccate" calcext:value-type="string">
            <text:p>desiccate</text:p>
          </table:table-cell>
          <table:table-cell/>
          <table:table-cell office:value-type="string" calcext:value-type="string">
            <text:p>desiccate</text:p>
          </table:table-cell>
          <table:table-cell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7];-ROW();0;1;1)" office:value-type="string" office:string-value="heave" calcext:value-type="string">
            <text:p>heave</text:p>
          </table:table-cell>
          <table:table-cell/>
          <table:table-cell table:formula="of:=LOWER([.C11])" office:value-type="string" office:string-value="heave" calcext:value-type="string">
            <text:p>heave</text:p>
          </table:table-cell>
          <table:table-cell/>
          <table:table-cell office:value-type="string" calcext:value-type="string">
            <text:p>heave</text:p>
          </table:table-cell>
          <table:table-cell/>
        </table:table-row>
        <table:table-row table:style-name="ro1">
          <table:table-cell office:value-type="string" calcext:value-type="string">
            <text:p>sprawle</text:p>
          </table:table-cell>
          <table:table-cell/>
          <table:table-cell table:formula="of:=OFFSET([.$A$17];-ROW();0;1;1)" office:value-type="string" office:string-value="ridge" calcext:value-type="string">
            <text:p>ridge</text:p>
          </table:table-cell>
          <table:table-cell/>
          <table:table-cell table:formula="of:=LOWER([.C12])" office:value-type="string" office:string-value="ridge" calcext:value-type="string">
            <text:p>ridge</text:p>
          </table:table-cell>
          <table:table-cell/>
          <table:table-cell office:value-type="string" calcext:value-type="string">
            <text:p>ridge</text:p>
          </table:table-cell>
          <table:table-cell/>
        </table:table-row>
        <table:table-row table:style-name="ro1">
          <table:table-cell office:value-type="string" calcext:value-type="string">
            <text:p>Apprehensive</text:p>
          </table:table-cell>
          <table:table-cell/>
          <table:table-cell table:formula="of:=OFFSET([.$A$17];-ROW();0;1;1)" office:value-type="string" office:string-value="macabre" calcext:value-type="string">
            <text:p>macabre</text:p>
          </table:table-cell>
          <table:table-cell/>
          <table:table-cell table:formula="of:=LOWER([.C13])" office:value-type="string" office:string-value="macabre" calcext:value-type="string">
            <text:p>macabre</text:p>
          </table:table-cell>
          <table:table-cell/>
          <table:table-cell office:value-type="string" calcext:value-type="string">
            <text:p>macabre</text:p>
          </table:table-cell>
          <table:table-cell/>
        </table:table-row>
        <table:table-row table:style-name="ro1">
          <table:table-cell office:value-type="string" calcext:value-type="string">
            <text:p>blaze</text:p>
          </table:table-cell>
          <table:table-cell/>
          <table:table-cell table:formula="of:=OFFSET([.$A$17];-ROW();0;1;1)" office:value-type="string" office:string-value="parche" calcext:value-type="string">
            <text:p>parche</text:p>
          </table:table-cell>
          <table:table-cell/>
          <table:table-cell table:formula="of:=LOWER([.C14])" office:value-type="string" office:string-value="parche" calcext:value-type="string">
            <text:p>parche</text:p>
          </table:table-cell>
          <table:table-cell/>
          <table:table-cell office:value-type="string" calcext:value-type="string">
            <text:p>parche</text:p>
          </table:table-cell>
          <table:table-cell/>
        </table:table-row>
        <table:table-row table:style-name="ro1">
          <table:table-cell office:value-type="string" calcext:value-type="string">
            <text:p>veil</text:p>
          </table:table-cell>
          <table:table-cell/>
          <table:table-cell table:formula="of:=OFFSET([.$A$17];-ROW();0;1;1)" office:value-type="string" office:string-value="parch" calcext:value-type="string">
            <text:p>parch</text:p>
          </table:table-cell>
          <table:table-cell/>
          <table:table-cell table:formula="of:=LOWER([.C15])" office:value-type="string" office:string-value="parch" calcext:value-type="string">
            <text:p>parch</text:p>
          </table:table-cell>
          <table:table-cell/>
          <table:table-cell office:value-type="string" calcext:value-type="string">
            <text:p>parch</text:p>
          </table:table-cell>
          <table:table-cell/>
        </table:table-row>
        <table:table-row table:style-name="ro1">
          <table:table-cell office:value-type="string" calcext:value-type="string">
            <text:p>veer</text:p>
          </table:table-cell>
          <table:table-cell/>
          <table:table-cell table:formula="of:=OFFSET([.$A$17];-ROW();0;1;1)" office:value-type="string" office:string-value="corpse" calcext:value-type="string">
            <text:p>corpse</text:p>
          </table:table-cell>
          <table:table-cell/>
          <table:table-cell table:formula="of:=LOWER([.C16])" office:value-type="string" office:string-value="corpse" calcext:value-type="string">
            <text:p>corpse</text:p>
          </table:table-cell>
          <table:table-cell/>
          <table:table-cell office:value-type="string" calcext:value-type="string">
            <text:p>corpse</text:p>
          </table:table-cell>
          <table:table-cell/>
        </table:table-row>
        <table:table-row table:style-name="ro1" table:number-rows-repeated="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4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hang back</text:p>
          </table:table-cell>
          <table:table-cell/>
          <table:table-cell table:formula="of:=OFFSET([.$A$51];-ROW();0;1;1)" office:value-type="string" office:string-value="jostling" calcext:value-type="string">
            <text:p>jostling</text:p>
          </table:table-cell>
          <table:table-cell/>
          <table:table-cell table:formula="of:=LOWER([.C1])" office:value-type="string" office:string-value="jostling" calcext:value-type="string">
            <text:p>jostling</text:p>
          </table:table-cell>
          <table:table-cell/>
          <table:table-cell office:value-type="string" calcext:value-type="string">
            <text:p>jostling</text:p>
          </table:table-cell>
        </table:table-row>
        <table:table-row table:style-name="ro1">
          <table:table-cell office:value-type="string" calcext:value-type="string">
            <text:p>hung</text:p>
          </table:table-cell>
          <table:table-cell/>
          <table:table-cell table:formula="of:=OFFSET([.$A$51];-ROW();0;1;1)" office:value-type="string" office:string-value="jostle" calcext:value-type="string">
            <text:p>jostle</text:p>
          </table:table-cell>
          <table:table-cell/>
          <table:table-cell table:formula="of:=LOWER([.C2])" office:value-type="string" office:string-value="jostle" calcext:value-type="string">
            <text:p>jostle</text:p>
          </table:table-cell>
          <table:table-cell/>
          <table:table-cell office:value-type="string" calcext:value-type="string">
            <text:p>jostle</text:p>
          </table:table-cell>
        </table:table-row>
        <table:table-row table:style-name="ro1">
          <table:table-cell office:value-type="string" calcext:value-type="string">
            <text:p>hung back</text:p>
          </table:table-cell>
          <table:table-cell/>
          <table:table-cell table:formula="of:=OFFSET([.$A$51];-ROW();0;1;1)" office:value-type="string" office:string-value="cramped" calcext:value-type="string">
            <text:p>cramped</text:p>
          </table:table-cell>
          <table:table-cell/>
          <table:table-cell table:formula="of:=LOWER([.C3])" office:value-type="string" office:string-value="cramped" calcext:value-type="string">
            <text:p>cramped</text:p>
          </table:table-cell>
          <table:table-cell/>
          <table:table-cell office:value-type="string" calcext:value-type="string">
            <text:p>cramped</text:p>
          </table:table-cell>
        </table:table-row>
        <table:table-row table:style-name="ro1">
          <table:table-cell office:value-type="string" calcext:value-type="string">
            <text:p>throng</text:p>
          </table:table-cell>
          <table:table-cell/>
          <table:table-cell table:formula="of:=OFFSET([.$A$51];-ROW();0;1;1)" office:value-type="string" office:string-value="whereabouts" calcext:value-type="string">
            <text:p>whereabouts</text:p>
          </table:table-cell>
          <table:table-cell/>
          <table:table-cell table:formula="of:=LOWER([.C4])" office:value-type="string" office:string-value="whereabouts" calcext:value-type="string">
            <text:p>whereabouts</text:p>
          </table:table-cell>
          <table:table-cell/>
          <table:table-cell office:value-type="string" calcext:value-type="string">
            <text:p>whereabouts</text:p>
          </table:table-cell>
        </table:table-row>
        <table:table-row table:style-name="ro1">
          <table:table-cell office:value-type="string" calcext:value-type="string">
            <text:p>timed</text:p>
          </table:table-cell>
          <table:table-cell/>
          <table:table-cell table:formula="of:=OFFSET([.$A$51];-ROW();0;1;1)" office:value-type="string" office:string-value="dull roar" calcext:value-type="string">
            <text:p>dull roar</text:p>
          </table:table-cell>
          <table:table-cell/>
          <table:table-cell table:formula="of:=LOWER([.C5])" office:value-type="string" office:string-value="dull roar" calcext:value-type="string">
            <text:p>dull roar</text:p>
          </table:table-cell>
          <table:table-cell/>
          <table:table-cell office:value-type="string" calcext:value-type="string">
            <text:p>dull roar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51];-ROW();0;1;1)" office:value-type="string" office:string-value="roar" calcext:value-type="string">
            <text:p>roar</text:p>
          </table:table-cell>
          <table:table-cell/>
          <table:table-cell table:formula="of:=LOWER([.C6])" office:value-type="string" office:string-value="roar" calcext:value-type="string">
            <text:p>roar</text:p>
          </table:table-cell>
          <table:table-cell/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/>
          <table:table-cell table:formula="of:=OFFSET([.$A$51];-ROW();0;1;1)" office:value-type="string" office:string-value="stupefied" calcext:value-type="string">
            <text:p>stupefied</text:p>
          </table:table-cell>
          <table:table-cell/>
          <table:table-cell table:formula="of:=LOWER([.C7])" office:value-type="string" office:string-value="stupefied" calcext:value-type="string">
            <text:p>stupefied</text:p>
          </table:table-cell>
          <table:table-cell/>
          <table:table-cell office:value-type="string" calcext:value-type="string">
            <text:p>stupefied</text:p>
          </table:table-cell>
        </table:table-row>
        <table:table-row table:style-name="ro1">
          <table:table-cell office:value-type="string" calcext:value-type="string">
            <text:p>bedridden</text:p>
          </table:table-cell>
          <table:table-cell/>
          <table:table-cell table:formula="of:=OFFSET([.$A$51];-ROW();0;1;1)" office:value-type="string" office:string-value="stupefy" calcext:value-type="string">
            <text:p>stupefy</text:p>
          </table:table-cell>
          <table:table-cell/>
          <table:table-cell table:formula="of:=LOWER([.C8])" office:value-type="string" office:string-value="stupefy" calcext:value-type="string">
            <text:p>stupefy</text:p>
          </table:table-cell>
          <table:table-cell/>
          <table:table-cell office:value-type="string" calcext:value-type="string">
            <text:p>stupefy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/>
          <table:table-cell table:formula="of:=OFFSET([.$A$51];-ROW();0;1;1)" office:value-type="string" office:string-value="severing" calcext:value-type="string">
            <text:p>severing</text:p>
          </table:table-cell>
          <table:table-cell/>
          <table:table-cell table:formula="of:=LOWER([.C9])" office:value-type="string" office:string-value="severing" calcext:value-type="string">
            <text:p>severing</text:p>
          </table:table-cell>
          <table:table-cell/>
          <table:table-cell office:value-type="string" calcext:value-type="string">
            <text:p>severing</text:p>
          </table:table-cell>
        </table:table-row>
        <table:table-row table:style-name="ro1">
          <table:table-cell office:value-type="string" calcext:value-type="string">
            <text:p>preside</text:p>
          </table:table-cell>
          <table:table-cell/>
          <table:table-cell table:formula="of:=OFFSET([.$A$51];-ROW();0;1;1)" office:value-type="string" office:string-value="severe" calcext:value-type="string">
            <text:p>severe</text:p>
          </table:table-cell>
          <table:table-cell/>
          <table:table-cell table:formula="of:=LOWER([.C10])" office:value-type="string" office:string-value="severe" calcext:value-type="string">
            <text:p>severe</text:p>
          </table:table-cell>
          <table:table-cell/>
          <table:table-cell office:value-type="string" calcext:value-type="string">
            <text:p>severe</text:p>
          </table:table-cell>
        </table:table-row>
        <table:table-row table:style-name="ro1">
          <table:table-cell office:value-type="string" calcext:value-type="string">
            <text:p>reign</text:p>
          </table:table-cell>
          <table:table-cell/>
          <table:table-cell table:formula="of:=OFFSET([.$A$51];-ROW();0;1;1)" office:value-type="string" office:string-value="sever" calcext:value-type="string">
            <text:p>sever</text:p>
          </table:table-cell>
          <table:table-cell/>
          <table:table-cell table:formula="of:=LOWER([.C11])" office:value-type="string" office:string-value="sever" calcext:value-type="string">
            <text:p>sever</text:p>
          </table:table-cell>
          <table:table-cell/>
          <table:table-cell office:value-type="string" calcext:value-type="string">
            <text:p>sever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/>
          <table:table-cell table:formula="of:=OFFSET([.$A$51];-ROW();0;1;1)" office:value-type="string" office:string-value="willowy" calcext:value-type="string">
            <text:p>willowy</text:p>
          </table:table-cell>
          <table:table-cell/>
          <table:table-cell table:formula="of:=LOWER([.C12])" office:value-type="string" office:string-value="willowy" calcext:value-type="string">
            <text:p>willowy</text:p>
          </table:table-cell>
          <table:table-cell/>
          <table:table-cell office:value-type="string" calcext:value-type="string">
            <text:p>willowy</text:p>
          </table:table-cell>
        </table:table-row>
        <table:table-row table:style-name="ro1">
          <table:table-cell office:value-type="string" calcext:value-type="string">
            <text:p>religious conviction</text:p>
          </table:table-cell>
          <table:table-cell/>
          <table:table-cell table:formula="of:=OFFSET([.$A$51];-ROW();0;1;1)" office:value-type="string" office:string-value="formfitting" calcext:value-type="string">
            <text:p>formfitting</text:p>
          </table:table-cell>
          <table:table-cell/>
          <table:table-cell table:formula="of:=LOWER([.C13])" office:value-type="string" office:string-value="formfitting" calcext:value-type="string">
            <text:p>formfitting</text:p>
          </table:table-cell>
          <table:table-cell/>
          <table:table-cell office:value-type="string" calcext:value-type="string">
            <text:p>formfitting</text:p>
          </table:table-cell>
        </table:table-row>
        <table:table-row table:style-name="ro1">
          <table:table-cell office:value-type="string" calcext:value-type="string">
            <text:p>stalwart</text:p>
          </table:table-cell>
          <table:table-cell/>
          <table:table-cell table:formula="of:=OFFSET([.$A$51];-ROW();0;1;1)" office:value-type="string" office:string-value="portrait" calcext:value-type="string">
            <text:p>portrait</text:p>
          </table:table-cell>
          <table:table-cell/>
          <table:table-cell table:formula="of:=LOWER([.C14])" office:value-type="string" office:string-value="portrait" calcext:value-type="string">
            <text:p>portrait</text:p>
          </table:table-cell>
          <table:table-cell/>
          <table:table-cell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/>
          <table:table-cell table:formula="of:=OFFSET([.$A$51];-ROW();0;1;1)" office:value-type="string" office:string-value="poise" calcext:value-type="string">
            <text:p>poise</text:p>
          </table:table-cell>
          <table:table-cell/>
          <table:table-cell table:formula="of:=LOWER([.C15])" office:value-type="string" office:string-value="poise" calcext:value-type="string">
            <text:p>poise</text:p>
          </table:table-cell>
          <table:table-cell/>
          <table:table-cell office:value-type="string" calcext:value-type="string">
            <text:p>poise</text:p>
          </table:table-cell>
        </table:table-row>
        <table:table-row table:style-name="ro1">
          <table:table-cell office:value-type="string" calcext:value-type="string">
            <text:p>shone</text:p>
          </table:table-cell>
          <table:table-cell/>
          <table:table-cell table:formula="of:=OFFSET([.$A$51];-ROW();0;1;1)" office:value-type="string" office:string-value="portrait of poise" calcext:value-type="string">
            <text:p>portrait of poise</text:p>
          </table:table-cell>
          <table:table-cell/>
          <table:table-cell table:formula="of:=LOWER([.C16])" office:value-type="string" office:string-value="portrait of poise" calcext:value-type="string">
            <text:p>portrait of poise</text:p>
          </table:table-cell>
          <table:table-cell/>
          <table:table-cell office:value-type="string" calcext:value-type="string">
            <text:p>portrait of poise</text:p>
          </table:table-cell>
        </table:table-row>
        <table:table-row table:style-name="ro1">
          <table:table-cell office:value-type="string" calcext:value-type="string">
            <text:p>Spaniard</text:p>
          </table:table-cell>
          <table:table-cell/>
          <table:table-cell table:formula="of:=OFFSET([.$A$51];-ROW();0;1;1)" office:value-type="string" office:string-value="dissolved" calcext:value-type="string">
            <text:p>dissolved</text:p>
          </table:table-cell>
          <table:table-cell/>
          <table:table-cell table:formula="of:=LOWER([.C17])" office:value-type="string" office:string-value="dissolved" calcext:value-type="string">
            <text:p>dissolved</text:p>
          </table:table-cell>
          <table:table-cell/>
          <table:table-cell office:value-type="string" calcext:value-type="string">
            <text:p>dissolved</text:p>
          </table:table-cell>
        </table:table-row>
        <table:table-row table:style-name="ro1">
          <table:table-cell office:value-type="string" calcext:value-type="string">
            <text:p>Spaniards</text:p>
          </table:table-cell>
          <table:table-cell/>
          <table:table-cell table:formula="of:=OFFSET([.$A$51];-ROW();0;1;1)" office:value-type="string" office:string-value="dissolve" calcext:value-type="string">
            <text:p>dissolve</text:p>
          </table:table-cell>
          <table:table-cell/>
          <table:table-cell table:formula="of:=LOWER([.C18])" office:value-type="string" office:string-value="dissolve" calcext:value-type="string">
            <text:p>dissolve</text:p>
          </table:table-cell>
          <table:table-cell/>
          <table:table-cell office:value-type="string" calcext:value-type="string">
            <text:p>dissolve</text:p>
          </table:table-cell>
        </table:table-row>
        <table:table-row table:style-name="ro1">
          <table:table-cell office:value-type="string" calcext:value-type="string">
            <text:p>retain</text:p>
          </table:table-cell>
          <table:table-cell/>
          <table:table-cell table:formula="of:=OFFSET([.$A$51];-ROW();0;1;1)" office:value-type="string" office:string-value="buzzing" calcext:value-type="string">
            <text:p>buzzing</text:p>
          </table:table-cell>
          <table:table-cell/>
          <table:table-cell table:formula="of:=LOWER([.C19])" office:value-type="string" office:string-value="buzzing" calcext:value-type="string">
            <text:p>buzzing</text:p>
          </table:table-cell>
          <table:table-cell/>
          <table:table-cell office:value-type="string" calcext:value-type="string">
            <text:p>buzzing</text:p>
          </table:table-cell>
        </table:table-row>
        <table:table-row table:style-name="ro1">
          <table:table-cell office:value-type="string" calcext:value-type="string">
            <text:p>retained</text:p>
          </table:table-cell>
          <table:table-cell/>
          <table:table-cell table:formula="of:=OFFSET([.$A$51];-ROW();0;1;1)" office:value-type="string" office:string-value="patron" calcext:value-type="string">
            <text:p>patron</text:p>
          </table:table-cell>
          <table:table-cell/>
          <table:table-cell table:formula="of:=LOWER([.C20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</text:p>
          </table:table-cell>
        </table:table-row>
        <table:table-row table:style-name="ro1">
          <table:table-cell office:value-type="string" calcext:value-type="string">
            <text:p>monarch</text:p>
          </table:table-cell>
          <table:table-cell/>
          <table:table-cell table:formula="of:=OFFSET([.$A$51];-ROW();0;1;1)" office:value-type="string" office:string-value="murmur" calcext:value-type="string">
            <text:p>murmur</text:p>
          </table:table-cell>
          <table:table-cell/>
          <table:table-cell table:formula="of:=LOWER([.C2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</table:table-row>
        <table:table-row table:style-name="ro1">
          <table:table-cell office:value-type="string" calcext:value-type="string">
            <text:p>parliamentary</text:p>
          </table:table-cell>
          <table:table-cell/>
          <table:table-cell table:formula="of:=OFFSET([.$A$51];-ROW();0;1;1)" office:value-type="string" office:string-value="a matter of minutes" calcext:value-type="string">
            <text:p>a matter of minutes</text:p>
          </table:table-cell>
          <table:table-cell/>
          <table:table-cell table:formula="of:=LOWER([.C22])" office:value-type="string" office:string-value="a matter of minutes" calcext:value-type="string">
            <text:p>a matter of minutes</text:p>
          </table:table-cell>
          <table:table-cell/>
          <table:table-cell office:value-type="string" calcext:value-type="string">
            <text:p>a matter of minutes</text:p>
          </table:table-cell>
        </table:table-row>
        <table:table-row table:style-name="ro1">
          <table:table-cell office:value-type="string" calcext:value-type="string">
            <text:p>eschew</text:p>
          </table:table-cell>
          <table:table-cell/>
          <table:table-cell table:formula="of:=OFFSET([.$A$51];-ROW();0;1;1)" office:value-type="string" office:string-value="matter of minutes" calcext:value-type="string">
            <text:p>matter of minutes</text:p>
          </table:table-cell>
          <table:table-cell/>
          <table:table-cell table:formula="of:=LOWER([.C23])" office:value-type="string" office:string-value="matter of minutes" calcext:value-type="string">
            <text:p>matter of minutes</text:p>
          </table:table-cell>
          <table:table-cell/>
          <table:table-cell office:value-type="string" calcext:value-type="string">
            <text:p>matter of minutes</text:p>
          </table:table-cell>
        </table:table-row>
        <table:table-row table:style-name="ro1">
          <table:table-cell office:value-type="string" calcext:value-type="string">
            <text:p>staunch</text:p>
          </table:table-cell>
          <table:table-cell/>
          <table:table-cell table:formula="of:=OFFSET([.$A$51];-ROW();0;1;1)" office:value-type="string" office:string-value="mused" calcext:value-type="string">
            <text:p>mused</text:p>
          </table:table-cell>
          <table:table-cell/>
          <table:table-cell table:formula="of:=LOWER([.C24]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mused</text:p>
          </table:table-cell>
        </table:table-row>
        <table:table-row table:style-name="ro1">
          <table:table-cell office:value-type="string" calcext:value-type="string">
            <text:p>monogrammed</text:p>
          </table:table-cell>
          <table:table-cell/>
          <table:table-cell table:formula="of:=OFFSET([.$A$51];-ROW();0;1;1)" office:value-type="string" office:string-value="monogram" calcext:value-type="string">
            <text:p>monogram</text:p>
          </table:table-cell>
          <table:table-cell/>
          <table:table-cell table:formula="of:=LOWER([.C25])" office:value-type="string" office:string-value="monogram" calcext:value-type="string">
            <text:p>monogram</text:p>
          </table:table-cell>
          <table:table-cell/>
          <table:table-cell office:value-type="string" calcext:value-type="string">
            <text:p>monogram</text:p>
          </table:table-cell>
        </table:table-row>
        <table:table-row table:style-name="ro1">
          <table:table-cell office:value-type="string" calcext:value-type="string">
            <text:p>monogram</text:p>
          </table:table-cell>
          <table:table-cell/>
          <table:table-cell table:formula="of:=OFFSET([.$A$51];-ROW();0;1;1)" office:value-type="string" office:string-value="monogrammed" calcext:value-type="string">
            <text:p>monogrammed</text:p>
          </table:table-cell>
          <table:table-cell/>
          <table:table-cell table:formula="of:=LOWER([.C26])" office:value-type="string" office:string-value="monogrammed" calcext:value-type="string">
            <text:p>monogrammed</text:p>
          </table:table-cell>
          <table:table-cell/>
          <table:table-cell office:value-type="string" calcext:value-type="string">
            <text:p>monogrammed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51];-ROW();0;1;1)" office:value-type="string" office:string-value="staunch" calcext:value-type="string">
            <text:p>staunch</text:p>
          </table:table-cell>
          <table:table-cell/>
          <table:table-cell table:formula="of:=LOWER([.C27])" office:value-type="string" office:string-value="staunch" calcext:value-type="string">
            <text:p>staunch</text:p>
          </table:table-cell>
          <table:table-cell/>
          <table:table-cell office:value-type="string" calcext:value-type="string">
            <text:p>staunch</text:p>
          </table:table-cell>
        </table:table-row>
        <table:table-row table:style-name="ro1">
          <table:table-cell office:value-type="string" calcext:value-type="string">
            <text:p>matter of minutes</text:p>
          </table:table-cell>
          <table:table-cell/>
          <table:table-cell table:formula="of:=OFFSET([.$A$51];-ROW();0;1;1)" office:value-type="string" office:string-value="eschew" calcext:value-type="string">
            <text:p>eschew</text:p>
          </table:table-cell>
          <table:table-cell/>
          <table:table-cell table:formula="of:=LOWER([.C28])" office:value-type="string" office:string-value="eschew" calcext:value-type="string">
            <text:p>eschew</text:p>
          </table:table-cell>
          <table:table-cell/>
          <table:table-cell office:value-type="string" calcext:value-type="string">
            <text:p>eschew</text:p>
          </table:table-cell>
        </table:table-row>
        <table:table-row table:style-name="ro1">
          <table:table-cell office:value-type="string" calcext:value-type="string">
            <text:p>a matter of minutes</text:p>
          </table:table-cell>
          <table:table-cell/>
          <table:table-cell table:formula="of:=OFFSET([.$A$51];-ROW();0;1;1)" office:value-type="string" office:string-value="parliamentary" calcext:value-type="string">
            <text:p>parliamentary</text:p>
          </table:table-cell>
          <table:table-cell/>
          <table:table-cell table:formula="of:=LOWER([.C29])" office:value-type="string" office:string-value="parliamentary" calcext:value-type="string">
            <text:p>parliamentary</text:p>
          </table:table-cell>
          <table:table-cell/>
          <table:table-cell office:value-type="string" calcext:value-type="string">
            <text:p>parliamentary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1];-ROW();0;1;1)" office:value-type="string" office:string-value="monarch" calcext:value-type="string">
            <text:p>monarch</text:p>
          </table:table-cell>
          <table:table-cell/>
          <table:table-cell table:formula="of:=LOWER([.C30])" office:value-type="string" office:string-value="monarch" calcext:value-type="string">
            <text:p>monarch</text:p>
          </table:table-cell>
          <table:table-cell/>
          <table:table-cell office:value-type="string" calcext:value-type="string">
            <text:p>monarch</text:p>
          </table:table-cell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51];-ROW();0;1;1)" office:value-type="string" office:string-value="retained" calcext:value-type="string">
            <text:p>retained</text:p>
          </table:table-cell>
          <table:table-cell/>
          <table:table-cell table:formula="of:=LOWER([.C31])" office:value-type="string" office:string-value="retained" calcext:value-type="string">
            <text:p>retained</text:p>
          </table:table-cell>
          <table:table-cell/>
          <table:table-cell office:value-type="string" calcext:value-type="string">
            <text:p>retained</text:p>
          </table:table-cell>
        </table:table-row>
        <table:table-row table:style-name="ro1">
          <table:table-cell office:value-type="string" calcext:value-type="string">
            <text:p>buzzing</text:p>
          </table:table-cell>
          <table:table-cell/>
          <table:table-cell table:formula="of:=OFFSET([.$A$51];-ROW();0;1;1)" office:value-type="string" office:string-value="retain" calcext:value-type="string">
            <text:p>retain</text:p>
          </table:table-cell>
          <table:table-cell/>
          <table:table-cell table:formula="of:=LOWER([.C32])" office:value-type="string" office:string-value="retain" calcext:value-type="string">
            <text:p>retain</text:p>
          </table:table-cell>
          <table:table-cell/>
          <table:table-cell office:value-type="string" calcext:value-type="string">
            <text:p>retain</text:p>
          </table:table-cell>
        </table:table-row>
        <table:table-row table:style-name="ro1">
          <table:table-cell office:value-type="string" calcext:value-type="string">
            <text:p>dissolve</text:p>
          </table:table-cell>
          <table:table-cell/>
          <table:table-cell table:formula="of:=OFFSET([.$A$51];-ROW();0;1;1)" office:value-type="string" office:string-value="Spaniards" calcext:value-type="string">
            <text:p>Spaniards</text:p>
          </table:table-cell>
          <table:table-cell/>
          <table:table-cell table:formula="of:=LOWER([.C33])" office:value-type="string" office:string-value="spaniards" calcext:value-type="string">
            <text:p>spaniards</text:p>
          </table:table-cell>
          <table:table-cell/>
          <table:table-cell office:value-type="string" calcext:value-type="string">
            <text:p>spaniards</text:p>
          </table:table-cell>
        </table:table-row>
        <table:table-row table:style-name="ro1">
          <table:table-cell office:value-type="string" calcext:value-type="string">
            <text:p>dissolved</text:p>
          </table:table-cell>
          <table:table-cell/>
          <table:table-cell table:formula="of:=OFFSET([.$A$51];-ROW();0;1;1)" office:value-type="string" office:string-value="Spaniard" calcext:value-type="string">
            <text:p>Spaniard</text:p>
          </table:table-cell>
          <table:table-cell/>
          <table:table-cell table:formula="of:=LOWER([.C34])" office:value-type="string" office:string-value="spaniard" calcext:value-type="string">
            <text:p>spaniard</text:p>
          </table:table-cell>
          <table:table-cell/>
          <table:table-cell office:value-type="string" calcext:value-type="string">
            <text:p>spaniard</text:p>
          </table:table-cell>
        </table:table-row>
        <table:table-row table:style-name="ro1">
          <table:table-cell office:value-type="string" calcext:value-type="string">
            <text:p>portrait of poise</text:p>
          </table:table-cell>
          <table:table-cell/>
          <table:table-cell table:formula="of:=OFFSET([.$A$51];-ROW();0;1;1)" office:value-type="string" office:string-value="shone" calcext:value-type="string">
            <text:p>shone</text:p>
          </table:table-cell>
          <table:table-cell/>
          <table:table-cell table:formula="of:=LOWER([.C35])" office:value-type="string" office:string-value="shone" calcext:value-type="string">
            <text:p>shone</text:p>
          </table:table-cell>
          <table:table-cell/>
          <table:table-cell office:value-type="string" calcext:value-type="string">
            <text:p>shone</text:p>
          </table:table-cell>
        </table:table-row>
        <table:table-row table:style-name="ro1">
          <table:table-cell office:value-type="string" calcext:value-type="string">
            <text:p>poise</text:p>
          </table:table-cell>
          <table:table-cell/>
          <table:table-cell table:formula="of:=OFFSET([.$A$51];-ROW();0;1;1)" office:value-type="string" office:string-value="compass" calcext:value-type="string">
            <text:p>compass</text:p>
          </table:table-cell>
          <table:table-cell/>
          <table:table-cell table:formula="of:=LOWER([.C36])" office:value-type="string" office:string-value="compass" calcext:value-type="string">
            <text:p>compass</text:p>
          </table:table-cell>
          <table:table-cell/>
          <table:table-cell office:value-type="string" calcext:value-type="string">
            <text:p>compass</text:p>
          </table:table-cell>
        </table:table-row>
        <table:table-row table:style-name="ro1">
          <table:table-cell office:value-type="string" calcext:value-type="string">
            <text:p>portrait</text:p>
          </table:table-cell>
          <table:table-cell/>
          <table:table-cell table:formula="of:=OFFSET([.$A$51];-ROW();0;1;1)" office:value-type="string" office:string-value="stalwart" calcext:value-type="string">
            <text:p>stalwart</text:p>
          </table:table-cell>
          <table:table-cell/>
          <table:table-cell table:formula="of:=LOWER([.C37])" office:value-type="string" office:string-value="stalwart" calcext:value-type="string">
            <text:p>stalwart</text:p>
          </table:table-cell>
          <table:table-cell/>
          <table:table-cell office:value-type="string" calcext:value-type="string">
            <text:p>stalwart</text:p>
          </table:table-cell>
        </table:table-row>
        <table:table-row table:style-name="ro1">
          <table:table-cell office:value-type="string" calcext:value-type="string">
            <text:p>formfitting</text:p>
          </table:table-cell>
          <table:table-cell/>
          <table:table-cell table:formula="of:=OFFSET([.$A$51];-ROW();0;1;1)" office:value-type="string" office:string-value="religious conviction" calcext:value-type="string">
            <text:p>religious conviction</text:p>
          </table:table-cell>
          <table:table-cell/>
          <table:table-cell table:formula="of:=LOWER([.C38])" office:value-type="string" office:string-value="religious conviction" calcext:value-type="string">
            <text:p>religious conviction</text:p>
          </table:table-cell>
          <table:table-cell/>
          <table:table-cell office:value-type="string" calcext:value-type="string">
            <text:p>religious conviction</text:p>
          </table:table-cell>
        </table:table-row>
        <table:table-row table:style-name="ro1">
          <table:table-cell office:value-type="string" calcext:value-type="string">
            <text:p>willowy</text:p>
          </table:table-cell>
          <table:table-cell/>
          <table:table-cell table:formula="of:=OFFSET([.$A$51];-ROW();0;1;1)" office:value-type="string" office:string-value="conviction" calcext:value-type="string">
            <text:p>conviction</text:p>
          </table:table-cell>
          <table:table-cell/>
          <table:table-cell table:formula="of:=LOWER([.C39])" office:value-type="string" office:string-value="conviction" calcext:value-type="string">
            <text:p>conviction</text:p>
          </table:table-cell>
          <table:table-cell/>
          <table:table-cell office:value-type="string" calcext:value-type="string">
            <text:p>conviction</text:p>
          </table:table-cell>
        </table:table-row>
        <table:table-row table:style-name="ro1">
          <table:table-cell office:value-type="string" calcext:value-type="string">
            <text:p>sever</text:p>
          </table:table-cell>
          <table:table-cell/>
          <table:table-cell table:formula="of:=OFFSET([.$A$51];-ROW();0;1;1)" office:value-type="string" office:string-value="reign" calcext:value-type="string">
            <text:p>reign</text:p>
          </table:table-cell>
          <table:table-cell/>
          <table:table-cell table:formula="of:=LOWER([.C40])" office:value-type="string" office:string-value="reign" calcext:value-type="string">
            <text:p>reign</text:p>
          </table:table-cell>
          <table:table-cell/>
          <table:table-cell office:value-type="string" calcext:value-type="string">
            <text:p>reign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/>
          <table:table-cell table:formula="of:=OFFSET([.$A$51];-ROW();0;1;1)" office:value-type="string" office:string-value="preside" calcext:value-type="string">
            <text:p>preside</text:p>
          </table:table-cell>
          <table:table-cell/>
          <table:table-cell table:formula="of:=LOWER([.C41])" office:value-type="string" office:string-value="preside" calcext:value-type="string">
            <text:p>preside</text:p>
          </table:table-cell>
          <table:table-cell/>
          <table:table-cell office:value-type="string" calcext:value-type="string">
            <text:p>preside</text:p>
          </table:table-cell>
        </table:table-row>
        <table:table-row table:style-name="ro1">
          <table:table-cell office:value-type="string" calcext:value-type="string">
            <text:p>severing</text:p>
          </table:table-cell>
          <table:table-cell/>
          <table:table-cell table:formula="of:=OFFSET([.$A$51];-ROW();0;1;1)" office:value-type="string" office:string-value="devout" calcext:value-type="string">
            <text:p>devout</text:p>
          </table:table-cell>
          <table:table-cell/>
          <table:table-cell table:formula="of:=LOWER([.C42]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devout</text:p>
          </table:table-cell>
        </table:table-row>
        <table:table-row table:style-name="ro1">
          <table:table-cell office:value-type="string" calcext:value-type="string">
            <text:p>stupefy</text:p>
          </table:table-cell>
          <table:table-cell/>
          <table:table-cell table:formula="of:=OFFSET([.$A$51];-ROW();0;1;1)" office:value-type="string" office:string-value="bedridden" calcext:value-type="string">
            <text:p>bedridden</text:p>
          </table:table-cell>
          <table:table-cell/>
          <table:table-cell table:formula="of:=LOWER([.C43])" office:value-type="string" office:string-value="bedridden" calcext:value-type="string">
            <text:p>bedridden</text:p>
          </table:table-cell>
          <table:table-cell/>
          <table:table-cell office:value-type="string" calcext:value-type="string">
            <text:p>bedridden</text:p>
          </table:table-cell>
        </table:table-row>
        <table:table-row table:style-name="ro1">
          <table:table-cell office:value-type="string" calcext:value-type="string">
            <text:p>stupefied</text:p>
          </table:table-cell>
          <table:table-cell/>
          <table:table-cell table:formula="of:=OFFSET([.$A$51];-ROW();0;1;1)" office:value-type="string" office:string-value="quantity" calcext:value-type="string">
            <text:p>quantity</text:p>
          </table:table-cell>
          <table:table-cell/>
          <table:table-cell table:formula="of:=LOWER([.C44])" office:value-type="string" office:string-value="quantity" calcext:value-type="string">
            <text:p>quantity</text:p>
          </table:table-cell>
          <table:table-cell/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roar</text:p>
          </table:table-cell>
          <table:table-cell/>
          <table:table-cell table:formula="of:=OFFSET([.$A$51];-ROW();0;1;1)" office:value-type="string" office:string-value="amiable" calcext:value-type="string">
            <text:p>amiable</text:p>
          </table:table-cell>
          <table:table-cell/>
          <table:table-cell table:formula="of:=LOWER([.C45]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amiable</text:p>
          </table:table-cell>
        </table:table-row>
        <table:table-row table:style-name="ro1">
          <table:table-cell office:value-type="string" calcext:value-type="string">
            <text:p>dull roar</text:p>
          </table:table-cell>
          <table:table-cell/>
          <table:table-cell table:formula="of:=OFFSET([.$A$51];-ROW();0;1;1)" office:value-type="string" office:string-value="timed" calcext:value-type="string">
            <text:p>timed</text:p>
          </table:table-cell>
          <table:table-cell/>
          <table:table-cell table:formula="of:=LOWER([.C46])" office:value-type="string" office:string-value="timed" calcext:value-type="string">
            <text:p>timed</text:p>
          </table:table-cell>
          <table:table-cell/>
          <table:table-cell office:value-type="string" calcext:value-type="string">
            <text:p>timed</text:p>
          </table:table-cell>
        </table:table-row>
        <table:table-row table:style-name="ro1">
          <table:table-cell office:value-type="string" calcext:value-type="string">
            <text:p>whereabouts</text:p>
          </table:table-cell>
          <table:table-cell/>
          <table:table-cell table:formula="of:=OFFSET([.$A$51];-ROW();0;1;1)" office:value-type="string" office:string-value="throng" calcext:value-type="string">
            <text:p>throng</text:p>
          </table:table-cell>
          <table:table-cell/>
          <table:table-cell table:formula="of:=LOWER([.C47])" office:value-type="string" office:string-value="throng" calcext:value-type="string">
            <text:p>throng</text:p>
          </table:table-cell>
          <table:table-cell/>
          <table:table-cell office:value-type="string" calcext:value-type="string">
            <text:p>throng</text:p>
          </table:table-cell>
        </table:table-row>
        <table:table-row table:style-name="ro1">
          <table:table-cell office:value-type="string" calcext:value-type="string">
            <text:p>cramped</text:p>
          </table:table-cell>
          <table:table-cell/>
          <table:table-cell table:formula="of:=OFFSET([.$A$51];-ROW();0;1;1)" office:value-type="string" office:string-value="hung back" calcext:value-type="string">
            <text:p>hung back</text:p>
          </table:table-cell>
          <table:table-cell/>
          <table:table-cell table:formula="of:=LOWER([.C48])" office:value-type="string" office:string-value="hung back" calcext:value-type="string">
            <text:p>hung back</text:p>
          </table:table-cell>
          <table:table-cell/>
          <table:table-cell office:value-type="string" calcext:value-type="string">
            <text:p>hung back</text:p>
          </table:table-cell>
        </table:table-row>
        <table:table-row table:style-name="ro1">
          <table:table-cell office:value-type="string" calcext:value-type="string">
            <text:p>jostle</text:p>
          </table:table-cell>
          <table:table-cell/>
          <table:table-cell table:formula="of:=OFFSET([.$A$51];-ROW();0;1;1)" office:value-type="string" office:string-value="hung" calcext:value-type="string">
            <text:p>hung</text:p>
          </table:table-cell>
          <table:table-cell/>
          <table:table-cell table:formula="of:=LOWER([.C49])" office:value-type="string" office:string-value="hung" calcext:value-type="string">
            <text:p>hung</text:p>
          </table:table-cell>
          <table:table-cell/>
          <table:table-cell office:value-type="string" calcext:value-type="string">
            <text:p>hung</text:p>
          </table:table-cell>
        </table:table-row>
        <table:table-row table:style-name="ro1">
          <table:table-cell office:value-type="string" calcext:value-type="string">
            <text:p>jostling</text:p>
          </table:table-cell>
          <table:table-cell/>
          <table:table-cell table:formula="of:=OFFSET([.$A$51];-ROW();0;1;1)" office:value-type="string" office:string-value="hang back" calcext:value-type="string">
            <text:p>hang back</text:p>
          </table:table-cell>
          <table:table-cell/>
          <table:table-cell table:formula="of:=LOWER([.C50])" office:value-type="string" office:string-value="hang back" calcext:value-type="string">
            <text:p>hang back</text:p>
          </table:table-cell>
          <table:table-cell/>
          <table:table-cell office:value-type="string" calcext:value-type="string">
            <text:p>hang back</text:p>
          </table:table-cell>
        </table:table-row>
        <table:table-row table:style-name="ro1" table:number-rows-repeated="3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15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ranslucent</text:p>
          </table:table-cell>
          <table:table-cell/>
          <table:table-cell table:formula="of:=OFFSET([.$A$44];-ROW();0;1;1)" office:value-type="string" office:string-value="FASHIONED" calcext:value-type="string">
            <text:p>FASHIONED</text:p>
          </table:table-cell>
          <table:table-cell/>
          <table:table-cell table:formula="of:=LOWER([.C1])" office:value-type="string" office:string-value="fashioned" calcext:value-type="string">
            <text:p>fashioned</text:p>
          </table:table-cell>
          <table:table-cell/>
          <table:table-cell office:value-type="string" calcext:value-type="string">
            <text:p>fashioned</text:p>
          </table:table-cell>
        </table:table-row>
        <table:table-row table:style-name="ro1">
          <table:table-cell office:value-type="string" calcext:value-type="string">
            <text:p>unison</text:p>
          </table:table-cell>
          <table:table-cell/>
          <table:table-cell table:formula="of:=OFFSET([.$A$44];-ROW();0;1;1)" office:value-type="string" office:string-value="stepped" calcext:value-type="string">
            <text:p>stepped</text:p>
          </table:table-cell>
          <table:table-cell/>
          <table:table-cell table:formula="of:=LOWER([.C2])" office:value-type="string" office:string-value="stepped" calcext:value-type="string">
            <text:p>stepped</text:p>
          </table:table-cell>
          <table:table-cell/>
          <table:table-cell office:value-type="string" calcext:value-type="string">
            <text:p>stepped</text:p>
          </table:table-cell>
        </table:table-row>
        <table:table-row table:style-name="ro1">
          <table:table-cell office:value-type="string" calcext:value-type="string">
            <text:p>seam</text:p>
          </table:table-cell>
          <table:table-cell/>
          <table:table-cell table:formula="of:=OFFSET([.$A$44];-ROW();0;1;1)" office:value-type="string" office:string-value="step out" calcext:value-type="string">
            <text:p>step out</text:p>
          </table:table-cell>
          <table:table-cell/>
          <table:table-cell table:formula="of:=LOWER([.C3])" office:value-type="string" office:string-value="step out" calcext:value-type="string">
            <text:p>step out</text:p>
          </table:table-cell>
          <table:table-cell/>
          <table:table-cell office:value-type="string" calcext:value-type="string">
            <text:p>step out</text:p>
          </table:table-cell>
        </table:table-row>
        <table:table-row table:style-name="ro1">
          <table:table-cell office:value-type="string" calcext:value-type="string">
            <text:p>staggering</text:p>
          </table:table-cell>
          <table:table-cell/>
          <table:table-cell table:formula="of:=OFFSET([.$A$44];-ROW();0;1;1)" office:value-type="string" office:string-value="patent-leather" calcext:value-type="string">
            <text:p>patent-leather</text:p>
          </table:table-cell>
          <table:table-cell/>
          <table:table-cell table:formula="of:=LOWER([.C4])" office:value-type="string" office:string-value="patent-leather" calcext:value-type="string">
            <text:p>patent-leather</text:p>
          </table:table-cell>
          <table:table-cell/>
          <table:table-cell office:value-type="string" calcext:value-type="string">
            <text:p>patent-leather</text:p>
          </table:table-cell>
        </table:table-row>
        <table:table-row table:style-name="ro1">
          <table:table-cell office:value-type="string" calcext:value-type="string">
            <text:p>staggeringly</text:p>
          </table:table-cell>
          <table:table-cell/>
          <table:table-cell table:formula="of:=OFFSET([.$A$44];-ROW();0;1;1)" office:value-type="string" office:string-value="patent" calcext:value-type="string">
            <text:p>patent</text:p>
          </table:table-cell>
          <table:table-cell/>
          <table:table-cell table:formula="of:=LOWER([.C5])" office:value-type="string" office:string-value="patent" calcext:value-type="string">
            <text:p>patent</text:p>
          </table:table-cell>
          <table:table-cell/>
          <table:table-cell office:value-type="string" calcext:value-type="string">
            <text:p>patent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/>
          <table:table-cell table:formula="of:=OFFSET([.$A$44];-ROW();0;1;1)" office:value-type="string" office:string-value="stocking" calcext:value-type="string">
            <text:p>stocking</text:p>
          </table:table-cell>
          <table:table-cell/>
          <table:table-cell table:formula="of:=LOWER([.C6])" office:value-type="string" office:string-value="stocking" calcext:value-type="string">
            <text:p>stocking</text:p>
          </table:table-cell>
          <table:table-cell/>
          <table:table-cell office:value-type="string" calcext:value-type="string">
            <text:p>stocking</text:p>
          </table:table-cell>
        </table:table-row>
        <table:table-row table:style-name="ro1">
          <table:table-cell office:value-type="string" calcext:value-type="string">
            <text:p>fooled</text:p>
          </table:table-cell>
          <table:table-cell/>
          <table:table-cell table:formula="of:=OFFSET([.$A$44];-ROW();0;1;1)" office:value-type="string" office:string-value="stock" calcext:value-type="string">
            <text:p>stock</text:p>
          </table:table-cell>
          <table:table-cell/>
          <table:table-cell table:formula="of:=LOWER([.C7])" office:value-type="string" office:string-value="stock" calcext:value-type="string">
            <text:p>stock</text:p>
          </table:table-cell>
          <table:table-cell/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meadow</text:p>
          </table:table-cell>
          <table:table-cell/>
          <table:table-cell table:formula="of:=OFFSET([.$A$44];-ROW();0;1;1)" office:value-type="string" office:string-value="appreciative" calcext:value-type="string">
            <text:p>appreciative</text:p>
          </table:table-cell>
          <table:table-cell/>
          <table:table-cell table:formula="of:=LOWER([.C8])" office:value-type="string" office:string-value="appreciative" calcext:value-type="string">
            <text:p>appreciative</text:p>
          </table:table-cell>
          <table:table-cell/>
          <table:table-cell office:value-type="string" calcext:value-type="string">
            <text:p>appreciative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/>
          <table:table-cell table:formula="of:=OFFSET([.$A$44];-ROW();0;1;1)" office:value-type="string" office:string-value="forced to stop in his tracks" calcext:value-type="string">
            <text:p>forced to stop in his tracks</text:p>
          </table:table-cell>
          <table:table-cell/>
          <table:table-cell table:formula="of:=LOWER([.C9])" office:value-type="string" office:string-value="forced to stop in his tracks" calcext:value-type="string">
            <text:p>forced to stop in his tracks</text:p>
          </table:table-cell>
          <table:table-cell/>
          <table:table-cell office:value-type="string" calcext:value-type="string">
            <text:p>forced to stop in his tracks</text:p>
          </table:table-cell>
        </table:table-row>
        <table:table-row table:style-name="ro1">
          <table:table-cell office:value-type="string" calcext:value-type="string">
            <text:p>nebulous</text:p>
          </table:table-cell>
          <table:table-cell/>
          <table:table-cell table:formula="of:=OFFSET([.$A$44];-ROW();0;1;1)" office:value-type="string" office:string-value="tracks" calcext:value-type="string">
            <text:p>tracks</text:p>
          </table:table-cell>
          <table:table-cell/>
          <table:table-cell table:formula="of:=LOWER([.C10])" office:value-type="string" office:string-value="tracks" calcext:value-type="string">
            <text:p>tracks</text:p>
          </table:table-cell>
          <table:table-cell/>
          <table:table-cell office:value-type="string" calcext:value-type="string">
            <text:p>tracks</text:p>
          </table:table-cell>
        </table:table-row>
        <table:table-row table:style-name="ro1">
          <table:table-cell office:value-type="string" calcext:value-type="string">
            <text:p>scud</text:p>
          </table:table-cell>
          <table:table-cell/>
          <table:table-cell table:formula="of:=OFFSET([.$A$44];-ROW();0;1;1)" office:value-type="string" office:string-value="Crickets" calcext:value-type="string">
            <text:p>Crickets</text:p>
          </table:table-cell>
          <table:table-cell/>
          <table:table-cell table:formula="of:=LOWER([.C11])" office:value-type="string" office:string-value="crickets" calcext:value-type="string">
            <text:p>crickets</text:p>
          </table:table-cell>
          <table:table-cell/>
          <table:table-cell office:value-type="string" calcext:value-type="string">
            <text:p>crickets</text:p>
          </table:table-cell>
        </table:table-row>
        <table:table-row table:style-name="ro1">
          <table:table-cell office:value-type="string" calcext:value-type="string">
            <text:p>scudding</text:p>
          </table:table-cell>
          <table:table-cell/>
          <table:table-cell table:formula="of:=OFFSET([.$A$44];-ROW();0;1;1)" office:value-type="string" office:string-value="Cricket" calcext:value-type="string">
            <text:p>Cricket</text:p>
          </table:table-cell>
          <table:table-cell/>
          <table:table-cell table:formula="of:=LOWER([.C12])" office:value-type="string" office:string-value="cricket" calcext:value-type="string">
            <text:p>cricket</text:p>
          </table:table-cell>
          <table:table-cell/>
          <table:table-cell office:value-type="string" calcext:value-type="string">
            <text:p>cricket</text:p>
          </table:table-cell>
        </table:table-row>
        <table:table-row table:style-name="ro1">
          <table:table-cell office:value-type="string" calcext:value-type="string">
            <text:p>impeccable</text:p>
          </table:table-cell>
          <table:table-cell/>
          <table:table-cell table:formula="of:=OFFSET([.$A$44];-ROW();0;1;1)" office:value-type="string" office:string-value="chirp" calcext:value-type="string">
            <text:p>chirp</text:p>
          </table:table-cell>
          <table:table-cell/>
          <table:table-cell table:formula="of:=LOWER([.C13])" office:value-type="string" office:string-value="chirp" calcext:value-type="string">
            <text:p>chirp</text:p>
          </table:table-cell>
          <table:table-cell/>
          <table:table-cell office:value-type="string" calcext:value-type="string">
            <text:p>chirp</text:p>
          </table:table-cell>
        </table:table-row>
        <table:table-row table:style-name="ro1">
          <table:table-cell office:value-type="string" calcext:value-type="string">
            <text:p>rustle</text:p>
          </table:table-cell>
          <table:table-cell/>
          <table:table-cell table:formula="of:=OFFSET([.$A$44];-ROW();0;1;1)" office:value-type="string" office:string-value="caressed" calcext:value-type="string">
            <text:p>caressed</text:p>
          </table:table-cell>
          <table:table-cell/>
          <table:table-cell table:formula="of:=LOWER([.C14])" office:value-type="string" office:string-value="caressed" calcext:value-type="string">
            <text:p>caressed</text:p>
          </table:table-cell>
          <table:table-cell/>
          <table:table-cell office:value-type="string" calcext:value-type="string">
            <text:p>caressed</text:p>
          </table:table-cell>
        </table:table-row>
        <table:table-row table:style-name="ro1">
          <table:table-cell office:value-type="string" calcext:value-type="string">
            <text:p>cattail</text:p>
          </table:table-cell>
          <table:table-cell/>
          <table:table-cell table:formula="of:=OFFSET([.$A$44];-ROW();0;1;1)" office:value-type="string" office:string-value="caress" calcext:value-type="string">
            <text:p>caress</text:p>
          </table:table-cell>
          <table:table-cell/>
          <table:table-cell table:formula="of:=LOWER([.C15])" office:value-type="string" office:string-value="caress" calcext:value-type="string">
            <text:p>caress</text:p>
          </table:table-cell>
          <table:table-cell/>
          <table:table-cell office:value-type="string" calcext:value-type="string">
            <text:p>caress</text:p>
          </table:table-cell>
        </table:table-row>
        <table:table-row table:style-name="ro1">
          <table:table-cell office:value-type="string" calcext:value-type="string">
            <text:p>fescue</text:p>
          </table:table-cell>
          <table:table-cell/>
          <table:table-cell table:formula="of:=OFFSET([.$A$44];-ROW();0;1;1)" office:value-type="string" office:string-value="wafting" calcext:value-type="string">
            <text:p>wafting</text:p>
          </table:table-cell>
          <table:table-cell/>
          <table:table-cell table:formula="of:=LOWER([.C16])" office:value-type="string" office:string-value="wafting" calcext:value-type="string">
            <text:p>wafting</text:p>
          </table:table-cell>
          <table:table-cell/>
          <table:table-cell office:value-type="string" calcext:value-type="string">
            <text:p>wafting</text:p>
          </table:table-cell>
        </table:table-row>
        <table:table-row table:style-name="ro1">
          <table:table-cell office:value-type="string" calcext:value-type="string">
            <text:p>manicure</text:p>
          </table:table-cell>
          <table:table-cell/>
          <table:table-cell table:formula="of:=OFFSET([.$A$44];-ROW();0;1;1)" office:value-type="string" office:string-value="waft" calcext:value-type="string">
            <text:p>waft</text:p>
          </table:table-cell>
          <table:table-cell/>
          <table:table-cell table:formula="of:=LOWER([.C17])" office:value-type="string" office:string-value="waft" calcext:value-type="string">
            <text:p>waft</text:p>
          </table:table-cell>
          <table:table-cell/>
          <table:table-cell office:value-type="string" calcext:value-type="string">
            <text:p>waft</text:p>
          </table:table-cell>
        </table:table-row>
        <table:table-row table:style-name="ro1">
          <table:table-cell office:value-type="string" calcext:value-type="string">
            <text:p>manicured</text:p>
          </table:table-cell>
          <table:table-cell/>
          <table:table-cell table:formula="of:=OFFSET([.$A$44];-ROW();0;1;1)" office:value-type="string" office:string-value="earthy" calcext:value-type="string">
            <text:p>earthy</text:p>
          </table:table-cell>
          <table:table-cell/>
          <table:table-cell table:formula="of:=LOWER([.C18])" office:value-type="string" office:string-value="earthy" calcext:value-type="string">
            <text:p>earthy</text:p>
          </table:table-cell>
          <table:table-cell/>
          <table:table-cell office:value-type="string" calcext:value-type="string">
            <text:p>earthy</text:p>
          </table:table-cell>
        </table:table-row>
        <table:table-row table:style-name="ro1">
          <table:table-cell office:value-type="string" calcext:value-type="string">
            <text:p>flabbergast</text:p>
          </table:table-cell>
          <table:table-cell/>
          <table:table-cell table:formula="of:=OFFSET([.$A$44];-ROW();0;1;1)" office:value-type="string" office:string-value="padded out" calcext:value-type="string">
            <text:p>padded out</text:p>
          </table:table-cell>
          <table:table-cell/>
          <table:table-cell table:formula="of:=LOWER([.C19])" office:value-type="string" office:string-value="padded out" calcext:value-type="string">
            <text:p>padded out</text:p>
          </table:table-cell>
          <table:table-cell/>
          <table:table-cell office:value-type="string" calcext:value-type="string">
            <text:p>padded out</text:p>
          </table:table-cell>
        </table:table-row>
        <table:table-row table:style-name="ro1">
          <table:table-cell office:value-type="string" calcext:value-type="string">
            <text:p>flabbergasted</text:p>
          </table:table-cell>
          <table:table-cell/>
          <table:table-cell table:formula="of:=OFFSET([.$A$44];-ROW();0;1;1)" office:value-type="string" office:string-value="padd out" calcext:value-type="string">
            <text:p>padd out</text:p>
          </table:table-cell>
          <table:table-cell/>
          <table:table-cell table:formula="of:=LOWER([.C20])" office:value-type="string" office:string-value="padd out" calcext:value-type="string">
            <text:p>padd out</text:p>
          </table:table-cell>
          <table:table-cell/>
          <table:table-cell office:value-type="string" calcext:value-type="string">
            <text:p>padd out</text:p>
          </table:table-cell>
        </table:table-row>
        <table:table-row table:style-name="ro1">
          <table:table-cell office:value-type="string" calcext:value-type="string">
            <text:p>pad</text:p>
          </table:table-cell>
          <table:table-cell/>
          <table:table-cell table:formula="of:=OFFSET([.$A$44];-ROW();0;1;1)" office:value-type="string" office:string-value="padd" calcext:value-type="string">
            <text:p>padd</text:p>
          </table:table-cell>
          <table:table-cell/>
          <table:table-cell table:formula="of:=LOWER([.C21])" office:value-type="string" office:string-value="padd" calcext:value-type="string">
            <text:p>padd</text:p>
          </table:table-cell>
          <table:table-cell/>
          <table:table-cell office:value-type="string" calcext:value-type="string">
            <text:p>padd</text:p>
          </table:table-cell>
        </table:table-row>
        <table:table-row table:style-name="ro1">
          <table:table-cell office:value-type="string" calcext:value-type="string">
            <text:p>padded</text:p>
          </table:table-cell>
          <table:table-cell/>
          <table:table-cell table:formula="of:=OFFSET([.$A$44];-ROW();0;1;1)" office:value-type="string" office:string-value="padded" calcext:value-type="string">
            <text:p>padded</text:p>
          </table:table-cell>
          <table:table-cell/>
          <table:table-cell table:formula="of:=LOWER([.C22])" office:value-type="string" office:string-value="padded" calcext:value-type="string">
            <text:p>padded</text:p>
          </table:table-cell>
          <table:table-cell/>
          <table:table-cell office:value-type="string" calcext:value-type="string">
            <text:p>padded</text:p>
          </table:table-cell>
        </table:table-row>
        <table:table-row table:style-name="ro1">
          <table:table-cell office:value-type="string" calcext:value-type="string">
            <text:p>padd</text:p>
          </table:table-cell>
          <table:table-cell/>
          <table:table-cell table:formula="of:=OFFSET([.$A$44];-ROW();0;1;1)" office:value-type="string" office:string-value="pad" calcext:value-type="string">
            <text:p>pad</text:p>
          </table:table-cell>
          <table:table-cell/>
          <table:table-cell table:formula="of:=LOWER([.C23])" office:value-type="string" office:string-value="pad" calcext:value-type="string">
            <text:p>pad</text:p>
          </table:table-cell>
          <table:table-cell/>
          <table:table-cell office:value-type="string" calcext:value-type="string">
            <text:p>pad</text:p>
          </table:table-cell>
        </table:table-row>
        <table:table-row table:style-name="ro1">
          <table:table-cell office:value-type="string" calcext:value-type="string">
            <text:p>padd out</text:p>
          </table:table-cell>
          <table:table-cell/>
          <table:table-cell table:formula="of:=OFFSET([.$A$44];-ROW();0;1;1)" office:value-type="string" office:string-value="flabbergasted" calcext:value-type="string">
            <text:p>flabbergasted</text:p>
          </table:table-cell>
          <table:table-cell/>
          <table:table-cell table:formula="of:=LOWER([.C24])" office:value-type="string" office:string-value="flabbergasted" calcext:value-type="string">
            <text:p>flabbergasted</text:p>
          </table:table-cell>
          <table:table-cell/>
          <table:table-cell office:value-type="string" calcext:value-type="string">
            <text:p>flabbergasted</text:p>
          </table:table-cell>
        </table:table-row>
        <table:table-row table:style-name="ro1">
          <table:table-cell office:value-type="string" calcext:value-type="string">
            <text:p>padded out</text:p>
          </table:table-cell>
          <table:table-cell/>
          <table:table-cell table:formula="of:=OFFSET([.$A$44];-ROW();0;1;1)" office:value-type="string" office:string-value="flabbergast" calcext:value-type="string">
            <text:p>flabbergast</text:p>
          </table:table-cell>
          <table:table-cell/>
          <table:table-cell table:formula="of:=LOWER([.C25])" office:value-type="string" office:string-value="flabbergast" calcext:value-type="string">
            <text:p>flabbergast</text:p>
          </table:table-cell>
          <table:table-cell/>
          <table:table-cell office:value-type="string" calcext:value-type="string">
            <text:p>flabbergast</text:p>
          </table:table-cell>
        </table:table-row>
        <table:table-row table:style-name="ro1">
          <table:table-cell office:value-type="string" calcext:value-type="string">
            <text:p>earthy</text:p>
          </table:table-cell>
          <table:table-cell/>
          <table:table-cell table:formula="of:=OFFSET([.$A$44];-ROW();0;1;1)" office:value-type="string" office:string-value="manicured" calcext:value-type="string">
            <text:p>manicured</text:p>
          </table:table-cell>
          <table:table-cell/>
          <table:table-cell table:formula="of:=LOWER([.C26])" office:value-type="string" office:string-value="manicured" calcext:value-type="string">
            <text:p>manicured</text:p>
          </table:table-cell>
          <table:table-cell/>
          <table:table-cell office:value-type="string" calcext:value-type="string">
            <text:p>manicured</text:p>
          </table:table-cell>
        </table:table-row>
        <table:table-row table:style-name="ro1">
          <table:table-cell office:value-type="string" calcext:value-type="string">
            <text:p>waft</text:p>
          </table:table-cell>
          <table:table-cell/>
          <table:table-cell table:formula="of:=OFFSET([.$A$44];-ROW();0;1;1)" office:value-type="string" office:string-value="manicure" calcext:value-type="string">
            <text:p>manicure</text:p>
          </table:table-cell>
          <table:table-cell/>
          <table:table-cell table:formula="of:=LOWER([.C27])" office:value-type="string" office:string-value="manicure" calcext:value-type="string">
            <text:p>manicure</text:p>
          </table:table-cell>
          <table:table-cell/>
          <table:table-cell office:value-type="string" calcext:value-type="string">
            <text:p>manicure</text:p>
          </table:table-cell>
        </table:table-row>
        <table:table-row table:style-name="ro1">
          <table:table-cell office:value-type="string" calcext:value-type="string">
            <text:p>wafting</text:p>
          </table:table-cell>
          <table:table-cell/>
          <table:table-cell table:formula="of:=OFFSET([.$A$44];-ROW();0;1;1)" office:value-type="string" office:string-value="fescue" calcext:value-type="string">
            <text:p>fescue</text:p>
          </table:table-cell>
          <table:table-cell/>
          <table:table-cell table:formula="of:=LOWER([.C28])" office:value-type="string" office:string-value="fescue" calcext:value-type="string">
            <text:p>fescue</text:p>
          </table:table-cell>
          <table:table-cell/>
          <table:table-cell office:value-type="string" calcext:value-type="string">
            <text:p>fescue</text:p>
          </table:table-cell>
        </table:table-row>
        <table:table-row table:style-name="ro1">
          <table:table-cell office:value-type="string" calcext:value-type="string">
            <text:p>caress</text:p>
          </table:table-cell>
          <table:table-cell/>
          <table:table-cell table:formula="of:=OFFSET([.$A$44];-ROW();0;1;1)" office:value-type="string" office:string-value="cattail" calcext:value-type="string">
            <text:p>cattail</text:p>
          </table:table-cell>
          <table:table-cell/>
          <table:table-cell table:formula="of:=LOWER([.C29])" office:value-type="string" office:string-value="cattail" calcext:value-type="string">
            <text:p>cattail</text:p>
          </table:table-cell>
          <table:table-cell/>
          <table:table-cell office:value-type="string" calcext:value-type="string">
            <text:p>cattail</text:p>
          </table:table-cell>
        </table:table-row>
        <table:table-row table:style-name="ro1">
          <table:table-cell office:value-type="string" calcext:value-type="string">
            <text:p>caressed</text:p>
          </table:table-cell>
          <table:table-cell/>
          <table:table-cell table:formula="of:=OFFSET([.$A$44];-ROW();0;1;1)" office:value-type="string" office:string-value="rustle" calcext:value-type="string">
            <text:p>rustle</text:p>
          </table:table-cell>
          <table:table-cell/>
          <table:table-cell table:formula="of:=LOWER([.C30])" office:value-type="string" office:string-value="rustle" calcext:value-type="string">
            <text:p>rustle</text:p>
          </table:table-cell>
          <table:table-cell/>
          <table:table-cell office:value-type="string" calcext:value-type="string">
            <text:p>rustle</text:p>
          </table:table-cell>
        </table:table-row>
        <table:table-row table:style-name="ro1">
          <table:table-cell office:value-type="string" calcext:value-type="string">
            <text:p>chirp</text:p>
          </table:table-cell>
          <table:table-cell/>
          <table:table-cell table:formula="of:=OFFSET([.$A$44];-ROW();0;1;1)" office:value-type="string" office:string-value="impeccable" calcext:value-type="string">
            <text:p>impeccable</text:p>
          </table:table-cell>
          <table:table-cell/>
          <table:table-cell table:formula="of:=LOWER([.C31])" office:value-type="string" office:string-value="impeccable" calcext:value-type="string">
            <text:p>impeccable</text:p>
          </table:table-cell>
          <table:table-cell/>
          <table:table-cell office:value-type="string" calcext:value-type="string">
            <text:p>impeccable</text:p>
          </table:table-cell>
        </table:table-row>
        <table:table-row table:style-name="ro1">
          <table:table-cell office:value-type="string" calcext:value-type="string">
            <text:p>Cricket</text:p>
          </table:table-cell>
          <table:table-cell/>
          <table:table-cell table:formula="of:=OFFSET([.$A$44];-ROW();0;1;1)" office:value-type="string" office:string-value="scudding" calcext:value-type="string">
            <text:p>scudding</text:p>
          </table:table-cell>
          <table:table-cell/>
          <table:table-cell table:formula="of:=LOWER([.C32])" office:value-type="string" office:string-value="scudding" calcext:value-type="string">
            <text:p>scudding</text:p>
          </table:table-cell>
          <table:table-cell/>
          <table:table-cell office:value-type="string" calcext:value-type="string">
            <text:p>scudding</text:p>
          </table:table-cell>
        </table:table-row>
        <table:table-row table:style-name="ro1">
          <table:table-cell office:value-type="string" calcext:value-type="string">
            <text:p>Crickets</text:p>
          </table:table-cell>
          <table:table-cell/>
          <table:table-cell table:formula="of:=OFFSET([.$A$44];-ROW();0;1;1)" office:value-type="string" office:string-value="scud" calcext:value-type="string">
            <text:p>scud</text:p>
          </table:table-cell>
          <table:table-cell/>
          <table:table-cell table:formula="of:=LOWER([.C33])" office:value-type="string" office:string-value="scud" calcext:value-type="string">
            <text:p>scud</text:p>
          </table:table-cell>
          <table:table-cell/>
          <table:table-cell office:value-type="string" calcext:value-type="string">
            <text:p>scud</text:p>
          </table:table-cell>
        </table:table-row>
        <table:table-row table:style-name="ro1">
          <table:table-cell office:value-type="string" calcext:value-type="string">
            <text:p>tracks</text:p>
          </table:table-cell>
          <table:table-cell/>
          <table:table-cell table:formula="of:=OFFSET([.$A$44];-ROW();0;1;1)" office:value-type="string" office:string-value="nebulous" calcext:value-type="string">
            <text:p>nebulous</text:p>
          </table:table-cell>
          <table:table-cell/>
          <table:table-cell table:formula="of:=LOWER([.C34])" office:value-type="string" office:string-value="nebulous" calcext:value-type="string">
            <text:p>nebulous</text:p>
          </table:table-cell>
          <table:table-cell/>
          <table:table-cell office:value-type="string" calcext:value-type="string">
            <text:p>nebulous</text:p>
          </table:table-cell>
        </table:table-row>
        <table:table-row table:style-name="ro1">
          <table:table-cell office:value-type="string" calcext:value-type="string">
            <text:p>forced to stop in his tracks</text:p>
          </table:table-cell>
          <table:table-cell/>
          <table:table-cell table:formula="of:=OFFSET([.$A$44];-ROW();0;1;1)" office:value-type="string" office:string-value="vegetation" calcext:value-type="string">
            <text:p>vegetation</text:p>
          </table:table-cell>
          <table:table-cell/>
          <table:table-cell table:formula="of:=LOWER([.C35])" office:value-type="string" office:string-value="vegetation" calcext:value-type="string">
            <text:p>vegetation</text:p>
          </table:table-cell>
          <table:table-cell/>
          <table:table-cell office:value-type="string" calcext:value-type="string">
            <text:p>vegetation</text:p>
          </table:table-cell>
        </table:table-row>
        <table:table-row table:style-name="ro1">
          <table:table-cell office:value-type="string" calcext:value-type="string">
            <text:p>appreciative</text:p>
          </table:table-cell>
          <table:table-cell/>
          <table:table-cell table:formula="of:=OFFSET([.$A$44];-ROW();0;1;1)" office:value-type="string" office:string-value="meadow" calcext:value-type="string">
            <text:p>meadow</text:p>
          </table:table-cell>
          <table:table-cell/>
          <table:table-cell table:formula="of:=LOWER([.C36])" office:value-type="string" office:string-value="meadow" calcext:value-type="string">
            <text:p>meadow</text:p>
          </table:table-cell>
          <table:table-cell/>
          <table:table-cell office:value-type="string" calcext:value-type="string">
            <text:p>meadow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table:formula="of:=OFFSET([.$A$44];-ROW();0;1;1)" office:value-type="string" office:string-value="fooled" calcext:value-type="string">
            <text:p>fooled</text:p>
          </table:table-cell>
          <table:table-cell/>
          <table:table-cell table:formula="of:=LOWER([.C37])" office:value-type="string" office:string-value="fooled" calcext:value-type="string">
            <text:p>fooled</text:p>
          </table:table-cell>
          <table:table-cell/>
          <table:table-cell office:value-type="string" calcext:value-type="string">
            <text:p>fooled</text:p>
          </table:table-cell>
        </table:table-row>
        <table:table-row table:style-name="ro1">
          <table:table-cell office:value-type="string" calcext:value-type="string">
            <text:p>stocking</text:p>
          </table:table-cell>
          <table:table-cell/>
          <table:table-cell table:formula="of:=OFFSET([.$A$44];-ROW();0;1;1)" office:value-type="string" office:string-value="fool" calcext:value-type="string">
            <text:p>fool</text:p>
          </table:table-cell>
          <table:table-cell/>
          <table:table-cell table:formula="of:=LOWER([.C38])" office:value-type="string" office:string-value="fool" calcext:value-type="string">
            <text:p>fool</text:p>
          </table:table-cell>
          <table:table-cell/>
          <table:table-cell office:value-type="string" calcext:value-type="string">
            <text:p>fool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/>
          <table:table-cell table:formula="of:=OFFSET([.$A$44];-ROW();0;1;1)" office:value-type="string" office:string-value="staggeringly" calcext:value-type="string">
            <text:p>staggeringly</text:p>
          </table:table-cell>
          <table:table-cell/>
          <table:table-cell table:formula="of:=LOWER([.C39])" office:value-type="string" office:string-value="staggeringly" calcext:value-type="string">
            <text:p>staggeringly</text:p>
          </table:table-cell>
          <table:table-cell/>
          <table:table-cell office:value-type="string" calcext:value-type="string">
            <text:p>staggeringly</text:p>
          </table:table-cell>
        </table:table-row>
        <table:table-row table:style-name="ro1">
          <table:table-cell office:value-type="string" calcext:value-type="string">
            <text:p>patent-leather</text:p>
          </table:table-cell>
          <table:table-cell/>
          <table:table-cell table:formula="of:=OFFSET([.$A$44];-ROW();0;1;1)" office:value-type="string" office:string-value="staggering" calcext:value-type="string">
            <text:p>staggering</text:p>
          </table:table-cell>
          <table:table-cell/>
          <table:table-cell table:formula="of:=LOWER([.C40])" office:value-type="string" office:string-value="staggering" calcext:value-type="string">
            <text:p>staggering</text:p>
          </table:table-cell>
          <table:table-cell/>
          <table:table-cell office:value-type="string" calcext:value-type="string">
            <text:p>staggering</text:p>
          </table:table-cell>
        </table:table-row>
        <table:table-row table:style-name="ro1">
          <table:table-cell office:value-type="string" calcext:value-type="string">
            <text:p>step out</text:p>
          </table:table-cell>
          <table:table-cell/>
          <table:table-cell table:formula="of:=OFFSET([.$A$44];-ROW();0;1;1)" office:value-type="string" office:string-value="seam" calcext:value-type="string">
            <text:p>seam</text:p>
          </table:table-cell>
          <table:table-cell/>
          <table:table-cell table:formula="of:=LOWER([.C41])" office:value-type="string" office:string-value="seam" calcext:value-type="string">
            <text:p>seam</text:p>
          </table:table-cell>
          <table:table-cell/>
          <table:table-cell office:value-type="string" calcext:value-type="string">
            <text:p>seam</text:p>
          </table:table-cell>
        </table:table-row>
        <table:table-row table:style-name="ro1">
          <table:table-cell office:value-type="string" calcext:value-type="string">
            <text:p>stepped</text:p>
          </table:table-cell>
          <table:table-cell/>
          <table:table-cell table:formula="of:=OFFSET([.$A$44];-ROW();0;1;1)" office:value-type="string" office:string-value="unison" calcext:value-type="string">
            <text:p>unison</text:p>
          </table:table-cell>
          <table:table-cell/>
          <table:table-cell table:formula="of:=LOWER([.C42])" office:value-type="string" office:string-value="unison" calcext:value-type="string">
            <text:p>unison</text:p>
          </table:table-cell>
          <table:table-cell/>
          <table:table-cell office:value-type="string" calcext:value-type="string">
            <text:p>unison</text:p>
          </table:table-cell>
        </table:table-row>
        <table:table-row table:style-name="ro1">
          <table:table-cell office:value-type="string" calcext:value-type="string">
            <text:p>FASHIONED</text:p>
          </table:table-cell>
          <table:table-cell/>
          <table:table-cell table:formula="of:=OFFSET([.$A$44];-ROW();0;1;1)" office:value-type="string" office:string-value="translucent" calcext:value-type="string">
            <text:p>translucent</text:p>
          </table:table-cell>
          <table:table-cell/>
          <table:table-cell table:formula="of:=LOWER([.C43])" office:value-type="string" office:string-value="translucent" calcext:value-type="string">
            <text:p>translucent</text:p>
          </table:table-cell>
          <table:table-cell/>
          <table:table-cell office:value-type="string" calcext:value-type="string">
            <text:p>translucent</text:p>
          </table:table-cell>
        </table:table-row>
        <table:table-row table:style-name="ro1" table:number-rows-repeated="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16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crutiny</text:p>
          </table:table-cell>
          <table:table-cell/>
          <table:table-cell table:formula="of:=OFFSET([.$A$10];-ROW();0;1;1)" office:value-type="string" office:string-value="Clutching" calcext:value-type="string">
            <text:p>Clutching</text:p>
          </table:table-cell>
          <table:table-cell/>
          <table:table-cell table:formula="of:=LOWER([.C1])" office:value-type="string" office:string-value="clutching" calcext:value-type="string">
            <text:p>clutching</text:p>
          </table:table-cell>
          <table:table-cell/>
          <table:table-cell office:value-type="string" calcext:value-type="string">
            <text:p>clutching</text:p>
          </table:table-cell>
        </table:table-row>
        <table:table-row table:style-name="ro1">
          <table:table-cell office:value-type="string" calcext:value-type="string">
            <text:p>transparency</text:p>
          </table:table-cell>
          <table:table-cell/>
          <table:table-cell table:formula="of:=OFFSET([.$A$10];-ROW();0;1;1)" office:value-type="string" office:string-value="Clutch" calcext:value-type="string">
            <text:p>Clutch</text:p>
          </table:table-cell>
          <table:table-cell/>
          <table:table-cell table:formula="of:=LOWER([.C2])" office:value-type="string" office:string-value="clutch" calcext:value-type="string">
            <text:p>clutch</text:p>
          </table:table-cell>
          <table:table-cell/>
          <table:table-cell office:value-type="string" calcext:value-type="string">
            <text:p>clutch</text:p>
          </table:table-cell>
        </table:table-row>
        <table:table-row table:style-name="ro1">
          <table:table-cell office:value-type="string" calcext:value-type="string">
            <text:p>irrelevant</text:p>
          </table:table-cell>
          <table:table-cell/>
          <table:table-cell table:formula="of:=OFFSET([.$A$10];-ROW();0;1;1)" office:value-type="string" office:string-value="preamble" calcext:value-type="string">
            <text:p>preamble</text:p>
          </table:table-cell>
          <table:table-cell/>
          <table:table-cell table:formula="of:=LOWER([.C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preamble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/>
          <table:table-cell table:formula="of:=OFFSET([.$A$10];-ROW();0;1;1)" office:value-type="string" office:string-value="Yehuda" calcext:value-type="string">
            <text:p>Yehuda</text:p>
          </table:table-cell>
          <table:table-cell/>
          <table:table-cell table:formula="of:=LOWER([.C4])" office:value-type="string" office:string-value="yehuda" calcext:value-type="string">
            <text:p>yehuda</text:p>
          </table:table-cell>
          <table:table-cell/>
          <table:table-cell office:value-type="string" calcext:value-type="string">
            <text:p>yehuda</text:p>
          </table:table-cell>
        </table:table-row>
        <table:table-row table:style-name="ro1">
          <table:table-cell office:value-type="string" calcext:value-type="string">
            <text:p>somber</text:p>
          </table:table-cell>
          <table:table-cell/>
          <table:table-cell table:formula="of:=OFFSET([.$A$10];-ROW();0;1;1)" office:value-type="string" office:string-value="somber" calcext:value-type="string">
            <text:p>somber</text:p>
          </table:table-cell>
          <table:table-cell/>
          <table:table-cell table:formula="of:=LOWER([.C5])" office:value-type="string" office:string-value="somber" calcext:value-type="string">
            <text:p>somber</text:p>
          </table:table-cell>
          <table:table-cell/>
          <table:table-cell office:value-type="string" calcext:value-type="string">
            <text:p>somber</text:p>
          </table:table-cell>
        </table:table-row>
        <table:table-row table:style-name="ro1">
          <table:table-cell office:value-type="string" calcext:value-type="string">
            <text:p>Yehuda</text:p>
          </table:table-cell>
          <table:table-cell/>
          <table:table-cell table:formula="of:=OFFSET([.$A$10];-ROW();0;1;1)" office:value-type="string" office:string-value="despair" calcext:value-type="string">
            <text:p>despair</text:p>
          </table:table-cell>
          <table:table-cell/>
          <table:table-cell table:formula="of:=LOWER([.C6])" office:value-type="string" office:string-value="despair" calcext:value-type="string">
            <text:p>despair</text:p>
          </table:table-cell>
          <table:table-cell/>
          <table:table-cell office:value-type="string" calcext:value-type="string">
            <text:p>despair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0];-ROW();0;1;1)" office:value-type="string" office:string-value="irrelevant" calcext:value-type="string">
            <text:p>irrelevant</text:p>
          </table:table-cell>
          <table:table-cell/>
          <table:table-cell table:formula="of:=LOWER([.C7])" office:value-type="string" office:string-value="irrelevant" calcext:value-type="string">
            <text:p>irrelevant</text:p>
          </table:table-cell>
          <table:table-cell/>
          <table:table-cell office:value-type="string" calcext:value-type="string">
            <text:p>irrelevant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/>
          <table:table-cell table:formula="of:=OFFSET([.$A$10];-ROW();0;1;1)" office:value-type="string" office:string-value="transparency" calcext:value-type="string">
            <text:p>transparency</text:p>
          </table:table-cell>
          <table:table-cell/>
          <table:table-cell table:formula="of:=LOWER([.C8])" office:value-type="string" office:string-value="transparency" calcext:value-type="string">
            <text:p>transparency</text:p>
          </table:table-cell>
          <table:table-cell/>
          <table:table-cell office:value-type="string" calcext:value-type="string">
            <text:p>transparency</text:p>
          </table:table-cell>
        </table:table-row>
        <table:table-row table:style-name="ro1">
          <table:table-cell office:value-type="string" calcext:value-type="string">
            <text:p>Clutching</text:p>
          </table:table-cell>
          <table:table-cell/>
          <table:table-cell table:formula="of:=OFFSET([.$A$10];-ROW();0;1;1)" office:value-type="string" office:string-value="scrutiny" calcext:value-type="string">
            <text:p>scrutiny</text:p>
          </table:table-cell>
          <table:table-cell/>
          <table:table-cell table:formula="of:=LOWER([.C9])" office:value-type="string" office:string-value="scrutiny" calcext:value-type="string">
            <text:p>scrutiny</text:p>
          </table:table-cell>
          <table:table-cell/>
          <table:table-cell office:value-type="string" calcext:value-type="string">
            <text:p>scrutiny</text:p>
          </table:table-cell>
        </table:table-row>
        <table:table-row table:style-name="ro1" table:number-rows-repeated="7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1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quantum leap</text:p>
          </table:table-cell>
          <table:table-cell/>
          <table:table-cell table:formula="of:=OFFSET([.$A$95];-ROW();0;1;1)" office:value-type="string" office:string-value="glimpsed" calcext:value-type="string">
            <text:p>glimpsed</text:p>
          </table:table-cell>
          <table:table-cell/>
          <table:table-cell table:formula="of:=LOWER([.C1])" office:value-type="string" office:string-value="glimpsed" calcext:value-type="string">
            <text:p>glimpsed</text:p>
          </table:table-cell>
          <table:table-cell/>
          <table:table-cell office:value-type="string" calcext:value-type="string">
            <text:p>glimpsed</text:p>
          </table:table-cell>
        </table:table-row>
        <table:table-row table:style-name="ro1">
          <table:table-cell office:value-type="string" calcext:value-type="string">
            <text:p>quantum</text:p>
          </table:table-cell>
          <table:table-cell/>
          <table:table-cell table:formula="of:=OFFSET([.$A$95];-ROW();0;1;1)" office:value-type="string" office:string-value="glimpse" calcext:value-type="string">
            <text:p>glimpse</text:p>
          </table:table-cell>
          <table:table-cell/>
          <table:table-cell table:formula="of:=LOWER([.C2])" office:value-type="string" office:string-value="glimpse" calcext:value-type="string">
            <text:p>glimpse</text:p>
          </table:table-cell>
          <table:table-cell/>
          <table:table-cell office:value-type="string" calcext:value-type="string">
            <text:p>glimpse</text:p>
          </table:table-cell>
        </table:table-row>
        <table:table-row table:style-name="ro1">
          <table:table-cell office:value-type="string" calcext:value-type="string">
            <text:p>rally</text:p>
          </table:table-cell>
          <table:table-cell/>
          <table:table-cell table:formula="of:=OFFSET([.$A$95];-ROW();0;1;1)" office:value-type="string" office:string-value="awestruck" calcext:value-type="string">
            <text:p>awestruck</text:p>
          </table:table-cell>
          <table:table-cell/>
          <table:table-cell table:formula="of:=LOWER([.C3])" office:value-type="string" office:string-value="awestruck" calcext:value-type="string">
            <text:p>awestruck</text:p>
          </table:table-cell>
          <table:table-cell/>
          <table:table-cell office:value-type="string" calcext:value-type="string">
            <text:p>awestruck</text:p>
          </table:table-cell>
        </table:table-row>
        <table:table-row table:style-name="ro1">
          <table:table-cell office:value-type="string" calcext:value-type="string">
            <text:p>observable</text:p>
          </table:table-cell>
          <table:table-cell/>
          <table:table-cell table:formula="of:=OFFSET([.$A$95];-ROW();0;1;1)" office:value-type="string" office:string-value="dare" calcext:value-type="string">
            <text:p>dare</text:p>
          </table:table-cell>
          <table:table-cell/>
          <table:table-cell table:formula="of:=LOWER([.C4])" office:value-type="string" office:string-value="dare" calcext:value-type="string">
            <text:p>dare</text:p>
          </table:table-cell>
          <table:table-cell/>
          <table:table-cell office:value-type="string" calcext:value-type="string">
            <text:p>dare</text:p>
          </table:table-cell>
        </table:table-row>
        <table:table-row table:style-name="ro1">
          <table:table-cell office:value-type="string" calcext:value-type="string">
            <text:p>empirical</text:p>
          </table:table-cell>
          <table:table-cell/>
          <table:table-cell table:formula="of:=OFFSET([.$A$95];-ROW();0;1;1)" office:value-type="string" office:string-value="long-held" calcext:value-type="string">
            <text:p>long-held</text:p>
          </table:table-cell>
          <table:table-cell/>
          <table:table-cell table:formula="of:=LOWER([.C5])" office:value-type="string" office:string-value="long-held" calcext:value-type="string">
            <text:p>long-held</text:p>
          </table:table-cell>
          <table:table-cell/>
          <table:table-cell office:value-type="string" calcext:value-type="string">
            <text:p>long-held</text:p>
          </table:table-cell>
        </table:table-row>
        <table:table-row table:style-name="ro1">
          <table:table-cell office:value-type="string" calcext:value-type="string">
            <text:p>fervent</text:p>
          </table:table-cell>
          <table:table-cell/>
          <table:table-cell table:formula="of:=OFFSET([.$A$95];-ROW();0;1;1)" office:value-type="string" office:string-value="resound" calcext:value-type="string">
            <text:p>resound</text:p>
          </table:table-cell>
          <table:table-cell/>
          <table:table-cell table:formula="of:=LOWER([.C6])" office:value-type="string" office:string-value="resound" calcext:value-type="string">
            <text:p>resound</text:p>
          </table:table-cell>
          <table:table-cell/>
          <table:table-cell office:value-type="string" calcext:value-type="string">
            <text:p>resound</text:p>
          </table:table-cell>
        </table:table-row>
        <table:table-row table:style-name="ro1">
          <table:table-cell office:value-type="string" calcext:value-type="string">
            <text:p>myriad</text:p>
          </table:table-cell>
          <table:table-cell/>
          <table:table-cell table:formula="of:=OFFSET([.$A$95];-ROW();0;1;1)" office:value-type="string" office:string-value="indulgence" calcext:value-type="string">
            <text:p>indulgence</text:p>
          </table:table-cell>
          <table:table-cell/>
          <table:table-cell table:formula="of:=LOWER([.C7])" office:value-type="string" office:string-value="indulgence" calcext:value-type="string">
            <text:p>indulgence</text:p>
          </table:table-cell>
          <table:table-cell/>
          <table:table-cell office:value-type="string" calcext:value-type="string">
            <text:p>indulgence</text:p>
          </table:table-cell>
        </table:table-row>
        <table:table-row table:style-name="ro1">
          <table:table-cell office:value-type="string" calcext:value-type="string">
            <text:p>Summerland</text:p>
          </table:table-cell>
          <table:table-cell/>
          <table:table-cell table:formula="of:=OFFSET([.$A$95];-ROW();0;1;1)" office:value-type="string" office:string-value="bass" calcext:value-type="string">
            <text:p>bass</text:p>
          </table:table-cell>
          <table:table-cell/>
          <table:table-cell table:formula="of:=LOWER([.C8])" office:value-type="string" office:string-value="bass" calcext:value-type="string">
            <text:p>bass</text:p>
          </table:table-cell>
          <table:table-cell/>
          <table:table-cell office:value-type="string" calcext:value-type="string">
            <text:p>bass</text:p>
          </table:table-cell>
        </table:table-row>
        <table:table-row table:style-name="ro1">
          <table:table-cell office:value-type="string" calcext:value-type="string">
            <text:p>captivate</text:p>
          </table:table-cell>
          <table:table-cell/>
          <table:table-cell table:formula="of:=OFFSET([.$A$95];-ROW();0;1;1)" office:value-type="string" office:string-value="rumble" calcext:value-type="string">
            <text:p>rumble</text:p>
          </table:table-cell>
          <table:table-cell/>
          <table:table-cell table:formula="of:=LOWER([.C9])" office:value-type="string" office:string-value="rumble" calcext:value-type="string">
            <text:p>rumble</text:p>
          </table:table-cell>
          <table:table-cell/>
          <table:table-cell office:value-type="string" calcext:value-type="string">
            <text:p>rumble</text:p>
          </table:table-cell>
        </table:table-row>
        <table:table-row table:style-name="ro1">
          <table:table-cell office:value-type="string" calcext:value-type="string">
            <text:p>captivated</text:p>
          </table:table-cell>
          <table:table-cell/>
          <table:table-cell table:formula="of:=OFFSET([.$A$95];-ROW();0;1;1)" office:value-type="string" office:string-value="rumbling" calcext:value-type="string">
            <text:p>rumbling</text:p>
          </table:table-cell>
          <table:table-cell/>
          <table:table-cell table:formula="of:=LOWER([.C10])" office:value-type="string" office:string-value="rumbling" calcext:value-type="string">
            <text:p>rumbling</text:p>
          </table:table-cell>
          <table:table-cell/>
          <table:table-cell office:value-type="string" calcext:value-type="string">
            <text:p>rumbling</text:p>
          </table:table-cell>
        </table:table-row>
        <table:table-row table:style-name="ro1">
          <table:table-cell office:value-type="string" calcext:value-type="string">
            <text:p>predisposition</text:p>
          </table:table-cell>
          <table:table-cell/>
          <table:table-cell table:formula="of:=OFFSET([.$A$95];-ROW();0;1;1)" office:value-type="string" office:string-value="acclimated" calcext:value-type="string">
            <text:p>acclimated</text:p>
          </table:table-cell>
          <table:table-cell/>
          <table:table-cell table:formula="of:=LOWER([.C11])" office:value-type="string" office:string-value="acclimated" calcext:value-type="string">
            <text:p>acclimated</text:p>
          </table:table-cell>
          <table:table-cell/>
          <table:table-cell office:value-type="string" calcext:value-type="string">
            <text:p>acclimated</text:p>
          </table:table-cell>
        </table:table-row>
        <table:table-row table:style-name="ro1">
          <table:table-cell office:value-type="string" calcext:value-type="string">
            <text:p>jigsaw puzzle</text:p>
          </table:table-cell>
          <table:table-cell/>
          <table:table-cell table:formula="of:=OFFSET([.$A$95];-ROW();0;1;1)" office:value-type="string" office:string-value="acclimate" calcext:value-type="string">
            <text:p>acclimate</text:p>
          </table:table-cell>
          <table:table-cell/>
          <table:table-cell table:formula="of:=LOWER([.C12])" office:value-type="string" office:string-value="acclimate" calcext:value-type="string">
            <text:p>acclimate</text:p>
          </table:table-cell>
          <table:table-cell/>
          <table:table-cell office:value-type="string" calcext:value-type="string">
            <text:p>acclimate</text:p>
          </table:table-cell>
        </table:table-row>
        <table:table-row table:style-name="ro1">
          <table:table-cell office:value-type="string" calcext:value-type="string">
            <text:p>jigsaw</text:p>
          </table:table-cell>
          <table:table-cell/>
          <table:table-cell table:formula="of:=OFFSET([.$A$95];-ROW();0;1;1)" office:value-type="string" office:string-value="jolt up" calcext:value-type="string">
            <text:p>jolt up</text:p>
          </table:table-cell>
          <table:table-cell/>
          <table:table-cell table:formula="of:=LOWER([.C13])" office:value-type="string" office:string-value="jolt up" calcext:value-type="string">
            <text:p>jolt up</text:p>
          </table:table-cell>
          <table:table-cell/>
          <table:table-cell office:value-type="string" calcext:value-type="string">
            <text:p>jolt up</text:p>
          </table:table-cell>
        </table:table-row>
        <table:table-row table:style-name="ro1">
          <table:table-cell office:value-type="string" calcext:value-type="string">
            <text:p>rejoice</text:p>
          </table:table-cell>
          <table:table-cell/>
          <table:table-cell table:formula="of:=OFFSET([.$A$95];-ROW();0;1;1)" office:value-type="string" office:string-value="jolt" calcext:value-type="string">
            <text:p>jolt</text:p>
          </table:table-cell>
          <table:table-cell/>
          <table:table-cell table:formula="of:=LOWER([.C14]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</table:table-row>
        <table:table-row table:style-name="ro1">
          <table:table-cell office:value-type="string" calcext:value-type="string">
            <text:p>soothing</text:p>
          </table:table-cell>
          <table:table-cell/>
          <table:table-cell table:formula="of:=OFFSET([.$A$95];-ROW();0;1;1)" office:value-type="string" office:string-value="rapt" calcext:value-type="string">
            <text:p>rapt</text:p>
          </table:table-cell>
          <table:table-cell/>
          <table:table-cell table:formula="of:=LOWER([.C15])" office:value-type="string" office:string-value="rapt" calcext:value-type="string">
            <text:p>rapt</text:p>
          </table:table-cell>
          <table:table-cell/>
          <table:table-cell office:value-type="string" calcext:value-type="string">
            <text:p>rapt</text:p>
          </table:table-cell>
        </table:table-row>
        <table:table-row table:style-name="ro1">
          <table:table-cell office:value-type="string" calcext:value-type="string">
            <text:p>supplant</text:p>
          </table:table-cell>
          <table:table-cell/>
          <table:table-cell table:formula="of:=OFFSET([.$A$95];-ROW();0;1;1)" office:value-type="string" office:string-value="pantheon" calcext:value-type="string">
            <text:p>pantheon</text:p>
          </table:table-cell>
          <table:table-cell/>
          <table:table-cell table:formula="of:=LOWER([.C16])" office:value-type="string" office:string-value="pantheon" calcext:value-type="string">
            <text:p>pantheon</text:p>
          </table:table-cell>
          <table:table-cell/>
          <table:table-cell office:value-type="string" calcext:value-type="string">
            <text:p>pantheon</text:p>
          </table:table-cell>
        </table:table-row>
        <table:table-row table:style-name="ro1">
          <table:table-cell office:value-type="string" calcext:value-type="string">
            <text:p>supplanted</text:p>
          </table:table-cell>
          <table:table-cell/>
          <table:table-cell table:formula="of:=OFFSET([.$A$95];-ROW();0;1;1)" office:value-type="string" office:string-value="infertility" calcext:value-type="string">
            <text:p>infertility</text:p>
          </table:table-cell>
          <table:table-cell/>
          <table:table-cell table:formula="of:=LOWER([.C17])" office:value-type="string" office:string-value="infertility" calcext:value-type="string">
            <text:p>infertility</text:p>
          </table:table-cell>
          <table:table-cell/>
          <table:table-cell office:value-type="string" calcext:value-type="string">
            <text:p>infertility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/>
          <table:table-cell table:formula="of:=OFFSET([.$A$95];-ROW();0;1;1)" office:value-type="string" office:string-value="surreal" calcext:value-type="string">
            <text:p>surreal</text:p>
          </table:table-cell>
          <table:table-cell/>
          <table:table-cell table:formula="of:=LOWER([.C18])" office:value-type="string" office:string-value="surreal" calcext:value-type="string">
            <text:p>surreal</text:p>
          </table:table-cell>
          <table:table-cell/>
          <table:table-cell office:value-type="string" calcext:value-type="string">
            <text:p>surreal</text:p>
          </table:table-cell>
        </table:table-row>
        <table:table-row table:style-name="ro1">
          <table:table-cell office:value-type="string" calcext:value-type="string">
            <text:p>haphazard</text:p>
          </table:table-cell>
          <table:table-cell/>
          <table:table-cell table:formula="of:=OFFSET([.$A$95];-ROW();0;1;1)" office:value-type="string" office:string-value="ebb" calcext:value-type="string">
            <text:p>ebb</text:p>
          </table:table-cell>
          <table:table-cell/>
          <table:table-cell table:formula="of:=LOWER([.C19])" office:value-type="string" office:string-value="ebb" calcext:value-type="string">
            <text:p>ebb</text:p>
          </table:table-cell>
          <table:table-cell/>
          <table:table-cell office:value-type="string" calcext:value-type="string">
            <text:p>ebb</text:p>
          </table:table-cell>
        </table:table-row>
        <table:table-row table:style-name="ro1">
          <table:table-cell office:value-type="string" calcext:value-type="string">
            <text:p>clamor</text:p>
          </table:table-cell>
          <table:table-cell/>
          <table:table-cell table:formula="of:=OFFSET([.$A$95];-ROW();0;1;1)" office:value-type="string" office:string-value="materialized" calcext:value-type="string">
            <text:p>materialized</text:p>
          </table:table-cell>
          <table:table-cell/>
          <table:table-cell table:formula="of:=LOWER([.C20])" office:value-type="string" office:string-value="materialized" calcext:value-type="string">
            <text:p>materialized</text:p>
          </table:table-cell>
          <table:table-cell/>
          <table:table-cell office:value-type="string" calcext:value-type="string">
            <text:p>materialized</text:p>
          </table:table-cell>
        </table:table-row>
        <table:table-row table:style-name="ro1">
          <table:table-cell office:value-type="string" calcext:value-type="string">
            <text:p>discordant</text:p>
          </table:table-cell>
          <table:table-cell/>
          <table:table-cell table:formula="of:=OFFSET([.$A$95];-ROW();0;1;1)" office:value-type="string" office:string-value="materialize" calcext:value-type="string">
            <text:p>materialize</text:p>
          </table:table-cell>
          <table:table-cell/>
          <table:table-cell table:formula="of:=LOWER([.C21])" office:value-type="string" office:string-value="materialize" calcext:value-type="string">
            <text:p>materialize</text:p>
          </table:table-cell>
          <table:table-cell/>
          <table:table-cell office:value-type="string" calcext:value-type="string">
            <text:p>materialize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95];-ROW();0;1;1)" office:value-type="string" office:string-value="morph" calcext:value-type="string">
            <text:p>morph</text:p>
          </table:table-cell>
          <table:table-cell/>
          <table:table-cell table:formula="of:=LOWER([.C22]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inclined</text:p>
          </table:table-cell>
          <table:table-cell/>
          <table:table-cell table:formula="of:=OFFSET([.$A$95];-ROW();0;1;1)" office:value-type="string" office:string-value="desolate" calcext:value-type="string">
            <text:p>desolate</text:p>
          </table:table-cell>
          <table:table-cell/>
          <table:table-cell table:formula="of:=LOWER([.C23])" office:value-type="string" office:string-value="desolate" calcext:value-type="string">
            <text:p>desolate</text:p>
          </table:table-cell>
          <table:table-cell/>
          <table:table-cell office:value-type="string" calcext:value-type="string">
            <text:p>desolate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95];-ROW();0;1;1)" office:value-type="string" office:string-value="snowdrift" calcext:value-type="string">
            <text:p>snowdrift</text:p>
          </table:table-cell>
          <table:table-cell/>
          <table:table-cell table:formula="of:=LOWER([.C24])" office:value-type="string" office:string-value="snowdrift" calcext:value-type="string">
            <text:p>snowdrift</text:p>
          </table:table-cell>
          <table:table-cell/>
          <table:table-cell office:value-type="string" calcext:value-type="string">
            <text:p>snowdrift</text:p>
          </table:table-cell>
        </table:table-row>
        <table:table-row table:style-name="ro1">
          <table:table-cell office:value-type="string" calcext:value-type="string">
            <text:p>Ganesha</text:p>
          </table:table-cell>
          <table:table-cell/>
          <table:table-cell table:formula="of:=OFFSET([.$A$95];-ROW();0;1;1)" office:value-type="string" office:string-value="Persephone" calcext:value-type="string">
            <text:p>Persephone</text:p>
          </table:table-cell>
          <table:table-cell/>
          <table:table-cell table:formula="of:=LOWER([.C25])" office:value-type="string" office:string-value="persephone" calcext:value-type="string">
            <text:p>persephone</text:p>
          </table:table-cell>
          <table:table-cell/>
          <table:table-cell office:value-type="string" calcext:value-type="string">
            <text:p>persephone</text:p>
          </table:table-cell>
        </table:table-row>
        <table:table-row table:style-name="ro1">
          <table:table-cell office:value-type="string" calcext:value-type="string">
            <text:p>sizzle</text:p>
          </table:table-cell>
          <table:table-cell/>
          <table:table-cell table:formula="of:=OFFSET([.$A$95];-ROW();0;1;1)" office:value-type="string" office:string-value="abduction" calcext:value-type="string">
            <text:p>abduction</text:p>
          </table:table-cell>
          <table:table-cell/>
          <table:table-cell table:formula="of:=LOWER([.C26])" office:value-type="string" office:string-value="abduction" calcext:value-type="string">
            <text:p>abduction</text:p>
          </table:table-cell>
          <table:table-cell/>
          <table:table-cell office:value-type="string" calcext:value-type="string">
            <text:p>abduction</text:p>
          </table:table-cell>
        </table:table-row>
        <table:table-row table:style-name="ro1">
          <table:table-cell office:value-type="string" calcext:value-type="string">
            <text:p>sizzled</text:p>
          </table:table-cell>
          <table:table-cell/>
          <table:table-cell table:formula="of:=OFFSET([.$A$95];-ROW();0;1;1)" office:value-type="string" office:string-value="forge" calcext:value-type="string">
            <text:p>forge</text:p>
          </table:table-cell>
          <table:table-cell/>
          <table:table-cell table:formula="of:=LOWER([.C27])" office:value-type="string" office:string-value="forge" calcext:value-type="string">
            <text:p>forge</text:p>
          </table:table-cell>
          <table:table-cell/>
          <table:table-cell office:value-type="string" calcext:value-type="string">
            <text:p>forge</text:p>
          </table:table-cell>
        </table:table-row>
        <table:table-row table:style-name="ro1">
          <table:table-cell office:value-type="string" calcext:value-type="string">
            <text:p>catchy</text:p>
          </table:table-cell>
          <table:table-cell/>
          <table:table-cell table:formula="of:=OFFSET([.$A$95];-ROW();0;1;1)" office:value-type="string" office:string-value="whiff" calcext:value-type="string">
            <text:p>whiff</text:p>
          </table:table-cell>
          <table:table-cell/>
          <table:table-cell table:formula="of:=LOWER([.C28])" office:value-type="string" office:string-value="whiff" calcext:value-type="string">
            <text:p>whiff</text:p>
          </table:table-cell>
          <table:table-cell/>
          <table:table-cell office:value-type="string" calcext:value-type="string">
            <text:p>whiff</text:p>
          </table:table-cell>
        </table:table-row>
        <table:table-row table:style-name="ro1">
          <table:table-cell office:value-type="string" calcext:value-type="string">
            <text:p>scrutiny</text:p>
          </table:table-cell>
          <table:table-cell/>
          <table:table-cell table:formula="of:=OFFSET([.$A$95];-ROW();0;1;1)" office:value-type="string" office:string-value="ingeniously" calcext:value-type="string">
            <text:p>ingeniously</text:p>
          </table:table-cell>
          <table:table-cell/>
          <table:table-cell table:formula="of:=LOWER([.C29])" office:value-type="string" office:string-value="ingeniously" calcext:value-type="string">
            <text:p>ingeniously</text:p>
          </table:table-cell>
          <table:table-cell/>
          <table:table-cell office:value-type="string" calcext:value-type="string">
            <text:p>ingeniously</text:p>
          </table:table-cell>
        </table:table-row>
        <table:table-row table:style-name="ro1">
          <table:table-cell office:value-type="string" calcext:value-type="string">
            <text:p>crumble</text:p>
          </table:table-cell>
          <table:table-cell/>
          <table:table-cell table:formula="of:=OFFSET([.$A$95];-ROW();0;1;1)" office:value-type="string" office:string-value="superimpose" calcext:value-type="string">
            <text:p>superimpose</text:p>
          </table:table-cell>
          <table:table-cell/>
          <table:table-cell table:formula="of:=LOWER([.C30])" office:value-type="string" office:string-value="superimpose" calcext:value-type="string">
            <text:p>superimpose</text:p>
          </table:table-cell>
          <table:table-cell/>
          <table:table-cell office:value-type="string" calcext:value-type="string">
            <text:p>superimpose</text:p>
          </table:table-cell>
        </table:table-row>
        <table:table-row table:style-name="ro1">
          <table:table-cell office:value-type="string" calcext:value-type="string">
            <text:p>plummet</text:p>
          </table:table-cell>
          <table:table-cell/>
          <table:table-cell table:formula="of:=OFFSET([.$A$95];-ROW();0;1;1)" office:value-type="string" office:string-value="That is to say" calcext:value-type="string">
            <text:p>That is to say</text:p>
          </table:table-cell>
          <table:table-cell/>
          <table:table-cell table:formula="of:=LOWER([.C31])" office:value-type="string" office:string-value="that is to say" calcext:value-type="string">
            <text:p>that is to say</text:p>
          </table:table-cell>
          <table:table-cell/>
          <table:table-cell office:value-type="string" calcext:value-type="string">
            <text:p>that is to say</text:p>
          </table:table-cell>
        </table:table-row>
        <table:table-row table:style-name="ro1">
          <table:table-cell office:value-type="string" calcext:value-type="string">
            <text:p>plummeted</text:p>
          </table:table-cell>
          <table:table-cell/>
          <table:table-cell table:formula="of:=OFFSET([.$A$95];-ROW();0;1;1)" office:value-type="string" office:string-value="collage" calcext:value-type="string">
            <text:p>collage</text:p>
          </table:table-cell>
          <table:table-cell/>
          <table:table-cell table:formula="of:=LOWER([.C32]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collage</text:p>
          </table:table-cell>
        </table:table-row>
        <table:table-row table:style-name="ro1">
          <table:table-cell office:value-type="string" calcext:value-type="string">
            <text:p>dangle</text:p>
          </table:table-cell>
          <table:table-cell/>
          <table:table-cell table:formula="of:=OFFSET([.$A$95];-ROW();0;1;1)" office:value-type="string" office:string-value="deity" calcext:value-type="string">
            <text:p>deity</text:p>
          </table:table-cell>
          <table:table-cell/>
          <table:table-cell table:formula="of:=LOWER([.C33])" office:value-type="string" office:string-value="deity" calcext:value-type="string">
            <text:p>deity</text:p>
          </table:table-cell>
          <table:table-cell/>
          <table:table-cell office:value-type="string" calcext:value-type="string">
            <text:p>deity</text:p>
          </table:table-cell>
        </table:table-row>
        <table:table-row table:style-name="ro1">
          <table:table-cell office:value-type="string" calcext:value-type="string">
            <text:p>dangling</text:p>
          </table:table-cell>
          <table:table-cell/>
          <table:table-cell table:formula="of:=OFFSET([.$A$95];-ROW();0;1;1)" office:value-type="string" office:string-value="forefront" calcext:value-type="string">
            <text:p>forefront</text:p>
          </table:table-cell>
          <table:table-cell/>
          <table:table-cell table:formula="of:=LOWER([.C34])" office:value-type="string" office:string-value="forefront" calcext:value-type="string">
            <text:p>forefront</text:p>
          </table:table-cell>
          <table:table-cell/>
          <table:table-cell office:value-type="string" calcext:value-type="string">
            <text:p>forefront</text:p>
          </table:table-cell>
        </table:table-row>
        <table:table-row table:style-name="ro1">
          <table:table-cell office:value-type="string" calcext:value-type="string">
            <text:p>baptism</text:p>
          </table:table-cell>
          <table:table-cell/>
          <table:table-cell table:formula="of:=OFFSET([.$A$95];-ROW();0;1;1)" office:value-type="string" office:string-value="unenlightened" calcext:value-type="string">
            <text:p>unenlightened</text:p>
          </table:table-cell>
          <table:table-cell/>
          <table:table-cell table:formula="of:=LOWER([.C35])" office:value-type="string" office:string-value="unenlightened" calcext:value-type="string">
            <text:p>unenlightened</text:p>
          </table:table-cell>
          <table:table-cell/>
          <table:table-cell office:value-type="string" calcext:value-type="string">
            <text:p>unenlightened</text:p>
          </table:table-cell>
        </table:table-row>
        <table:table-row table:style-name="ro1">
          <table:table-cell office:value-type="string" calcext:value-type="string">
            <text:p>exorcism</text:p>
          </table:table-cell>
          <table:table-cell/>
          <table:table-cell table:formula="of:=OFFSET([.$A$95];-ROW();0;1;1)" office:value-type="string" office:string-value="puff" calcext:value-type="string">
            <text:p>puff</text:p>
          </table:table-cell>
          <table:table-cell/>
          <table:table-cell table:formula="of:=LOWER([.C36])" office:value-type="string" office:string-value="puff" calcext:value-type="string">
            <text:p>puff</text:p>
          </table:table-cell>
          <table:table-cell/>
          <table:table-cell office:value-type="string" calcext:value-type="string">
            <text:p>puff</text:p>
          </table:table-cell>
        </table:table-row>
        <table:table-row table:style-name="ro1">
          <table:table-cell office:value-type="string" calcext:value-type="string">
            <text:p>exorcisms</text:p>
          </table:table-cell>
          <table:table-cell/>
          <table:table-cell table:formula="of:=OFFSET([.$A$95];-ROW();0;1;1)" office:value-type="string" office:string-value="befell" calcext:value-type="string">
            <text:p>befell</text:p>
          </table:table-cell>
          <table:table-cell/>
          <table:table-cell table:formula="of:=LOWER([.C37])" office:value-type="string" office:string-value="befell" calcext:value-type="string">
            <text:p>befell</text:p>
          </table:table-cell>
          <table:table-cell/>
          <table:table-cell office:value-type="string" calcext:value-type="string">
            <text:p>befell</text:p>
          </table:table-cell>
        </table:table-row>
        <table:table-row table:style-name="ro1">
          <table:table-cell office:value-type="string" calcext:value-type="string">
            <text:p>depict</text:p>
          </table:table-cell>
          <table:table-cell/>
          <table:table-cell table:formula="of:=OFFSET([.$A$95];-ROW();0;1;1)" office:value-type="string" office:string-value="befall" calcext:value-type="string">
            <text:p>befall</text:p>
          </table:table-cell>
          <table:table-cell/>
          <table:table-cell table:formula="of:=LOWER([.C38])" office:value-type="string" office:string-value="befall" calcext:value-type="string">
            <text:p>befall</text:p>
          </table:table-cell>
          <table:table-cell/>
          <table:table-cell office:value-type="string" calcext:value-type="string">
            <text:p>befall</text:p>
          </table:table-cell>
        </table:table-row>
        <table:table-row table:style-name="ro1">
          <table:table-cell office:value-type="string" calcext:value-type="string">
            <text:p>depicting</text:p>
          </table:table-cell>
          <table:table-cell/>
          <table:table-cell table:formula="of:=OFFSET([.$A$95];-ROW();0;1;1)" office:value-type="string" office:string-value="outlive" calcext:value-type="string">
            <text:p>outlive</text:p>
          </table:table-cell>
          <table:table-cell/>
          <table:table-cell table:formula="of:=LOWER([.C39])" office:value-type="string" office:string-value="outlive" calcext:value-type="string">
            <text:p>outlive</text:p>
          </table:table-cell>
          <table:table-cell/>
          <table:table-cell office:value-type="string" calcext:value-type="string">
            <text:p>outlive</text:p>
          </table:table-cell>
        </table:table-row>
        <table:table-row table:style-name="ro1">
          <table:table-cell office:value-type="string" calcext:value-type="string">
            <text:p>montage</text:p>
          </table:table-cell>
          <table:table-cell/>
          <table:table-cell table:formula="of:=OFFSET([.$A$95];-ROW();0;1;1)" office:value-type="string" office:string-value="dwindle" calcext:value-type="string">
            <text:p>dwindle</text:p>
          </table:table-cell>
          <table:table-cell/>
          <table:table-cell table:formula="of:=LOWER([.C40])" office:value-type="string" office:string-value="dwindle" calcext:value-type="string">
            <text:p>dwindle</text:p>
          </table:table-cell>
          <table:table-cell/>
          <table:table-cell office:value-type="string" calcext:value-type="string">
            <text:p>dwindle</text:p>
          </table:table-cell>
        </table:table-row>
        <table:table-row table:style-name="ro1">
          <table:table-cell office:value-type="string" calcext:value-type="string">
            <text:p>omnipotent</text:p>
          </table:table-cell>
          <table:table-cell/>
          <table:table-cell table:formula="of:=OFFSET([.$A$95];-ROW();0;1;1)" office:value-type="string" office:string-value="angst" calcext:value-type="string">
            <text:p>angst</text:p>
          </table:table-cell>
          <table:table-cell/>
          <table:table-cell table:formula="of:=LOWER([.C41])" office:value-type="string" office:string-value="angst" calcext:value-type="string">
            <text:p>angst</text:p>
          </table:table-cell>
          <table:table-cell/>
          <table:table-cell office:value-type="string" calcext:value-type="string">
            <text:p>angst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/>
          <table:table-cell table:formula="of:=OFFSET([.$A$95];-ROW();0;1;1)" office:value-type="string" office:string-value="bloodshed" calcext:value-type="string">
            <text:p>bloodshed</text:p>
          </table:table-cell>
          <table:table-cell/>
          <table:table-cell table:formula="of:=LOWER([.C42])" office:value-type="string" office:string-value="bloodshed" calcext:value-type="string">
            <text:p>bloodshed</text:p>
          </table:table-cell>
          <table:table-cell/>
          <table:table-cell office:value-type="string" calcext:value-type="string">
            <text:p>bloodshed</text:p>
          </table:table-cell>
        </table:table-row>
        <table:table-row table:style-name="ro1">
          <table:table-cell office:value-type="string" calcext:value-type="string">
            <text:p>divinely</text:p>
          </table:table-cell>
          <table:table-cell/>
          <table:table-cell table:formula="of:=OFFSET([.$A$95];-ROW();0;1;1)" office:value-type="string" office:string-value="clattering" calcext:value-type="string">
            <text:p>clattering</text:p>
          </table:table-cell>
          <table:table-cell/>
          <table:table-cell table:formula="of:=LOWER([.C43])" office:value-type="string" office:string-value="clattering" calcext:value-type="string">
            <text:p>clattering</text:p>
          </table:table-cell>
          <table:table-cell/>
          <table:table-cell office:value-type="string" calcext:value-type="string">
            <text:p>clattering</text:p>
          </table:table-cell>
        </table:table-row>
        <table:table-row table:style-name="ro1">
          <table:table-cell office:value-type="string" calcext:value-type="string">
            <text:p>burka</text:p>
          </table:table-cell>
          <table:table-cell/>
          <table:table-cell table:formula="of:=OFFSET([.$A$95];-ROW();0;1;1)" office:value-type="string" office:string-value="clatter" calcext:value-type="string">
            <text:p>clatter</text:p>
          </table:table-cell>
          <table:table-cell/>
          <table:table-cell table:formula="of:=LOWER([.C44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</table:table-row>
        <table:table-row table:style-name="ro1">
          <table:table-cell office:value-type="string" calcext:value-type="string">
            <text:p>shroud</text:p>
          </table:table-cell>
          <table:table-cell/>
          <table:table-cell table:formula="of:=OFFSET([.$A$95];-ROW();0;1;1)" office:value-type="string" office:string-value="pagan" calcext:value-type="string">
            <text:p>pagan</text:p>
          </table:table-cell>
          <table:table-cell/>
          <table:table-cell table:formula="of:=LOWER([.C45])" office:value-type="string" office:string-value="pagan" calcext:value-type="string">
            <text:p>pagan</text:p>
          </table:table-cell>
          <table:table-cell/>
          <table:table-cell office:value-type="string" calcext:value-type="string">
            <text:p>pagan</text:p>
          </table:table-cell>
        </table:table-row>
        <table:table-row table:style-name="ro1">
          <table:table-cell office:value-type="string" calcext:value-type="string">
            <text:p>anthropologist</text:p>
          </table:table-cell>
          <table:table-cell/>
          <table:table-cell table:formula="of:=OFFSET([.$A$95];-ROW();0;1;1)" office:value-type="string" office:string-value="bust" calcext:value-type="string">
            <text:p>bust</text:p>
          </table:table-cell>
          <table:table-cell/>
          <table:table-cell table:formula="of:=LOWER([.C46])" office:value-type="string" office:string-value="bust" calcext:value-type="string">
            <text:p>bust</text:p>
          </table:table-cell>
          <table:table-cell/>
          <table:table-cell office:value-type="string" calcext:value-type="string">
            <text:p>bust</text:p>
          </table:table-cell>
        </table:table-row>
        <table:table-row table:style-name="ro1">
          <table:table-cell office:value-type="string" calcext:value-type="string">
            <text:p>vengeful</text:p>
          </table:table-cell>
          <table:table-cell/>
          <table:table-cell table:formula="of:=OFFSET([.$A$95];-ROW();0;1;1)" office:value-type="string" office:string-value="languish" calcext:value-type="string">
            <text:p>languish</text:p>
          </table:table-cell>
          <table:table-cell/>
          <table:table-cell table:formula="of:=LOWER([.C47])" office:value-type="string" office:string-value="languish" calcext:value-type="string">
            <text:p>languish</text:p>
          </table:table-cell>
          <table:table-cell/>
          <table:table-cell office:value-type="string" calcext:value-type="string">
            <text:p>languish</text:p>
          </table:table-cell>
        </table:table-row>
        <table:table-row table:style-name="ro1">
          <table:table-cell office:value-type="string" calcext:value-type="string">
            <text:p>languish</text:p>
          </table:table-cell>
          <table:table-cell/>
          <table:table-cell table:formula="of:=OFFSET([.$A$95];-ROW();0;1;1)" office:value-type="string" office:string-value="vengeful" calcext:value-type="string">
            <text:p>vengeful</text:p>
          </table:table-cell>
          <table:table-cell/>
          <table:table-cell table:formula="of:=LOWER([.C48])" office:value-type="string" office:string-value="vengeful" calcext:value-type="string">
            <text:p>vengeful</text:p>
          </table:table-cell>
          <table:table-cell/>
          <table:table-cell office:value-type="string" calcext:value-type="string">
            <text:p>vengeful</text:p>
          </table:table-cell>
        </table:table-row>
        <table:table-row table:style-name="ro1">
          <table:table-cell office:value-type="string" calcext:value-type="string">
            <text:p>bust</text:p>
          </table:table-cell>
          <table:table-cell/>
          <table:table-cell table:formula="of:=OFFSET([.$A$95];-ROW();0;1;1)" office:value-type="string" office:string-value="anthropologist" calcext:value-type="string">
            <text:p>anthropologist</text:p>
          </table:table-cell>
          <table:table-cell/>
          <table:table-cell table:formula="of:=LOWER([.C49])" office:value-type="string" office:string-value="anthropologist" calcext:value-type="string">
            <text:p>anthropologist</text:p>
          </table:table-cell>
          <table:table-cell/>
          <table:table-cell office:value-type="string" calcext:value-type="string">
            <text:p>anthropologist</text:p>
          </table:table-cell>
        </table:table-row>
        <table:table-row table:style-name="ro1">
          <table:table-cell office:value-type="string" calcext:value-type="string">
            <text:p>pagan</text:p>
          </table:table-cell>
          <table:table-cell/>
          <table:table-cell table:formula="of:=OFFSET([.$A$95];-ROW();0;1;1)" office:value-type="string" office:string-value="shroud" calcext:value-type="string">
            <text:p>shroud</text:p>
          </table:table-cell>
          <table:table-cell/>
          <table:table-cell table:formula="of:=LOWER([.C50])" office:value-type="string" office:string-value="shroud" calcext:value-type="string">
            <text:p>shroud</text:p>
          </table:table-cell>
          <table:table-cell/>
          <table:table-cell office:value-type="string" calcext:value-type="string">
            <text:p>shroud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/>
          <table:table-cell table:formula="of:=OFFSET([.$A$95];-ROW();0;1;1)" office:value-type="string" office:string-value="burka" calcext:value-type="string">
            <text:p>burka</text:p>
          </table:table-cell>
          <table:table-cell/>
          <table:table-cell table:formula="of:=LOWER([.C51])" office:value-type="string" office:string-value="burka" calcext:value-type="string">
            <text:p>burka</text:p>
          </table:table-cell>
          <table:table-cell/>
          <table:table-cell office:value-type="string" calcext:value-type="string">
            <text:p>burka</text:p>
          </table:table-cell>
        </table:table-row>
        <table:table-row table:style-name="ro1">
          <table:table-cell office:value-type="string" calcext:value-type="string">
            <text:p>clattering</text:p>
          </table:table-cell>
          <table:table-cell/>
          <table:table-cell table:formula="of:=OFFSET([.$A$95];-ROW();0;1;1)" office:value-type="string" office:string-value="divinely" calcext:value-type="string">
            <text:p>divinely</text:p>
          </table:table-cell>
          <table:table-cell/>
          <table:table-cell table:formula="of:=LOWER([.C52])" office:value-type="string" office:string-value="divinely" calcext:value-type="string">
            <text:p>divinely</text:p>
          </table:table-cell>
          <table:table-cell/>
          <table:table-cell office:value-type="string" calcext:value-type="string">
            <text:p>divinely</text:p>
          </table:table-cell>
        </table:table-row>
        <table:table-row table:style-name="ro1">
          <table:table-cell office:value-type="string" calcext:value-type="string">
            <text:p>bloodshed</text:p>
          </table:table-cell>
          <table:table-cell/>
          <table:table-cell table:formula="of:=OFFSET([.$A$95];-ROW();0;1;1)" office:value-type="string" office:string-value="divine" calcext:value-type="string">
            <text:p>divine</text:p>
          </table:table-cell>
          <table:table-cell/>
          <table:table-cell table:formula="of:=LOWER([.C53])" office:value-type="string" office:string-value="divine" calcext:value-type="string">
            <text:p>divine</text:p>
          </table:table-cell>
          <table:table-cell/>
          <table:table-cell office:value-type="string" calcext:value-type="string">
            <text:p>divine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/>
          <table:table-cell table:formula="of:=OFFSET([.$A$95];-ROW();0;1;1)" office:value-type="string" office:string-value="omnipotent" calcext:value-type="string">
            <text:p>omnipotent</text:p>
          </table:table-cell>
          <table:table-cell/>
          <table:table-cell table:formula="of:=LOWER([.C54])" office:value-type="string" office:string-value="omnipotent" calcext:value-type="string">
            <text:p>omnipotent</text:p>
          </table:table-cell>
          <table:table-cell/>
          <table:table-cell office:value-type="string" calcext:value-type="string">
            <text:p>omnipotent</text:p>
          </table:table-cell>
        </table:table-row>
        <table:table-row table:style-name="ro1">
          <table:table-cell office:value-type="string" calcext:value-type="string">
            <text:p>dwindle</text:p>
          </table:table-cell>
          <table:table-cell/>
          <table:table-cell table:formula="of:=OFFSET([.$A$95];-ROW();0;1;1)" office:value-type="string" office:string-value="montage" calcext:value-type="string">
            <text:p>montage</text:p>
          </table:table-cell>
          <table:table-cell/>
          <table:table-cell table:formula="of:=LOWER([.C55])" office:value-type="string" office:string-value="montage" calcext:value-type="string">
            <text:p>montage</text:p>
          </table:table-cell>
          <table:table-cell/>
          <table:table-cell office:value-type="string" calcext:value-type="string">
            <text:p>montage</text:p>
          </table:table-cell>
        </table:table-row>
        <table:table-row table:style-name="ro1">
          <table:table-cell office:value-type="string" calcext:value-type="string">
            <text:p>outlive</text:p>
          </table:table-cell>
          <table:table-cell/>
          <table:table-cell table:formula="of:=OFFSET([.$A$95];-ROW();0;1;1)" office:value-type="string" office:string-value="depicting" calcext:value-type="string">
            <text:p>depicting</text:p>
          </table:table-cell>
          <table:table-cell/>
          <table:table-cell table:formula="of:=LOWER([.C56])" office:value-type="string" office:string-value="depicting" calcext:value-type="string">
            <text:p>depicting</text:p>
          </table:table-cell>
          <table:table-cell/>
          <table:table-cell office:value-type="string" calcext:value-type="string">
            <text:p>depicting</text:p>
          </table:table-cell>
        </table:table-row>
        <table:table-row table:style-name="ro1">
          <table:table-cell office:value-type="string" calcext:value-type="string">
            <text:p>befall</text:p>
          </table:table-cell>
          <table:table-cell/>
          <table:table-cell table:formula="of:=OFFSET([.$A$95];-ROW();0;1;1)" office:value-type="string" office:string-value="depict" calcext:value-type="string">
            <text:p>depict</text:p>
          </table:table-cell>
          <table:table-cell/>
          <table:table-cell table:formula="of:=LOWER([.C57])" office:value-type="string" office:string-value="depict" calcext:value-type="string">
            <text:p>depict</text:p>
          </table:table-cell>
          <table:table-cell/>
          <table:table-cell office:value-type="string" calcext:value-type="string">
            <text:p>depict</text:p>
          </table:table-cell>
        </table:table-row>
        <table:table-row table:style-name="ro1">
          <table:table-cell office:value-type="string" calcext:value-type="string">
            <text:p>befell</text:p>
          </table:table-cell>
          <table:table-cell/>
          <table:table-cell table:formula="of:=OFFSET([.$A$95];-ROW();0;1;1)" office:value-type="string" office:string-value="exorcisms" calcext:value-type="string">
            <text:p>exorcisms</text:p>
          </table:table-cell>
          <table:table-cell/>
          <table:table-cell table:formula="of:=LOWER([.C58])" office:value-type="string" office:string-value="exorcisms" calcext:value-type="string">
            <text:p>exorcisms</text:p>
          </table:table-cell>
          <table:table-cell/>
          <table:table-cell office:value-type="string" calcext:value-type="string">
            <text:p>exorcisms</text:p>
          </table:table-cell>
        </table:table-row>
        <table:table-row table:style-name="ro1">
          <table:table-cell office:value-type="string" calcext:value-type="string">
            <text:p>puff</text:p>
          </table:table-cell>
          <table:table-cell/>
          <table:table-cell table:formula="of:=OFFSET([.$A$95];-ROW();0;1;1)" office:value-type="string" office:string-value="exorcism" calcext:value-type="string">
            <text:p>exorcism</text:p>
          </table:table-cell>
          <table:table-cell/>
          <table:table-cell table:formula="of:=LOWER([.C59])" office:value-type="string" office:string-value="exorcism" calcext:value-type="string">
            <text:p>exorcism</text:p>
          </table:table-cell>
          <table:table-cell/>
          <table:table-cell office:value-type="string" calcext:value-type="string">
            <text:p>exorcism</text:p>
          </table:table-cell>
        </table:table-row>
        <table:table-row table:style-name="ro1">
          <table:table-cell office:value-type="string" calcext:value-type="string">
            <text:p>unenlightened</text:p>
          </table:table-cell>
          <table:table-cell/>
          <table:table-cell table:formula="of:=OFFSET([.$A$95];-ROW();0;1;1)" office:value-type="string" office:string-value="baptism" calcext:value-type="string">
            <text:p>baptism</text:p>
          </table:table-cell>
          <table:table-cell/>
          <table:table-cell table:formula="of:=LOWER([.C60])" office:value-type="string" office:string-value="baptism" calcext:value-type="string">
            <text:p>baptism</text:p>
          </table:table-cell>
          <table:table-cell/>
          <table:table-cell office:value-type="string" calcext:value-type="string">
            <text:p>baptism</text:p>
          </table:table-cell>
        </table:table-row>
        <table:table-row table:style-name="ro1">
          <table:table-cell office:value-type="string" calcext:value-type="string">
            <text:p>forefront</text:p>
          </table:table-cell>
          <table:table-cell/>
          <table:table-cell table:formula="of:=OFFSET([.$A$95];-ROW();0;1;1)" office:value-type="string" office:string-value="dangling" calcext:value-type="string">
            <text:p>dangling</text:p>
          </table:table-cell>
          <table:table-cell/>
          <table:table-cell table:formula="of:=LOWER([.C61])" office:value-type="string" office:string-value="dangling" calcext:value-type="string">
            <text:p>dangling</text:p>
          </table:table-cell>
          <table:table-cell/>
          <table:table-cell office:value-type="string" calcext:value-type="string">
            <text:p>dangling</text:p>
          </table:table-cell>
        </table:table-row>
        <table:table-row table:style-name="ro1">
          <table:table-cell office:value-type="string" calcext:value-type="string">
            <text:p>deity</text:p>
          </table:table-cell>
          <table:table-cell/>
          <table:table-cell table:formula="of:=OFFSET([.$A$95];-ROW();0;1;1)" office:value-type="string" office:string-value="dangle" calcext:value-type="string">
            <text:p>dangle</text:p>
          </table:table-cell>
          <table:table-cell/>
          <table:table-cell table:formula="of:=LOWER([.C62])" office:value-type="string" office:string-value="dangle" calcext:value-type="string">
            <text:p>dangle</text:p>
          </table:table-cell>
          <table:table-cell/>
          <table:table-cell office:value-type="string" calcext:value-type="string">
            <text:p>dangle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95];-ROW();0;1;1)" office:value-type="string" office:string-value="plummeted" calcext:value-type="string">
            <text:p>plummeted</text:p>
          </table:table-cell>
          <table:table-cell/>
          <table:table-cell table:formula="of:=LOWER([.C63])" office:value-type="string" office:string-value="plummeted" calcext:value-type="string">
            <text:p>plummeted</text:p>
          </table:table-cell>
          <table:table-cell/>
          <table:table-cell office:value-type="string" calcext:value-type="string">
            <text:p>plummeted</text:p>
          </table:table-cell>
        </table:table-row>
        <table:table-row table:style-name="ro1">
          <table:table-cell office:value-type="string" calcext:value-type="string">
            <text:p>That is to say</text:p>
          </table:table-cell>
          <table:table-cell/>
          <table:table-cell table:formula="of:=OFFSET([.$A$95];-ROW();0;1;1)" office:value-type="string" office:string-value="plummet" calcext:value-type="string">
            <text:p>plummet</text:p>
          </table:table-cell>
          <table:table-cell/>
          <table:table-cell table:formula="of:=LOWER([.C64])" office:value-type="string" office:string-value="plummet" calcext:value-type="string">
            <text:p>plummet</text:p>
          </table:table-cell>
          <table:table-cell/>
          <table:table-cell office:value-type="string" calcext:value-type="string">
            <text:p>plummet</text:p>
          </table:table-cell>
        </table:table-row>
        <table:table-row table:style-name="ro1">
          <table:table-cell office:value-type="string" calcext:value-type="string">
            <text:p>superimpose</text:p>
          </table:table-cell>
          <table:table-cell/>
          <table:table-cell table:formula="of:=OFFSET([.$A$95];-ROW();0;1;1)" office:value-type="string" office:string-value="crumble" calcext:value-type="string">
            <text:p>crumble</text:p>
          </table:table-cell>
          <table:table-cell/>
          <table:table-cell table:formula="of:=LOWER([.C65])" office:value-type="string" office:string-value="crumble" calcext:value-type="string">
            <text:p>crumble</text:p>
          </table:table-cell>
          <table:table-cell/>
          <table:table-cell office:value-type="string" calcext:value-type="string">
            <text:p>crumble</text:p>
          </table:table-cell>
        </table:table-row>
        <table:table-row table:style-name="ro1">
          <table:table-cell office:value-type="string" calcext:value-type="string">
            <text:p>ingeniously</text:p>
          </table:table-cell>
          <table:table-cell/>
          <table:table-cell table:formula="of:=OFFSET([.$A$95];-ROW();0;1;1)" office:value-type="string" office:string-value="scrutiny" calcext:value-type="string">
            <text:p>scrutiny</text:p>
          </table:table-cell>
          <table:table-cell/>
          <table:table-cell table:formula="of:=LOWER([.C66])" office:value-type="string" office:string-value="scrutiny" calcext:value-type="string">
            <text:p>scrutiny</text:p>
          </table:table-cell>
          <table:table-cell/>
          <table:table-cell office:value-type="string" calcext:value-type="string">
            <text:p>scrutiny</text:p>
          </table:table-cell>
        </table:table-row>
        <table:table-row table:style-name="ro1">
          <table:table-cell office:value-type="string" calcext:value-type="string">
            <text:p>whiff</text:p>
          </table:table-cell>
          <table:table-cell/>
          <table:table-cell table:formula="of:=OFFSET([.$A$95];-ROW();0;1;1)" office:value-type="string" office:string-value="catchy" calcext:value-type="string">
            <text:p>catchy</text:p>
          </table:table-cell>
          <table:table-cell/>
          <table:table-cell table:formula="of:=LOWER([.C67])" office:value-type="string" office:string-value="catchy" calcext:value-type="string">
            <text:p>catchy</text:p>
          </table:table-cell>
          <table:table-cell/>
          <table:table-cell office:value-type="string" calcext:value-type="string">
            <text:p>catchy</text:p>
          </table:table-cell>
        </table:table-row>
        <table:table-row table:style-name="ro1">
          <table:table-cell office:value-type="string" calcext:value-type="string">
            <text:p>forge</text:p>
          </table:table-cell>
          <table:table-cell/>
          <table:table-cell table:formula="of:=OFFSET([.$A$95];-ROW();0;1;1)" office:value-type="string" office:string-value="sizzled" calcext:value-type="string">
            <text:p>sizzled</text:p>
          </table:table-cell>
          <table:table-cell/>
          <table:table-cell table:formula="of:=LOWER([.C68])" office:value-type="string" office:string-value="sizzled" calcext:value-type="string">
            <text:p>sizzled</text:p>
          </table:table-cell>
          <table:table-cell/>
          <table:table-cell office:value-type="string" calcext:value-type="string">
            <text:p>sizzled</text:p>
          </table:table-cell>
        </table:table-row>
        <table:table-row table:style-name="ro1">
          <table:table-cell office:value-type="string" calcext:value-type="string">
            <text:p>abduction</text:p>
          </table:table-cell>
          <table:table-cell/>
          <table:table-cell table:formula="of:=OFFSET([.$A$95];-ROW();0;1;1)" office:value-type="string" office:string-value="sizzle" calcext:value-type="string">
            <text:p>sizzle</text:p>
          </table:table-cell>
          <table:table-cell/>
          <table:table-cell table:formula="of:=LOWER([.C69])" office:value-type="string" office:string-value="sizzle" calcext:value-type="string">
            <text:p>sizzle</text:p>
          </table:table-cell>
          <table:table-cell/>
          <table:table-cell office:value-type="string" calcext:value-type="string">
            <text:p>sizzle</text:p>
          </table:table-cell>
        </table:table-row>
        <table:table-row table:style-name="ro1">
          <table:table-cell office:value-type="string" calcext:value-type="string">
            <text:p>Persephone</text:p>
          </table:table-cell>
          <table:table-cell/>
          <table:table-cell table:formula="of:=OFFSET([.$A$95];-ROW();0;1;1)" office:value-type="string" office:string-value="Ganesha" calcext:value-type="string">
            <text:p>Ganesha</text:p>
          </table:table-cell>
          <table:table-cell/>
          <table:table-cell table:formula="of:=LOWER([.C70])" office:value-type="string" office:string-value="ganesha" calcext:value-type="string">
            <text:p>ganesha</text:p>
          </table:table-cell>
          <table:table-cell/>
          <table:table-cell office:value-type="string" calcext:value-type="string">
            <text:p>ganesha</text:p>
          </table:table-cell>
        </table:table-row>
        <table:table-row table:style-name="ro1">
          <table:table-cell office:value-type="string" calcext:value-type="string">
            <text:p>snowdrift</text:p>
          </table:table-cell>
          <table:table-cell/>
          <table:table-cell table:formula="of:=OFFSET([.$A$95];-ROW();0;1;1)" office:value-type="string" office:string-value="DESPISE" calcext:value-type="string">
            <text:p>DESPISE</text:p>
          </table:table-cell>
          <table:table-cell/>
          <table:table-cell table:formula="of:=LOWER([.C71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/>
          <table:table-cell table:formula="of:=OFFSET([.$A$95];-ROW();0;1;1)" office:value-type="string" office:string-value="inclined" calcext:value-type="string">
            <text:p>inclined</text:p>
          </table:table-cell>
          <table:table-cell/>
          <table:table-cell table:formula="of:=LOWER([.C72])" office:value-type="string" office:string-value="inclined" calcext:value-type="string">
            <text:p>inclined</text:p>
          </table:table-cell>
          <table:table-cell/>
          <table:table-cell office:value-type="string" calcext:value-type="string">
            <text:p>inclined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table:formula="of:=OFFSET([.$A$95];-ROW();0;1;1)" office:value-type="string" office:string-value="cacophony" calcext:value-type="string">
            <text:p>cacophony</text:p>
          </table:table-cell>
          <table:table-cell/>
          <table:table-cell table:formula="of:=LOWER([.C73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cacophony</text:p>
          </table:table-cell>
        </table:table-row>
        <table:table-row table:style-name="ro1">
          <table:table-cell office:value-type="string" calcext:value-type="string">
            <text:p>materialize</text:p>
          </table:table-cell>
          <table:table-cell/>
          <table:table-cell table:formula="of:=OFFSET([.$A$95];-ROW();0;1;1)" office:value-type="string" office:string-value="discordant" calcext:value-type="string">
            <text:p>discordant</text:p>
          </table:table-cell>
          <table:table-cell/>
          <table:table-cell table:formula="of:=LOWER([.C74])" office:value-type="string" office:string-value="discordant" calcext:value-type="string">
            <text:p>discordant</text:p>
          </table:table-cell>
          <table:table-cell/>
          <table:table-cell office:value-type="string" calcext:value-type="string">
            <text:p>discordant</text:p>
          </table:table-cell>
        </table:table-row>
        <table:table-row table:style-name="ro1">
          <table:table-cell office:value-type="string" calcext:value-type="string">
            <text:p>materialized</text:p>
          </table:table-cell>
          <table:table-cell/>
          <table:table-cell table:formula="of:=OFFSET([.$A$95];-ROW();0;1;1)" office:value-type="string" office:string-value="clamor" calcext:value-type="string">
            <text:p>clamor</text:p>
          </table:table-cell>
          <table:table-cell/>
          <table:table-cell table:formula="of:=LOWER([.C75])" office:value-type="string" office:string-value="clamor" calcext:value-type="string">
            <text:p>clamor</text:p>
          </table:table-cell>
          <table:table-cell/>
          <table:table-cell office:value-type="string" calcext:value-type="string">
            <text:p>clamor</text:p>
          </table:table-cell>
        </table:table-row>
        <table:table-row table:style-name="ro1">
          <table:table-cell office:value-type="string" calcext:value-type="string">
            <text:p>ebb</text:p>
          </table:table-cell>
          <table:table-cell/>
          <table:table-cell table:formula="of:=OFFSET([.$A$95];-ROW();0;1;1)" office:value-type="string" office:string-value="haphazard" calcext:value-type="string">
            <text:p>haphazard</text:p>
          </table:table-cell>
          <table:table-cell/>
          <table:table-cell table:formula="of:=LOWER([.C76])" office:value-type="string" office:string-value="haphazard" calcext:value-type="string">
            <text:p>haphazard</text:p>
          </table:table-cell>
          <table:table-cell/>
          <table:table-cell office:value-type="string" calcext:value-type="string">
            <text:p>haphazard</text:p>
          </table:table-cell>
        </table:table-row>
        <table:table-row table:style-name="ro1">
          <table:table-cell office:value-type="string" calcext:value-type="string">
            <text:p>surreal</text:p>
          </table:table-cell>
          <table:table-cell/>
          <table:table-cell table:formula="of:=OFFSET([.$A$95];-ROW();0;1;1)" office:value-type="string" office:string-value="din" calcext:value-type="string">
            <text:p>din</text:p>
          </table:table-cell>
          <table:table-cell/>
          <table:table-cell table:formula="of:=LOWER([.C77])" office:value-type="string" office:string-value="din" calcext:value-type="string">
            <text:p>din</text:p>
          </table:table-cell>
          <table:table-cell/>
          <table:table-cell office:value-type="string" calcext:value-type="string">
            <text:p>din</text:p>
          </table:table-cell>
        </table:table-row>
        <table:table-row table:style-name="ro1">
          <table:table-cell office:value-type="string" calcext:value-type="string">
            <text:p>infertility</text:p>
          </table:table-cell>
          <table:table-cell/>
          <table:table-cell table:formula="of:=OFFSET([.$A$95];-ROW();0;1;1)" office:value-type="string" office:string-value="supplanted" calcext:value-type="string">
            <text:p>supplanted</text:p>
          </table:table-cell>
          <table:table-cell/>
          <table:table-cell table:formula="of:=LOWER([.C78])" office:value-type="string" office:string-value="supplanted" calcext:value-type="string">
            <text:p>supplanted</text:p>
          </table:table-cell>
          <table:table-cell/>
          <table:table-cell office:value-type="string" calcext:value-type="string">
            <text:p>supplanted</text:p>
          </table:table-cell>
        </table:table-row>
        <table:table-row table:style-name="ro1">
          <table:table-cell office:value-type="string" calcext:value-type="string">
            <text:p>pantheon</text:p>
          </table:table-cell>
          <table:table-cell/>
          <table:table-cell table:formula="of:=OFFSET([.$A$95];-ROW();0;1;1)" office:value-type="string" office:string-value="supplant" calcext:value-type="string">
            <text:p>supplant</text:p>
          </table:table-cell>
          <table:table-cell/>
          <table:table-cell table:formula="of:=LOWER([.C79])" office:value-type="string" office:string-value="supplant" calcext:value-type="string">
            <text:p>supplant</text:p>
          </table:table-cell>
          <table:table-cell/>
          <table:table-cell office:value-type="string" calcext:value-type="string">
            <text:p>supplant</text:p>
          </table:table-cell>
        </table:table-row>
        <table:table-row table:style-name="ro1">
          <table:table-cell office:value-type="string" calcext:value-type="string">
            <text:p>rapt</text:p>
          </table:table-cell>
          <table:table-cell/>
          <table:table-cell table:formula="of:=OFFSET([.$A$95];-ROW();0;1;1)" office:value-type="string" office:string-value="soothing" calcext:value-type="string">
            <text:p>soothing</text:p>
          </table:table-cell>
          <table:table-cell/>
          <table:table-cell table:formula="of:=LOWER([.C80])" office:value-type="string" office:string-value="soothing" calcext:value-type="string">
            <text:p>soothing</text:p>
          </table:table-cell>
          <table:table-cell/>
          <table:table-cell office:value-type="string" calcext:value-type="string">
            <text:p>soothing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95];-ROW();0;1;1)" office:value-type="string" office:string-value="rejoice" calcext:value-type="string">
            <text:p>rejoice</text:p>
          </table:table-cell>
          <table:table-cell/>
          <table:table-cell table:formula="of:=LOWER([.C81])" office:value-type="string" office:string-value="rejoice" calcext:value-type="string">
            <text:p>rejoice</text:p>
          </table:table-cell>
          <table:table-cell/>
          <table:table-cell office:value-type="string" calcext:value-type="string">
            <text:p>rejoice</text:p>
          </table:table-cell>
        </table:table-row>
        <table:table-row table:style-name="ro1">
          <table:table-cell office:value-type="string" calcext:value-type="string">
            <text:p>jolt up</text:p>
          </table:table-cell>
          <table:table-cell/>
          <table:table-cell table:formula="of:=OFFSET([.$A$95];-ROW();0;1;1)" office:value-type="string" office:string-value="jigsaw" calcext:value-type="string">
            <text:p>jigsaw</text:p>
          </table:table-cell>
          <table:table-cell/>
          <table:table-cell table:formula="of:=LOWER([.C82])" office:value-type="string" office:string-value="jigsaw" calcext:value-type="string">
            <text:p>jigsaw</text:p>
          </table:table-cell>
          <table:table-cell/>
          <table:table-cell office:value-type="string" calcext:value-type="string">
            <text:p>jigsaw</text:p>
          </table:table-cell>
        </table:table-row>
        <table:table-row table:style-name="ro1">
          <table:table-cell office:value-type="string" calcext:value-type="string">
            <text:p>acclimate</text:p>
          </table:table-cell>
          <table:table-cell/>
          <table:table-cell table:formula="of:=OFFSET([.$A$95];-ROW();0;1;1)" office:value-type="string" office:string-value="jigsaw puzzle" calcext:value-type="string">
            <text:p>jigsaw puzzle</text:p>
          </table:table-cell>
          <table:table-cell/>
          <table:table-cell table:formula="of:=LOWER([.C83])" office:value-type="string" office:string-value="jigsaw puzzle" calcext:value-type="string">
            <text:p>jigsaw puzzle</text:p>
          </table:table-cell>
          <table:table-cell/>
          <table:table-cell office:value-type="string" calcext:value-type="string">
            <text:p>jigsaw puzzle</text:p>
          </table:table-cell>
        </table:table-row>
        <table:table-row table:style-name="ro1">
          <table:table-cell office:value-type="string" calcext:value-type="string">
            <text:p>acclimated</text:p>
          </table:table-cell>
          <table:table-cell/>
          <table:table-cell table:formula="of:=OFFSET([.$A$95];-ROW();0;1;1)" office:value-type="string" office:string-value="predisposition" calcext:value-type="string">
            <text:p>predisposition</text:p>
          </table:table-cell>
          <table:table-cell/>
          <table:table-cell table:formula="of:=LOWER([.C84])" office:value-type="string" office:string-value="predisposition" calcext:value-type="string">
            <text:p>predisposition</text:p>
          </table:table-cell>
          <table:table-cell/>
          <table:table-cell office:value-type="string" calcext:value-type="string">
            <text:p>predisposition</text:p>
          </table:table-cell>
        </table:table-row>
        <table:table-row table:style-name="ro1">
          <table:table-cell office:value-type="string" calcext:value-type="string">
            <text:p>rumbling</text:p>
          </table:table-cell>
          <table:table-cell/>
          <table:table-cell table:formula="of:=OFFSET([.$A$95];-ROW();0;1;1)" office:value-type="string" office:string-value="captivated" calcext:value-type="string">
            <text:p>captivated</text:p>
          </table:table-cell>
          <table:table-cell/>
          <table:table-cell table:formula="of:=LOWER([.C85])" office:value-type="string" office:string-value="captivated" calcext:value-type="string">
            <text:p>captivated</text:p>
          </table:table-cell>
          <table:table-cell/>
          <table:table-cell office:value-type="string" calcext:value-type="string">
            <text:p>captivated</text:p>
          </table:table-cell>
        </table:table-row>
        <table:table-row table:style-name="ro1">
          <table:table-cell office:value-type="string" calcext:value-type="string">
            <text:p>rumble</text:p>
          </table:table-cell>
          <table:table-cell/>
          <table:table-cell table:formula="of:=OFFSET([.$A$95];-ROW();0;1;1)" office:value-type="string" office:string-value="captivate" calcext:value-type="string">
            <text:p>captivate</text:p>
          </table:table-cell>
          <table:table-cell/>
          <table:table-cell table:formula="of:=LOWER([.C86])" office:value-type="string" office:string-value="captivate" calcext:value-type="string">
            <text:p>captivate</text:p>
          </table:table-cell>
          <table:table-cell/>
          <table:table-cell office:value-type="string" calcext:value-type="string">
            <text:p>captivate</text:p>
          </table:table-cell>
        </table:table-row>
        <table:table-row table:style-name="ro1">
          <table:table-cell office:value-type="string" calcext:value-type="string">
            <text:p>bass</text:p>
          </table:table-cell>
          <table:table-cell/>
          <table:table-cell table:formula="of:=OFFSET([.$A$95];-ROW();0;1;1)" office:value-type="string" office:string-value="Summerland" calcext:value-type="string">
            <text:p>Summerland</text:p>
          </table:table-cell>
          <table:table-cell/>
          <table:table-cell table:formula="of:=LOWER([.C87])" office:value-type="string" office:string-value="summerland" calcext:value-type="string">
            <text:p>summerland</text:p>
          </table:table-cell>
          <table:table-cell/>
          <table:table-cell office:value-type="string" calcext:value-type="string">
            <text:p>summerland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/>
          <table:table-cell table:formula="of:=OFFSET([.$A$95];-ROW();0;1;1)" office:value-type="string" office:string-value="myriad" calcext:value-type="string">
            <text:p>myriad</text:p>
          </table:table-cell>
          <table:table-cell/>
          <table:table-cell table:formula="of:=LOWER([.C88])" office:value-type="string" office:string-value="myriad" calcext:value-type="string">
            <text:p>myriad</text:p>
          </table:table-cell>
          <table:table-cell/>
          <table:table-cell office:value-type="string" calcext:value-type="string">
            <text:p>myriad</text:p>
          </table:table-cell>
        </table:table-row>
        <table:table-row table:style-name="ro1">
          <table:table-cell office:value-type="string" calcext:value-type="string">
            <text:p>resound</text:p>
          </table:table-cell>
          <table:table-cell/>
          <table:table-cell table:formula="of:=OFFSET([.$A$95];-ROW();0;1;1)" office:value-type="string" office:string-value="fervent" calcext:value-type="string">
            <text:p>fervent</text:p>
          </table:table-cell>
          <table:table-cell/>
          <table:table-cell table:formula="of:=LOWER([.C89])" office:value-type="string" office:string-value="fervent" calcext:value-type="string">
            <text:p>fervent</text:p>
          </table:table-cell>
          <table:table-cell/>
          <table:table-cell office:value-type="string" calcext:value-type="string">
            <text:p>fervent</text:p>
          </table:table-cell>
        </table:table-row>
        <table:table-row table:style-name="ro1">
          <table:table-cell office:value-type="string" calcext:value-type="string">
            <text:p>long-held</text:p>
          </table:table-cell>
          <table:table-cell/>
          <table:table-cell table:formula="of:=OFFSET([.$A$95];-ROW();0;1;1)" office:value-type="string" office:string-value="empirical" calcext:value-type="string">
            <text:p>empirical</text:p>
          </table:table-cell>
          <table:table-cell/>
          <table:table-cell table:formula="of:=LOWER([.C90])" office:value-type="string" office:string-value="empirical" calcext:value-type="string">
            <text:p>empirical</text:p>
          </table:table-cell>
          <table:table-cell/>
          <table:table-cell office:value-type="string" calcext:value-type="string">
            <text:p>empirical</text:p>
          </table:table-cell>
        </table:table-row>
        <table:table-row table:style-name="ro1">
          <table:table-cell office:value-type="string" calcext:value-type="string">
            <text:p>dare</text:p>
          </table:table-cell>
          <table:table-cell/>
          <table:table-cell table:formula="of:=OFFSET([.$A$95];-ROW();0;1;1)" office:value-type="string" office:string-value="observable" calcext:value-type="string">
            <text:p>observable</text:p>
          </table:table-cell>
          <table:table-cell/>
          <table:table-cell table:formula="of:=LOWER([.C91])" office:value-type="string" office:string-value="observable" calcext:value-type="string">
            <text:p>observable</text:p>
          </table:table-cell>
          <table:table-cell/>
          <table:table-cell office:value-type="string" calcext:value-type="string">
            <text:p>observable</text:p>
          </table:table-cell>
        </table:table-row>
        <table:table-row table:style-name="ro1">
          <table:table-cell office:value-type="string" calcext:value-type="string">
            <text:p>awestruck</text:p>
          </table:table-cell>
          <table:table-cell/>
          <table:table-cell table:formula="of:=OFFSET([.$A$95];-ROW();0;1;1)" office:value-type="string" office:string-value="rally" calcext:value-type="string">
            <text:p>rally</text:p>
          </table:table-cell>
          <table:table-cell/>
          <table:table-cell table:formula="of:=LOWER([.C92])" office:value-type="string" office:string-value="rally" calcext:value-type="string">
            <text:p>rally</text:p>
          </table:table-cell>
          <table:table-cell/>
          <table:table-cell office:value-type="string" calcext:value-type="string">
            <text:p>rally</text:p>
          </table:table-cell>
        </table:table-row>
        <table:table-row table:style-name="ro1">
          <table:table-cell office:value-type="string" calcext:value-type="string">
            <text:p>glimpse</text:p>
          </table:table-cell>
          <table:table-cell/>
          <table:table-cell table:formula="of:=OFFSET([.$A$95];-ROW();0;1;1)" office:value-type="string" office:string-value="quantum" calcext:value-type="string">
            <text:p>quantum</text:p>
          </table:table-cell>
          <table:table-cell/>
          <table:table-cell table:formula="of:=LOWER([.C93])" office:value-type="string" office:string-value="quantum" calcext:value-type="string">
            <text:p>quantum</text:p>
          </table:table-cell>
          <table:table-cell/>
          <table:table-cell office:value-type="string" calcext:value-type="string">
            <text:p>quantum</text:p>
          </table:table-cell>
        </table:table-row>
        <table:table-row table:style-name="ro1">
          <table:table-cell office:value-type="string" calcext:value-type="string">
            <text:p>glimpsed</text:p>
          </table:table-cell>
          <table:table-cell/>
          <table:table-cell table:formula="of:=OFFSET([.$A$95];-ROW();0;1;1)" office:value-type="string" office:string-value="quantum leap" calcext:value-type="string">
            <text:p>quantum leap</text:p>
          </table:table-cell>
          <table:table-cell/>
          <table:table-cell table:formula="of:=LOWER([.C94])" office:value-type="string" office:string-value="quantum leap" calcext:value-type="string">
            <text:p>quantum leap</text:p>
          </table:table-cell>
          <table:table-cell/>
          <table:table-cell office:value-type="string" calcext:value-type="string">
            <text:p>quantum leap</text:p>
          </table:table-cell>
        </table:table-row>
      </table:table>
      <table:table table:name="ch18,1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igurehead</text:p>
          </table:table-cell>
          <table:table-cell/>
          <table:table-cell table:formula="of:=OFFSET([.$A$44];-ROW();0;1;1)" office:value-type="string" office:string-value="unprecedented" calcext:value-type="string">
            <text:p>unprecedented</text:p>
          </table:table-cell>
          <table:table-cell/>
          <table:table-cell table:formula="of:=LOWER([.C1])" office:value-type="string" office:string-value="unprecedented" calcext:value-type="string">
            <text:p>unprecedented</text:p>
          </table:table-cell>
          <table:table-cell/>
          <table:table-cell office:value-type="string" calcext:value-type="string">
            <text:p>unprecedented</text:p>
          </table:table-cell>
        </table:table-row>
        <table:table-row table:style-name="ro1">
          <table:table-cell office:value-type="string" calcext:value-type="string">
            <text:p>sovereign</text:p>
          </table:table-cell>
          <table:table-cell/>
          <table:table-cell table:formula="of:=OFFSET([.$A$44];-ROW();0;1;1)" office:value-type="string" office:string-value="enticing" calcext:value-type="string">
            <text:p>enticing</text:p>
          </table:table-cell>
          <table:table-cell/>
          <table:table-cell table:formula="of:=LOWER([.C2])" office:value-type="string" office:string-value="enticing" calcext:value-type="string">
            <text:p>enticing</text:p>
          </table:table-cell>
          <table:table-cell/>
          <table:table-cell office:value-type="string" calcext:value-type="string">
            <text:p>enticing</text:p>
          </table:table-cell>
        </table:table-row>
        <table:table-row table:style-name="ro1">
          <table:table-cell office:value-type="string" calcext:value-type="string">
            <text:p>impending</text:p>
          </table:table-cell>
          <table:table-cell/>
          <table:table-cell table:formula="of:=OFFSET([.$A$44];-ROW();0;1;1)" office:value-type="string" office:string-value="hard-hitting" calcext:value-type="string">
            <text:p>hard-hitting</text:p>
          </table:table-cell>
          <table:table-cell/>
          <table:table-cell table:formula="of:=LOWER([.C3])" office:value-type="string" office:string-value="hard-hitting" calcext:value-type="string">
            <text:p>hard-hitting</text:p>
          </table:table-cell>
          <table:table-cell/>
          <table:table-cell office:value-type="string" calcext:value-type="string">
            <text:p>hard-hitting</text:p>
          </table:table-cell>
        </table:table-row>
        <table:table-row table:style-name="ro1">
          <table:table-cell office:value-type="string" calcext:value-type="string">
            <text:p>adoration</text:p>
          </table:table-cell>
          <table:table-cell/>
          <table:table-cell table:formula="of:=OFFSET([.$A$44];-ROW();0;1;1)" office:value-type="string" office:string-value="critique" calcext:value-type="string">
            <text:p>critique</text:p>
          </table:table-cell>
          <table:table-cell/>
          <table:table-cell table:formula="of:=LOWER([.C4])" office:value-type="string" office:string-value="critique" calcext:value-type="string">
            <text:p>critique</text:p>
          </table:table-cell>
          <table:table-cell/>
          <table:table-cell office:value-type="string" calcext:value-type="string">
            <text:p>critique</text:p>
          </table:table-cell>
        </table:table-row>
        <table:table-row table:style-name="ro1">
          <table:table-cell office:value-type="string" calcext:value-type="string">
            <text:p>spectacular</text:p>
          </table:table-cell>
          <table:table-cell/>
          <table:table-cell table:formula="of:=OFFSET([.$A$44];-ROW();0;1;1)" office:value-type="string" office:string-value="maze" calcext:value-type="string">
            <text:p>maze</text:p>
          </table:table-cell>
          <table:table-cell/>
          <table:table-cell table:formula="of:=LOWER([.C5]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maze</text:p>
          </table:table-cell>
        </table:table-row>
        <table:table-row table:style-name="ro1">
          <table:table-cell office:value-type="string" calcext:value-type="string">
            <text:p>spectacularly</text:p>
          </table:table-cell>
          <table:table-cell/>
          <table:table-cell table:formula="of:=OFFSET([.$A$44];-ROW();0;1;1)" office:value-type="string" office:string-value="scaffolding" calcext:value-type="string">
            <text:p>scaffolding</text:p>
          </table:table-cell>
          <table:table-cell/>
          <table:table-cell table:formula="of:=LOWER([.C6])" office:value-type="string" office:string-value="scaffolding" calcext:value-type="string">
            <text:p>scaffolding</text:p>
          </table:table-cell>
          <table:table-cell/>
          <table:table-cell office:value-type="string" calcext:value-type="string">
            <text:p>scaffolding</text:p>
          </table:table-cell>
        </table:table-row>
        <table:table-row table:style-name="ro1">
          <table:table-cell office:value-type="string" calcext:value-type="string">
            <text:p>fanning</text:p>
          </table:table-cell>
          <table:table-cell/>
          <table:table-cell table:formula="of:=OFFSET([.$A$44];-ROW();0;1;1)" office:value-type="string" office:string-value="ensconced" calcext:value-type="string">
            <text:p>ensconced</text:p>
          </table:table-cell>
          <table:table-cell/>
          <table:table-cell table:formula="of:=LOWER([.C7])" office:value-type="string" office:string-value="ensconced" calcext:value-type="string">
            <text:p>ensconced</text:p>
          </table:table-cell>
          <table:table-cell/>
          <table:table-cell office:value-type="string" calcext:value-type="string">
            <text:p>ensconced</text:p>
          </table:table-cell>
        </table:table-row>
        <table:table-row table:style-name="ro1">
          <table:table-cell office:value-type="string" calcext:value-type="string">
            <text:p>fanning the flame</text:p>
          </table:table-cell>
          <table:table-cell/>
          <table:table-cell table:formula="of:=OFFSET([.$A$44];-ROW();0;1;1)" office:value-type="string" office:string-value="ensconce" calcext:value-type="string">
            <text:p>ensconce</text:p>
          </table:table-cell>
          <table:table-cell/>
          <table:table-cell table:formula="of:=LOWER([.C8])" office:value-type="string" office:string-value="ensconce" calcext:value-type="string">
            <text:p>ensconce</text:p>
          </table:table-cell>
          <table:table-cell/>
          <table:table-cell office:value-type="string" calcext:value-type="string">
            <text:p>ensconce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/>
          <table:table-cell table:formula="of:=OFFSET([.$A$44];-ROW();0;1;1)" office:value-type="string" office:string-value="Inching" calcext:value-type="string">
            <text:p>Inching</text:p>
          </table:table-cell>
          <table:table-cell/>
          <table:table-cell table:formula="of:=LOWER([.C9])" office:value-type="string" office:string-value="inching" calcext:value-type="string">
            <text:p>inching</text:p>
          </table:table-cell>
          <table:table-cell/>
          <table:table-cell office:value-type="string" calcext:value-type="string">
            <text:p>inching</text:p>
          </table:table-cell>
        </table:table-row>
        <table:table-row table:style-name="ro1">
          <table:table-cell office:value-type="string" calcext:value-type="string">
            <text:p>blasphemous</text:p>
          </table:table-cell>
          <table:table-cell/>
          <table:table-cell table:formula="of:=OFFSET([.$A$44];-ROW();0;1;1)" office:value-type="string" office:string-value="inch" calcext:value-type="string">
            <text:p>inch</text:p>
          </table:table-cell>
          <table:table-cell/>
          <table:table-cell table:formula="of:=LOWER([.C10])" office:value-type="string" office:string-value="inch" calcext:value-type="string">
            <text:p>inch</text:p>
          </table:table-cell>
          <table:table-cell/>
          <table:table-cell office:value-type="string" calcext:value-type="string">
            <text:p>inch</text:p>
          </table:table-cell>
        </table:table-row>
        <table:table-row table:style-name="ro1">
          <table:table-cell office:value-type="string" calcext:value-type="string">
            <text:p>pundit</text:p>
          </table:table-cell>
          <table:table-cell/>
          <table:table-cell table:formula="of:=OFFSET([.$A$44];-ROW();0;1;1)" office:value-type="string" office:string-value="crucifix" calcext:value-type="string">
            <text:p>crucifix</text:p>
          </table:table-cell>
          <table:table-cell/>
          <table:table-cell table:formula="of:=LOWER([.C11])" office:value-type="string" office:string-value="crucifix" calcext:value-type="string">
            <text:p>crucifix</text:p>
          </table:table-cell>
          <table:table-cell/>
          <table:table-cell office:value-type="string" calcext:value-type="string">
            <text:p>crucifix</text:p>
          </table:table-cell>
        </table:table-row>
        <table:table-row table:style-name="ro1">
          <table:table-cell office:value-type="string" calcext:value-type="string">
            <text:p>rigidly</text:p>
          </table:table-cell>
          <table:table-cell/>
          <table:table-cell table:formula="of:=OFFSET([.$A$44];-ROW();0;1;1)" office:value-type="string" office:string-value="slip past" calcext:value-type="string">
            <text:p>slip past</text:p>
          </table:table-cell>
          <table:table-cell/>
          <table:table-cell table:formula="of:=LOWER([.C12])" office:value-type="string" office:string-value="slip past" calcext:value-type="string">
            <text:p>slip past</text:p>
          </table:table-cell>
          <table:table-cell/>
          <table:table-cell office:value-type="string" calcext:value-type="string">
            <text:p>slip past</text:p>
          </table:table-cell>
        </table:table-row>
        <table:table-row table:style-name="ro1">
          <table:table-cell office:value-type="string" calcext:value-type="string">
            <text:p>lash out</text:p>
          </table:table-cell>
          <table:table-cell/>
          <table:table-cell table:formula="of:=OFFSET([.$A$44];-ROW();0;1;1)" office:value-type="string" office:string-value="slip" calcext:value-type="string">
            <text:p>slip</text:p>
          </table:table-cell>
          <table:table-cell/>
          <table:table-cell table:formula="of:=LOWER([.C13])" office:value-type="string" office:string-value="slip" calcext:value-type="string">
            <text:p>slip</text:p>
          </table:table-cell>
          <table:table-cell/>
          <table:table-cell office:value-type="string" calcext:value-type="string">
            <text:p>slip</text:p>
          </table:table-cell>
        </table:table-row>
        <table:table-row table:style-name="ro1">
          <table:table-cell office:value-type="string" calcext:value-type="string">
            <text:p>confide</text:p>
          </table:table-cell>
          <table:table-cell/>
          <table:table-cell table:formula="of:=OFFSET([.$A$44];-ROW();0;1;1)" office:value-type="string" office:string-value="gently" calcext:value-type="string">
            <text:p>gently</text:p>
          </table:table-cell>
          <table:table-cell/>
          <table:table-cell table:formula="of:=LOWER([.C14])" office:value-type="string" office:string-value="gently" calcext:value-type="string">
            <text:p>gently</text:p>
          </table:table-cell>
          <table:table-cell/>
          <table:table-cell office:value-type="string" calcext:value-type="string">
            <text:p>gently</text:p>
          </table:table-cell>
        </table:table-row>
        <table:table-row table:style-name="ro1">
          <table:table-cell office:value-type="string" calcext:value-type="string">
            <text:p>confided</text:p>
          </table:table-cell>
          <table:table-cell/>
          <table:table-cell table:formula="of:=OFFSET([.$A$44];-ROW();0;1;1)" office:value-type="string" office:string-value="peer" calcext:value-type="string">
            <text:p>peer</text:p>
          </table:table-cell>
          <table:table-cell/>
          <table:table-cell table:formula="of:=LOWER([.C15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</table:table-row>
        <table:table-row table:style-name="ro1">
          <table:table-cell office:value-type="string" calcext:value-type="string">
            <text:p>hostility</text:p>
          </table:table-cell>
          <table:table-cell/>
          <table:table-cell table:formula="of:=OFFSET([.$A$44];-ROW();0;1;1)" office:value-type="string" office:string-value="discreetly" calcext:value-type="string">
            <text:p>discreetly</text:p>
          </table:table-cell>
          <table:table-cell/>
          <table:table-cell table:formula="of:=LOWER([.C16])" office:value-type="string" office:string-value="discreetly" calcext:value-type="string">
            <text:p>discreetly</text:p>
          </table:table-cell>
          <table:table-cell/>
          <table:table-cell office:value-type="string" calcext:value-type="string">
            <text:p>discreetly</text:p>
          </table:table-cell>
        </table:table-row>
        <table:table-row table:style-name="ro1">
          <table:table-cell office:value-type="string" calcext:value-type="string">
            <text:p>waging</text:p>
          </table:table-cell>
          <table:table-cell/>
          <table:table-cell table:formula="of:=OFFSET([.$A$44];-ROW();0;1;1)" office:value-type="string" office:string-value="discreet" calcext:value-type="string">
            <text:p>discreet</text:p>
          </table:table-cell>
          <table:table-cell/>
          <table:table-cell table:formula="of:=LOWER([.C17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waging war</text:p>
          </table:table-cell>
          <table:table-cell/>
          <table:table-cell table:formula="of:=OFFSET([.$A$44];-ROW();0;1;1)" office:value-type="string" office:string-value="Contented" calcext:value-type="string">
            <text:p>Contented</text:p>
          </table:table-cell>
          <table:table-cell/>
          <table:table-cell table:formula="of:=LOWER([.C18])" office:value-type="string" office:string-value="contented" calcext:value-type="string">
            <text:p>contented</text:p>
          </table:table-cell>
          <table:table-cell/>
          <table:table-cell office:value-type="string" calcext:value-type="string">
            <text:p>contented</text:p>
          </table:table-cell>
        </table:table-row>
        <table:table-row table:style-name="ro1">
          <table:table-cell office:value-type="string" calcext:value-type="string">
            <text:p>wag</text:p>
          </table:table-cell>
          <table:table-cell/>
          <table:table-cell table:formula="of:=OFFSET([.$A$44];-ROW();0;1;1)" office:value-type="string" office:string-value="transverse" calcext:value-type="string">
            <text:p>transverse</text:p>
          </table:table-cell>
          <table:table-cell/>
          <table:table-cell table:formula="of:=LOWER([.C19])" office:value-type="string" office:string-value="transverse" calcext:value-type="string">
            <text:p>transverse</text:p>
          </table:table-cell>
          <table:table-cell/>
          <table:table-cell office:value-type="string" calcext:value-type="string">
            <text:p>transverse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/>
          <table:table-cell table:formula="of:=OFFSET([.$A$44];-ROW();0;1;1)" office:value-type="string" office:string-value="cruciform" calcext:value-type="string">
            <text:p>cruciform</text:p>
          </table:table-cell>
          <table:table-cell/>
          <table:table-cell table:formula="of:=LOWER([.C20])" office:value-type="string" office:string-value="cruciform" calcext:value-type="string">
            <text:p>cruciform</text:p>
          </table:table-cell>
          <table:table-cell/>
          <table:table-cell office:value-type="string" calcext:value-type="string">
            <text:p>cruciform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44];-ROW();0;1;1)" office:value-type="string" office:string-value="smuggle" calcext:value-type="string">
            <text:p>smuggle</text:p>
          </table:table-cell>
          <table:table-cell/>
          <table:table-cell table:formula="of:=LOWER([.C21])" office:value-type="string" office:string-value="smuggle" calcext:value-type="string">
            <text:p>smuggle</text:p>
          </table:table-cell>
          <table:table-cell/>
          <table:table-cell office:value-type="string" calcext:value-type="string">
            <text:p>smuggle</text:p>
          </table:table-cell>
        </table:table-row>
        <table:table-row table:style-name="ro1">
          <table:table-cell office:value-type="string" calcext:value-type="string">
            <text:p>Liberator</text:p>
          </table:table-cell>
          <table:table-cell/>
          <table:table-cell table:formula="of:=OFFSET([.$A$44];-ROW();0;1;1)" office:value-type="string" office:string-value="Liberator" calcext:value-type="string">
            <text:p>Liberator</text:p>
          </table:table-cell>
          <table:table-cell/>
          <table:table-cell table:formula="of:=LOWER([.C22])" office:value-type="string" office:string-value="liberator" calcext:value-type="string">
            <text:p>liberator</text:p>
          </table:table-cell>
          <table:table-cell/>
          <table:table-cell office:value-type="string" calcext:value-type="string">
            <text:p>liberator</text:p>
          </table:table-cell>
        </table:table-row>
        <table:table-row table:style-name="ro1">
          <table:table-cell office:value-type="string" calcext:value-type="string">
            <text:p>smuggle</text:p>
          </table:table-cell>
          <table:table-cell/>
          <table:table-cell table:formula="of:=OFFSET([.$A$44];-ROW();0;1;1)" office:value-type="string" office:string-value="preamble" calcext:value-type="string">
            <text:p>preamble</text:p>
          </table:table-cell>
          <table:table-cell/>
          <table:table-cell table:formula="of:=LOWER([.C2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preamble</text:p>
          </table:table-cell>
        </table:table-row>
        <table:table-row table:style-name="ro1">
          <table:table-cell office:value-type="string" calcext:value-type="string">
            <text:p>cruciform</text:p>
          </table:table-cell>
          <table:table-cell/>
          <table:table-cell table:formula="of:=OFFSET([.$A$44];-ROW();0;1;1)" office:value-type="string" office:string-value="wage" calcext:value-type="string">
            <text:p>wage</text:p>
          </table:table-cell>
          <table:table-cell/>
          <table:table-cell table:formula="of:=LOWER([.C24])" office:value-type="string" office:string-value="wage" calcext:value-type="string">
            <text:p>wage</text:p>
          </table:table-cell>
          <table:table-cell/>
          <table:table-cell office:value-type="string" calcext:value-type="string">
            <text:p>wage</text:p>
          </table:table-cell>
        </table:table-row>
        <table:table-row table:style-name="ro1">
          <table:table-cell office:value-type="string" calcext:value-type="string">
            <text:p>transverse</text:p>
          </table:table-cell>
          <table:table-cell/>
          <table:table-cell table:formula="of:=OFFSET([.$A$44];-ROW();0;1;1)" office:value-type="string" office:string-value="wag" calcext:value-type="string">
            <text:p>wag</text:p>
          </table:table-cell>
          <table:table-cell/>
          <table:table-cell table:formula="of:=LOWER([.C25])" office:value-type="string" office:string-value="wag" calcext:value-type="string">
            <text:p>wag</text:p>
          </table:table-cell>
          <table:table-cell/>
          <table:table-cell office:value-type="string" calcext:value-type="string">
            <text:p>wag</text:p>
          </table:table-cell>
        </table:table-row>
        <table:table-row table:style-name="ro1">
          <table:table-cell office:value-type="string" calcext:value-type="string">
            <text:p>Contented</text:p>
          </table:table-cell>
          <table:table-cell/>
          <table:table-cell table:formula="of:=OFFSET([.$A$44];-ROW();0;1;1)" office:value-type="string" office:string-value="waging war" calcext:value-type="string">
            <text:p>waging war</text:p>
          </table:table-cell>
          <table:table-cell/>
          <table:table-cell table:formula="of:=LOWER([.C26])" office:value-type="string" office:string-value="waging war" calcext:value-type="string">
            <text:p>waging war</text:p>
          </table:table-cell>
          <table:table-cell/>
          <table:table-cell office:value-type="string" calcext:value-type="string">
            <text:p>waging war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44];-ROW();0;1;1)" office:value-type="string" office:string-value="waging" calcext:value-type="string">
            <text:p>waging</text:p>
          </table:table-cell>
          <table:table-cell/>
          <table:table-cell table:formula="of:=LOWER([.C27])" office:value-type="string" office:string-value="waging" calcext:value-type="string">
            <text:p>waging</text:p>
          </table:table-cell>
          <table:table-cell/>
          <table:table-cell office:value-type="string" calcext:value-type="string">
            <text:p>waging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44];-ROW();0;1;1)" office:value-type="string" office:string-value="hostility" calcext:value-type="string">
            <text:p>hostility</text:p>
          </table:table-cell>
          <table:table-cell/>
          <table:table-cell table:formula="of:=LOWER([.C28])" office:value-type="string" office:string-value="hostility" calcext:value-type="string">
            <text:p>hostility</text:p>
          </table:table-cell>
          <table:table-cell/>
          <table:table-cell office:value-type="string" calcext:value-type="string">
            <text:p>hostility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44];-ROW();0;1;1)" office:value-type="string" office:string-value="confided" calcext:value-type="string">
            <text:p>confided</text:p>
          </table:table-cell>
          <table:table-cell/>
          <table:table-cell table:formula="of:=LOWER([.C29])" office:value-type="string" office:string-value="confided" calcext:value-type="string">
            <text:p>confided</text:p>
          </table:table-cell>
          <table:table-cell/>
          <table:table-cell office:value-type="string" calcext:value-type="string">
            <text:p>confided</text:p>
          </table:table-cell>
        </table:table-row>
        <table:table-row table:style-name="ro1">
          <table:table-cell office:value-type="string" calcext:value-type="string">
            <text:p>gently</text:p>
          </table:table-cell>
          <table:table-cell/>
          <table:table-cell table:formula="of:=OFFSET([.$A$44];-ROW();0;1;1)" office:value-type="string" office:string-value="confide" calcext:value-type="string">
            <text:p>confide</text:p>
          </table:table-cell>
          <table:table-cell/>
          <table:table-cell table:formula="of:=LOWER([.C30])" office:value-type="string" office:string-value="confide" calcext:value-type="string">
            <text:p>confide</text:p>
          </table:table-cell>
          <table:table-cell/>
          <table:table-cell office:value-type="string" calcext:value-type="string">
            <text:p>confide</text:p>
          </table:table-cell>
        </table:table-row>
        <table:table-row table:style-name="ro1">
          <table:table-cell office:value-type="string" calcext:value-type="string">
            <text:p>slip</text:p>
          </table:table-cell>
          <table:table-cell/>
          <table:table-cell table:formula="of:=OFFSET([.$A$44];-ROW();0;1;1)" office:value-type="string" office:string-value="lash out" calcext:value-type="string">
            <text:p>lash out</text:p>
          </table:table-cell>
          <table:table-cell/>
          <table:table-cell table:formula="of:=LOWER([.C31])" office:value-type="string" office:string-value="lash out" calcext:value-type="string">
            <text:p>lash out</text:p>
          </table:table-cell>
          <table:table-cell/>
          <table:table-cell office:value-type="string" calcext:value-type="string">
            <text:p>lash out</text:p>
          </table:table-cell>
        </table:table-row>
        <table:table-row table:style-name="ro1">
          <table:table-cell office:value-type="string" calcext:value-type="string">
            <text:p>slip past</text:p>
          </table:table-cell>
          <table:table-cell/>
          <table:table-cell table:formula="of:=OFFSET([.$A$44];-ROW();0;1;1)" office:value-type="string" office:string-value="rigidly" calcext:value-type="string">
            <text:p>rigidly</text:p>
          </table:table-cell>
          <table:table-cell/>
          <table:table-cell table:formula="of:=LOWER([.C32])" office:value-type="string" office:string-value="rigidly" calcext:value-type="string">
            <text:p>rigidly</text:p>
          </table:table-cell>
          <table:table-cell/>
          <table:table-cell office:value-type="string" calcext:value-type="string">
            <text:p>rigidly</text:p>
          </table:table-cell>
        </table:table-row>
        <table:table-row table:style-name="ro1">
          <table:table-cell office:value-type="string" calcext:value-type="string">
            <text:p>crucifix</text:p>
          </table:table-cell>
          <table:table-cell/>
          <table:table-cell table:formula="of:=OFFSET([.$A$44];-ROW();0;1;1)" office:value-type="string" office:string-value="pundit" calcext:value-type="string">
            <text:p>pundit</text:p>
          </table:table-cell>
          <table:table-cell/>
          <table:table-cell table:formula="of:=LOWER([.C33])" office:value-type="string" office:string-value="pundit" calcext:value-type="string">
            <text:p>pundit</text:p>
          </table:table-cell>
          <table:table-cell/>
          <table:table-cell office:value-type="string" calcext:value-type="string">
            <text:p>pundit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/>
          <table:table-cell table:formula="of:=OFFSET([.$A$44];-ROW();0;1;1)" office:value-type="string" office:string-value="blasphemous" calcext:value-type="string">
            <text:p>blasphemous</text:p>
          </table:table-cell>
          <table:table-cell/>
          <table:table-cell table:formula="of:=LOWER([.C34])" office:value-type="string" office:string-value="blasphemous" calcext:value-type="string">
            <text:p>blasphemous</text:p>
          </table:table-cell>
          <table:table-cell/>
          <table:table-cell office:value-type="string" calcext:value-type="string">
            <text:p>blasphemous</text:p>
          </table:table-cell>
        </table:table-row>
        <table:table-row table:style-name="ro1">
          <table:table-cell office:value-type="string" calcext:value-type="string">
            <text:p>Inching</text:p>
          </table:table-cell>
          <table:table-cell/>
          <table:table-cell table:formula="of:=OFFSET([.$A$44];-ROW();0;1;1)" office:value-type="string" office:string-value="fan" calcext:value-type="string">
            <text:p>fan</text:p>
          </table:table-cell>
          <table:table-cell/>
          <table:table-cell table:formula="of:=LOWER([.C35])" office:value-type="string" office:string-value="fan" calcext:value-type="string">
            <text:p>fan</text:p>
          </table:table-cell>
          <table:table-cell/>
          <table:table-cell office:value-type="string" calcext:value-type="string">
            <text:p>fan</text:p>
          </table:table-cell>
        </table:table-row>
        <table:table-row table:style-name="ro1">
          <table:table-cell office:value-type="string" calcext:value-type="string">
            <text:p>ensconce</text:p>
          </table:table-cell>
          <table:table-cell/>
          <table:table-cell table:formula="of:=OFFSET([.$A$44];-ROW();0;1;1)" office:value-type="string" office:string-value="fanning the flame" calcext:value-type="string">
            <text:p>fanning the flame</text:p>
          </table:table-cell>
          <table:table-cell/>
          <table:table-cell table:formula="of:=LOWER([.C36])" office:value-type="string" office:string-value="fanning the flame" calcext:value-type="string">
            <text:p>fanning the flame</text:p>
          </table:table-cell>
          <table:table-cell/>
          <table:table-cell office:value-type="string" calcext:value-type="string">
            <text:p>fanning the flame</text:p>
          </table:table-cell>
        </table:table-row>
        <table:table-row table:style-name="ro1">
          <table:table-cell office:value-type="string" calcext:value-type="string">
            <text:p>ensconced</text:p>
          </table:table-cell>
          <table:table-cell/>
          <table:table-cell table:formula="of:=OFFSET([.$A$44];-ROW();0;1;1)" office:value-type="string" office:string-value="fanning" calcext:value-type="string">
            <text:p>fanning</text:p>
          </table:table-cell>
          <table:table-cell/>
          <table:table-cell table:formula="of:=LOWER([.C37])" office:value-type="string" office:string-value="fanning" calcext:value-type="string">
            <text:p>fanning</text:p>
          </table:table-cell>
          <table:table-cell/>
          <table:table-cell office:value-type="string" calcext:value-type="string">
            <text:p>fanning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/>
          <table:table-cell table:formula="of:=OFFSET([.$A$44];-ROW();0;1;1)" office:value-type="string" office:string-value="spectacularly" calcext:value-type="string">
            <text:p>spectacularly</text:p>
          </table:table-cell>
          <table:table-cell/>
          <table:table-cell table:formula="of:=LOWER([.C38])" office:value-type="string" office:string-value="spectacularly" calcext:value-type="string">
            <text:p>spectacularly</text:p>
          </table:table-cell>
          <table:table-cell/>
          <table:table-cell office:value-type="string" calcext:value-type="string">
            <text:p>spectacularly</text:p>
          </table:table-cell>
        </table:table-row>
        <table:table-row table:style-name="ro1">
          <table:table-cell office:value-type="string" calcext:value-type="string">
            <text:p>maze</text:p>
          </table:table-cell>
          <table:table-cell/>
          <table:table-cell table:formula="of:=OFFSET([.$A$44];-ROW();0;1;1)" office:value-type="string" office:string-value="spectacular" calcext:value-type="string">
            <text:p>spectacular</text:p>
          </table:table-cell>
          <table:table-cell/>
          <table:table-cell table:formula="of:=LOWER([.C39])" office:value-type="string" office:string-value="spectacular" calcext:value-type="string">
            <text:p>spectacular</text:p>
          </table:table-cell>
          <table:table-cell/>
          <table:table-cell office:value-type="string" calcext:value-type="string">
            <text:p>spectacular</text:p>
          </table:table-cell>
        </table:table-row>
        <table:table-row table:style-name="ro1">
          <table:table-cell office:value-type="string" calcext:value-type="string">
            <text:p>critique</text:p>
          </table:table-cell>
          <table:table-cell/>
          <table:table-cell table:formula="of:=OFFSET([.$A$44];-ROW();0;1;1)" office:value-type="string" office:string-value="adoration" calcext:value-type="string">
            <text:p>adoration</text:p>
          </table:table-cell>
          <table:table-cell/>
          <table:table-cell table:formula="of:=LOWER([.C40])" office:value-type="string" office:string-value="adoration" calcext:value-type="string">
            <text:p>adoration</text:p>
          </table:table-cell>
          <table:table-cell/>
          <table:table-cell office:value-type="string" calcext:value-type="string">
            <text:p>adoration</text:p>
          </table:table-cell>
        </table:table-row>
        <table:table-row table:style-name="ro1">
          <table:table-cell office:value-type="string" calcext:value-type="string">
            <text:p>hard-hitting</text:p>
          </table:table-cell>
          <table:table-cell/>
          <table:table-cell table:formula="of:=OFFSET([.$A$44];-ROW();0;1;1)" office:value-type="string" office:string-value="impending" calcext:value-type="string">
            <text:p>impending</text:p>
          </table:table-cell>
          <table:table-cell/>
          <table:table-cell table:formula="of:=LOWER([.C41])" office:value-type="string" office:string-value="impending" calcext:value-type="string">
            <text:p>impending</text:p>
          </table:table-cell>
          <table:table-cell/>
          <table:table-cell office:value-type="string" calcext:value-type="string">
            <text:p>impending</text:p>
          </table:table-cell>
        </table:table-row>
        <table:table-row table:style-name="ro1">
          <table:table-cell office:value-type="string" calcext:value-type="string">
            <text:p>enticing</text:p>
          </table:table-cell>
          <table:table-cell/>
          <table:table-cell table:formula="of:=OFFSET([.$A$44];-ROW();0;1;1)" office:value-type="string" office:string-value="sovereign" calcext:value-type="string">
            <text:p>sovereign</text:p>
          </table:table-cell>
          <table:table-cell/>
          <table:table-cell table:formula="of:=LOWER([.C42])" office:value-type="string" office:string-value="sovereign" calcext:value-type="string">
            <text:p>sovereign</text:p>
          </table:table-cell>
          <table:table-cell/>
          <table:table-cell office:value-type="string" calcext:value-type="string">
            <text:p>sovereign</text:p>
          </table:table-cell>
        </table:table-row>
        <table:table-row table:style-name="ro1">
          <table:table-cell office:value-type="string" calcext:value-type="string">
            <text:p>unprecedented</text:p>
          </table:table-cell>
          <table:table-cell/>
          <table:table-cell table:formula="of:=OFFSET([.$A$44];-ROW();0;1;1)" office:value-type="string" office:string-value="figurehead" calcext:value-type="string">
            <text:p>figurehead</text:p>
          </table:table-cell>
          <table:table-cell/>
          <table:table-cell table:formula="of:=LOWER([.C43])" office:value-type="string" office:string-value="figurehead" calcext:value-type="string">
            <text:p>figurehead</text:p>
          </table:table-cell>
          <table:table-cell/>
          <table:table-cell office:value-type="string" calcext:value-type="string">
            <text:p>figurehead</text:p>
          </table:table-cell>
        </table:table-row>
        <table:table-row table:style-name="ro1" table:number-rows-repeated="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2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umble</text:p>
          </table:table-cell>
          <table:table-cell/>
          <table:table-cell table:formula="of:=OFFSET([.$A$55];-ROW();0;1;1)" office:value-type="string" office:string-value="denunciation" calcext:value-type="string">
            <text:p>denunciation</text:p>
          </table:table-cell>
          <table:table-cell/>
          <table:table-cell table:formula="of:=LOWER([.C1])" office:value-type="string" office:string-value="denunciation" calcext:value-type="string">
            <text:p>denunciation</text:p>
          </table:table-cell>
          <table:table-cell/>
          <table:table-cell office:value-type="string" calcext:value-type="string">
            <text:p>denunciation</text:p>
          </table:table-cell>
        </table:table-row>
        <table:table-row table:style-name="ro1">
          <table:table-cell office:value-type="string" calcext:value-type="string">
            <text:p>unflinching</text:p>
          </table:table-cell>
          <table:table-cell/>
          <table:table-cell table:formula="of:=OFFSET([.$A$55];-ROW();0;1;1)" office:value-type="string" office:string-value="devise" calcext:value-type="string">
            <text:p>devise</text:p>
          </table:table-cell>
          <table:table-cell/>
          <table:table-cell table:formula="of:=LOWER([.C2])" office:value-type="string" office:string-value="devise" calcext:value-type="string">
            <text:p>devise</text:p>
          </table:table-cell>
          <table:table-cell/>
          <table:table-cell office:value-type="string" calcext:value-type="string">
            <text:p>devise</text:p>
          </table:table-cell>
        </table:table-row>
        <table:table-row table:style-name="ro1">
          <table:table-cell office:value-type="string" calcext:value-type="string">
            <text:p>antagonistic</text:p>
          </table:table-cell>
          <table:table-cell/>
          <table:table-cell table:formula="of:=OFFSET([.$A$55];-ROW();0;1;1)" office:value-type="string" office:string-value="tribute" calcext:value-type="string">
            <text:p>tribute</text:p>
          </table:table-cell>
          <table:table-cell/>
          <table:table-cell table:formula="of:=LOWER([.C3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</table:table-row>
        <table:table-row table:style-name="ro1">
          <table:table-cell office:value-type="string" calcext:value-type="string">
            <text:p>ovation</text:p>
          </table:table-cell>
          <table:table-cell/>
          <table:table-cell table:formula="of:=OFFSET([.$A$55];-ROW();0;1;1)" office:value-type="string" office:string-value="involuntary" calcext:value-type="string">
            <text:p>involuntary</text:p>
          </table:table-cell>
          <table:table-cell/>
          <table:table-cell table:formula="of:=LOWER([.C4])" office:value-type="string" office:string-value="involuntary" calcext:value-type="string">
            <text:p>involuntary</text:p>
          </table:table-cell>
          <table:table-cell/>
          <table:table-cell office:value-type="string" calcext:value-type="string">
            <text:p>involuntary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/>
          <table:table-cell table:formula="of:=OFFSET([.$A$55];-ROW();0;1;1)" office:value-type="string" office:string-value="nonchalant" calcext:value-type="string">
            <text:p>nonchalant</text:p>
          </table:table-cell>
          <table:table-cell/>
          <table:table-cell table:formula="of:=LOWER([.C5])" office:value-type="string" office:string-value="nonchalant" calcext:value-type="string">
            <text:p>nonchalant</text:p>
          </table:table-cell>
          <table:table-cell/>
          <table:table-cell office:value-type="string" calcext:value-type="string">
            <text:p>nonchalant</text:p>
          </table:table-cell>
        </table:table-row>
        <table:table-row table:style-name="ro1">
          <table:table-cell office:value-type="string" calcext:value-type="string">
            <text:p>craning</text:p>
          </table:table-cell>
          <table:table-cell/>
          <table:table-cell table:formula="of:=OFFSET([.$A$55];-ROW();0;1;1)" office:value-type="string" office:string-value="dismissal" calcext:value-type="string">
            <text:p>dismissal</text:p>
          </table:table-cell>
          <table:table-cell/>
          <table:table-cell table:formula="of:=LOWER([.C6])" office:value-type="string" office:string-value="dismissal" calcext:value-type="string">
            <text:p>dismissal</text:p>
          </table:table-cell>
          <table:table-cell/>
          <table:table-cell office:value-type="string" calcext:value-type="string">
            <text:p>dismissal</text:p>
          </table:table-cell>
        </table:table-row>
        <table:table-row table:style-name="ro1">
          <table:table-cell office:value-type="string" calcext:value-type="string">
            <text:p>predawn</text:p>
          </table:table-cell>
          <table:table-cell/>
          <table:table-cell table:formula="of:=OFFSET([.$A$55];-ROW();0;1;1)" office:value-type="string" office:string-value="deftly" calcext:value-type="string">
            <text:p>deftly</text:p>
          </table:table-cell>
          <table:table-cell/>
          <table:table-cell table:formula="of:=LOWER([.C7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</table:table-row>
        <table:table-row table:style-name="ro1">
          <table:table-cell office:value-type="string" calcext:value-type="string">
            <text:p>shackle</text:p>
          </table:table-cell>
          <table:table-cell/>
          <table:table-cell table:formula="of:=OFFSET([.$A$55];-ROW();0;1;1)" office:value-type="string" office:string-value="deft" calcext:value-type="string">
            <text:p>deft</text:p>
          </table:table-cell>
          <table:table-cell/>
          <table:table-cell table:formula="of:=LOWER([.C8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</table:table-row>
        <table:table-row table:style-name="ro1">
          <table:table-cell office:value-type="string" calcext:value-type="string">
            <text:p>indulge</text:p>
          </table:table-cell>
          <table:table-cell/>
          <table:table-cell table:formula="of:=OFFSET([.$A$55];-ROW();0;1;1)" office:value-type="string" office:string-value="impartiality" calcext:value-type="string">
            <text:p>impartiality</text:p>
          </table:table-cell>
          <table:table-cell/>
          <table:table-cell table:formula="of:=LOWER([.C9])" office:value-type="string" office:string-value="impartiality" calcext:value-type="string">
            <text:p>impartiality</text:p>
          </table:table-cell>
          <table:table-cell/>
          <table:table-cell office:value-type="string" calcext:value-type="string">
            <text:p>impartiality</text:p>
          </table:table-cell>
        </table:table-row>
        <table:table-row table:style-name="ro1">
          <table:table-cell office:value-type="string" calcext:value-type="string">
            <text:p>indulging</text:p>
          </table:table-cell>
          <table:table-cell/>
          <table:table-cell table:formula="of:=OFFSET([.$A$55];-ROW();0;1;1)" office:value-type="string" office:string-value="fervor" calcext:value-type="string">
            <text:p>fervor</text:p>
          </table:table-cell>
          <table:table-cell/>
          <table:table-cell table:formula="of:=LOWER([.C10])" office:value-type="string" office:string-value="fervor" calcext:value-type="string">
            <text:p>fervor</text:p>
          </table:table-cell>
          <table:table-cell/>
          <table:table-cell office:value-type="string" calcext:value-type="string">
            <text:p>fervor</text:p>
          </table:table-cell>
        </table:table-row>
        <table:table-row table:style-name="ro1">
          <table:table-cell office:value-type="string" calcext:value-type="string">
            <text:p>unison</text:p>
          </table:table-cell>
          <table:table-cell/>
          <table:table-cell table:formula="of:=OFFSET([.$A$55];-ROW();0;1;1)" office:value-type="string" office:string-value="suppressed" calcext:value-type="string">
            <text:p>suppressed</text:p>
          </table:table-cell>
          <table:table-cell/>
          <table:table-cell table:formula="of:=LOWER([.C11])" office:value-type="string" office:string-value="suppressed" calcext:value-type="string">
            <text:p>suppressed</text:p>
          </table:table-cell>
          <table:table-cell/>
          <table:table-cell office:value-type="string" calcext:value-type="string">
            <text:p>suppressed</text:p>
          </table:table-cell>
        </table:table-row>
        <table:table-row table:style-name="ro1">
          <table:table-cell office:value-type="string" calcext:value-type="string">
            <text:p>exhale</text:p>
          </table:table-cell>
          <table:table-cell/>
          <table:table-cell table:formula="of:=OFFSET([.$A$55];-ROW();0;1;1)" office:value-type="string" office:string-value="suppress" calcext:value-type="string">
            <text:p>suppress</text:p>
          </table:table-cell>
          <table:table-cell/>
          <table:table-cell table:formula="of:=LOWER([.C12])" office:value-type="string" office:string-value="suppress" calcext:value-type="string">
            <text:p>suppress</text:p>
          </table:table-cell>
          <table:table-cell/>
          <table:table-cell office:value-type="string" calcext:value-type="string">
            <text:p>suppress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55];-ROW();0;1;1)" office:value-type="string" office:string-value="implore" calcext:value-type="string">
            <text:p>implore</text:p>
          </table:table-cell>
          <table:table-cell/>
          <table:table-cell table:formula="of:=LOWER([.C13])" office:value-type="string" office:string-value="implore" calcext:value-type="string">
            <text:p>implore</text:p>
          </table:table-cell>
          <table:table-cell/>
          <table:table-cell office:value-type="string" calcext:value-type="string">
            <text:p>implore</text:p>
          </table:table-cell>
        </table:table-row>
        <table:table-row table:style-name="ro1">
          <table:table-cell office:value-type="string" calcext:value-type="string">
            <text:p>quaint</text:p>
          </table:table-cell>
          <table:table-cell/>
          <table:table-cell table:formula="of:=OFFSET([.$A$55];-ROW();0;1;1)" office:value-type="string" office:string-value="merlon" calcext:value-type="string">
            <text:p>merlon</text:p>
          </table:table-cell>
          <table:table-cell/>
          <table:table-cell table:formula="of:=LOWER([.C14])" office:value-type="string" office:string-value="merlon" calcext:value-type="string">
            <text:p>merlon</text:p>
          </table:table-cell>
          <table:table-cell/>
          <table:table-cell office:value-type="string" calcext:value-type="string">
            <text:p>merlon</text:p>
          </table:table-cell>
        </table:table-row>
        <table:table-row table:style-name="ro1">
          <table:table-cell office:value-type="string" calcext:value-type="string">
            <text:p>barbaric</text:p>
          </table:table-cell>
          <table:table-cell/>
          <table:table-cell table:formula="of:=OFFSET([.$A$55];-ROW();0;1;1)" office:value-type="string" office:string-value="embrasure" calcext:value-type="string">
            <text:p>embrasure</text:p>
          </table:table-cell>
          <table:table-cell/>
          <table:table-cell table:formula="of:=LOWER([.C15])" office:value-type="string" office:string-value="embrasure" calcext:value-type="string">
            <text:p>embrasure</text:p>
          </table:table-cell>
          <table:table-cell/>
          <table:table-cell office:value-type="string" calcext:value-type="string">
            <text:p>embrasure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/>
          <table:table-cell table:formula="of:=OFFSET([.$A$55];-ROW();0;1;1)" office:value-type="string" office:string-value="blotted" calcext:value-type="string">
            <text:p>blotted</text:p>
          </table:table-cell>
          <table:table-cell/>
          <table:table-cell table:formula="of:=LOWER([.C16])" office:value-type="string" office:string-value="blotted" calcext:value-type="string">
            <text:p>blotted</text:p>
          </table:table-cell>
          <table:table-cell/>
          <table:table-cell office:value-type="string" calcext:value-type="string">
            <text:p>blotted</text:p>
          </table:table-cell>
        </table:table-row>
        <table:table-row table:style-name="ro1">
          <table:table-cell office:value-type="string" calcext:value-type="string">
            <text:p>mind-boggling</text:p>
          </table:table-cell>
          <table:table-cell/>
          <table:table-cell table:formula="of:=OFFSET([.$A$55];-ROW();0;1;1)" office:value-type="string" office:string-value="blot" calcext:value-type="string">
            <text:p>blot</text:p>
          </table:table-cell>
          <table:table-cell/>
          <table:table-cell table:formula="of:=LOWER([.C17])" office:value-type="string" office:string-value="blot" calcext:value-type="string">
            <text:p>blot</text:p>
          </table:table-cell>
          <table:table-cell/>
          <table:table-cell office:value-type="string" calcext:value-type="string">
            <text:p>blot</text:p>
          </table:table-cell>
        </table:table-row>
        <table:table-row table:style-name="ro1">
          <table:table-cell office:value-type="string" calcext:value-type="string">
            <text:p>inexorable</text:p>
          </table:table-cell>
          <table:table-cell/>
          <table:table-cell table:formula="of:=OFFSET([.$A$55];-ROW();0;1;1)" office:value-type="string" office:string-value="blotted out" calcext:value-type="string">
            <text:p>blotted out</text:p>
          </table:table-cell>
          <table:table-cell/>
          <table:table-cell table:formula="of:=LOWER([.C18])" office:value-type="string" office:string-value="blotted out" calcext:value-type="string">
            <text:p>blotted out</text:p>
          </table:table-cell>
          <table:table-cell/>
          <table:table-cell office:value-type="string" calcext:value-type="string">
            <text:p>blotted out</text:p>
          </table:table-cell>
        </table:table-row>
        <table:table-row table:style-name="ro1">
          <table:table-cell office:value-type="string" calcext:value-type="string">
            <text:p>billboard</text:p>
          </table:table-cell>
          <table:table-cell/>
          <table:table-cell table:formula="of:=OFFSET([.$A$55];-ROW();0;1;1)" office:value-type="string" office:string-value="blot out" calcext:value-type="string">
            <text:p>blot out</text:p>
          </table:table-cell>
          <table:table-cell/>
          <table:table-cell table:formula="of:=LOWER([.C19])" office:value-type="string" office:string-value="blot out" calcext:value-type="string">
            <text:p>blot out</text:p>
          </table:table-cell>
          <table:table-cell/>
          <table:table-cell office:value-type="string" calcext:value-type="string">
            <text:p>blot out</text:p>
          </table:table-cell>
        </table:table-row>
        <table:table-row table:style-name="ro1">
          <table:table-cell office:value-type="string" calcext:value-type="string">
            <text:p>evangelical</text:p>
          </table:table-cell>
          <table:table-cell/>
          <table:table-cell table:formula="of:=OFFSET([.$A$55];-ROW();0;1;1)" office:value-type="string" office:string-value="confluence" calcext:value-type="string">
            <text:p>confluence</text:p>
          </table:table-cell>
          <table:table-cell/>
          <table:table-cell table:formula="of:=LOWER([.C20])" office:value-type="string" office:string-value="confluence" calcext:value-type="string">
            <text:p>confluence</text:p>
          </table:table-cell>
          <table:table-cell/>
          <table:table-cell office:value-type="string" calcext:value-type="string">
            <text:p>confluence</text:p>
          </table:table-cell>
        </table:table-row>
        <table:table-row table:style-name="ro1">
          <table:table-cell office:value-type="string" calcext:value-type="string">
            <text:p>Transhumanism</text:p>
          </table:table-cell>
          <table:table-cell/>
          <table:table-cell table:formula="of:=OFFSET([.$A$55];-ROW();0;1;1)" office:value-type="string" office:string-value="compulsory" calcext:value-type="string">
            <text:p>compulsory</text:p>
          </table:table-cell>
          <table:table-cell/>
          <table:table-cell table:formula="of:=LOWER([.C21])" office:value-type="string" office:string-value="compulsory" calcext:value-type="string">
            <text:p>compulsory</text:p>
          </table:table-cell>
          <table:table-cell/>
          <table:table-cell office:value-type="string" calcext:value-type="string">
            <text:p>compulsory</text:p>
          </table:table-cell>
        </table:table-row>
        <table:table-row table:style-name="ro1">
          <table:table-cell office:value-type="string" calcext:value-type="string">
            <text:p>skirmish</text:p>
          </table:table-cell>
          <table:table-cell/>
          <table:table-cell table:formula="of:=OFFSET([.$A$55];-ROW();0;1;1)" office:value-type="string" office:string-value="Revelation" calcext:value-type="string">
            <text:p>Revelation</text:p>
          </table:table-cell>
          <table:table-cell/>
          <table:table-cell table:formula="of:=LOWER([.C22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revelation</text:p>
          </table:table-cell>
        </table:table-row>
        <table:table-row table:style-name="ro1">
          <table:table-cell office:value-type="string" calcext:value-type="string">
            <text:p>trumped</text:p>
          </table:table-cell>
          <table:table-cell/>
          <table:table-cell table:formula="of:=OFFSET([.$A$55];-ROW();0;1;1)" office:value-type="string" office:string-value="investigation" calcext:value-type="string">
            <text:p>investigation</text:p>
          </table:table-cell>
          <table:table-cell/>
          <table:table-cell table:formula="of:=LOWER([.C23])" office:value-type="string" office:string-value="investigation" calcext:value-type="string">
            <text:p>investigation</text:p>
          </table:table-cell>
          <table:table-cell/>
          <table:table-cell office:value-type="string" calcext:value-type="string">
            <text:p>investigation</text:p>
          </table:table-cell>
        </table:table-row>
        <table:table-row table:style-name="ro1">
          <table:table-cell office:value-type="string" calcext:value-type="string">
            <text:p>trump</text:p>
          </table:table-cell>
          <table:table-cell/>
          <table:table-cell table:formula="of:=OFFSET([.$A$55];-ROW();0;1;1)" office:value-type="string" office:string-value="fare" calcext:value-type="string">
            <text:p>fare</text:p>
          </table:table-cell>
          <table:table-cell/>
          <table:table-cell table:formula="of:=LOWER([.C24])" office:value-type="string" office:string-value="fare" calcext:value-type="string">
            <text:p>fare</text:p>
          </table:table-cell>
          <table:table-cell/>
          <table:table-cell office:value-type="string" calcext:value-type="string">
            <text:p>fare</text:p>
          </table:table-cell>
        </table:table-row>
        <table:table-row table:style-name="ro1">
          <table:table-cell office:value-type="string" calcext:value-type="string">
            <text:p>televangelist</text:p>
          </table:table-cell>
          <table:table-cell/>
          <table:table-cell table:formula="of:=OFFSET([.$A$55];-ROW();0;1;1)" office:value-type="string" office:string-value="tempered" calcext:value-type="string">
            <text:p>tempered</text:p>
          </table:table-cell>
          <table:table-cell/>
          <table:table-cell table:formula="of:=LOWER([.C25])" office:value-type="string" office:string-value="tempered" calcext:value-type="string">
            <text:p>tempered</text:p>
          </table:table-cell>
          <table:table-cell/>
          <table:table-cell office:value-type="string" calcext:value-type="string">
            <text:p>tempered</text:p>
          </table:table-cell>
        </table:table-row>
        <table:table-row table:style-name="ro1">
          <table:table-cell office:value-type="string" calcext:value-type="string">
            <text:p>slated</text:p>
          </table:table-cell>
          <table:table-cell/>
          <table:table-cell table:formula="of:=OFFSET([.$A$55];-ROW();0;1;1)" office:value-type="string" office:string-value="serpent" calcext:value-type="string">
            <text:p>serpent</text:p>
          </table:table-cell>
          <table:table-cell/>
          <table:table-cell table:formula="of:=LOWER([.C26])" office:value-type="string" office:string-value="serpent" calcext:value-type="string">
            <text:p>serpent</text:p>
          </table:table-cell>
          <table:table-cell/>
          <table:table-cell office:value-type="string" calcext:value-type="string">
            <text:p>serpent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/>
          <table:table-cell table:formula="of:=OFFSET([.$A$55];-ROW();0;1;1)" office:value-type="string" office:string-value="schematic" calcext:value-type="string">
            <text:p>schematic</text:p>
          </table:table-cell>
          <table:table-cell/>
          <table:table-cell table:formula="of:=LOWER([.C27])" office:value-type="string" office:string-value="schematic" calcext:value-type="string">
            <text:p>schematic</text:p>
          </table:table-cell>
          <table:table-cell/>
          <table:table-cell office:value-type="string" calcext:value-type="string">
            <text:p>schematic</text:p>
          </table:table-cell>
        </table:table-row>
        <table:table-row table:style-name="ro1">
          <table:table-cell office:value-type="string" calcext:value-type="string">
            <text:p>schematic</text:p>
          </table:table-cell>
          <table:table-cell/>
          <table:table-cell table:formula="of:=OFFSET([.$A$55];-ROW();0;1;1)" office:value-type="string" office:string-value="slate" calcext:value-type="string">
            <text:p>slate</text:p>
          </table:table-cell>
          <table:table-cell/>
          <table:table-cell table:formula="of:=LOWER([.C28])" office:value-type="string" office:string-value="slate" calcext:value-type="string">
            <text:p>slate</text:p>
          </table:table-cell>
          <table:table-cell/>
          <table:table-cell office:value-type="string" calcext:value-type="string">
            <text:p>slate</text:p>
          </table:table-cell>
        </table:table-row>
        <table:table-row table:style-name="ro1">
          <table:table-cell office:value-type="string" calcext:value-type="string">
            <text:p>serpent</text:p>
          </table:table-cell>
          <table:table-cell/>
          <table:table-cell table:formula="of:=OFFSET([.$A$55];-ROW();0;1;1)" office:value-type="string" office:string-value="slated" calcext:value-type="string">
            <text:p>slated</text:p>
          </table:table-cell>
          <table:table-cell/>
          <table:table-cell table:formula="of:=LOWER([.C29])" office:value-type="string" office:string-value="slated" calcext:value-type="string">
            <text:p>slated</text:p>
          </table:table-cell>
          <table:table-cell/>
          <table:table-cell office:value-type="string" calcext:value-type="string">
            <text:p>slated</text:p>
          </table:table-cell>
        </table:table-row>
        <table:table-row table:style-name="ro1">
          <table:table-cell office:value-type="string" calcext:value-type="string">
            <text:p>tempered</text:p>
          </table:table-cell>
          <table:table-cell/>
          <table:table-cell table:formula="of:=OFFSET([.$A$55];-ROW();0;1;1)" office:value-type="string" office:string-value="televangelist" calcext:value-type="string">
            <text:p>televangelist</text:p>
          </table:table-cell>
          <table:table-cell/>
          <table:table-cell table:formula="of:=LOWER([.C30])" office:value-type="string" office:string-value="televangelist" calcext:value-type="string">
            <text:p>televangelist</text:p>
          </table:table-cell>
          <table:table-cell/>
          <table:table-cell office:value-type="string" calcext:value-type="string">
            <text:p>televangelist</text:p>
          </table:table-cell>
        </table:table-row>
        <table:table-row table:style-name="ro1">
          <table:table-cell office:value-type="string" calcext:value-type="string">
            <text:p>fare</text:p>
          </table:table-cell>
          <table:table-cell/>
          <table:table-cell table:formula="of:=OFFSET([.$A$55];-ROW();0;1;1)" office:value-type="string" office:string-value="trump" calcext:value-type="string">
            <text:p>trump</text:p>
          </table:table-cell>
          <table:table-cell/>
          <table:table-cell table:formula="of:=LOWER([.C31])" office:value-type="string" office:string-value="trump" calcext:value-type="string">
            <text:p>trump</text:p>
          </table:table-cell>
          <table:table-cell/>
          <table:table-cell office:value-type="string" calcext:value-type="string">
            <text:p>trump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  <table:table-cell/>
          <table:table-cell table:formula="of:=OFFSET([.$A$55];-ROW();0;1;1)" office:value-type="string" office:string-value="trumped" calcext:value-type="string">
            <text:p>trumped</text:p>
          </table:table-cell>
          <table:table-cell/>
          <table:table-cell table:formula="of:=LOWER([.C32])" office:value-type="string" office:string-value="trumped" calcext:value-type="string">
            <text:p>trumped</text:p>
          </table:table-cell>
          <table:table-cell/>
          <table:table-cell office:value-type="string" calcext:value-type="string">
            <text:p>trumped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55];-ROW();0;1;1)" office:value-type="string" office:string-value="skirmish" calcext:value-type="string">
            <text:p>skirmish</text:p>
          </table:table-cell>
          <table:table-cell/>
          <table:table-cell table:formula="of:=LOWER([.C33])" office:value-type="string" office:string-value="skirmish" calcext:value-type="string">
            <text:p>skirmish</text:p>
          </table:table-cell>
          <table:table-cell/>
          <table:table-cell office:value-type="string" calcext:value-type="string">
            <text:p>skirmish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/>
          <table:table-cell table:formula="of:=OFFSET([.$A$55];-ROW();0;1;1)" office:value-type="string" office:string-value="Transhumanism" calcext:value-type="string">
            <text:p>Transhumanism</text:p>
          </table:table-cell>
          <table:table-cell/>
          <table:table-cell table:formula="of:=LOWER([.C34])" office:value-type="string" office:string-value="transhumanism" calcext:value-type="string">
            <text:p>transhumanism</text:p>
          </table:table-cell>
          <table:table-cell/>
          <table:table-cell office:value-type="string" calcext:value-type="string">
            <text:p>transhumanism</text:p>
          </table:table-cell>
        </table:table-row>
        <table:table-row table:style-name="ro1">
          <table:table-cell office:value-type="string" calcext:value-type="string">
            <text:p>confluence</text:p>
          </table:table-cell>
          <table:table-cell/>
          <table:table-cell table:formula="of:=OFFSET([.$A$55];-ROW();0;1;1)" office:value-type="string" office:string-value="evangelical" calcext:value-type="string">
            <text:p>evangelical</text:p>
          </table:table-cell>
          <table:table-cell/>
          <table:table-cell table:formula="of:=LOWER([.C35])" office:value-type="string" office:string-value="evangelical" calcext:value-type="string">
            <text:p>evangelical</text:p>
          </table:table-cell>
          <table:table-cell/>
          <table:table-cell office:value-type="string" calcext:value-type="string">
            <text:p>evangelical</text:p>
          </table:table-cell>
        </table:table-row>
        <table:table-row table:style-name="ro1">
          <table:table-cell office:value-type="string" calcext:value-type="string">
            <text:p>blot out</text:p>
          </table:table-cell>
          <table:table-cell/>
          <table:table-cell table:formula="of:=OFFSET([.$A$55];-ROW();0;1;1)" office:value-type="string" office:string-value="billboard" calcext:value-type="string">
            <text:p>billboard</text:p>
          </table:table-cell>
          <table:table-cell/>
          <table:table-cell table:formula="of:=LOWER([.C36])" office:value-type="string" office:string-value="billboard" calcext:value-type="string">
            <text:p>billboard</text:p>
          </table:table-cell>
          <table:table-cell/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blotted out</text:p>
          </table:table-cell>
          <table:table-cell/>
          <table:table-cell table:formula="of:=OFFSET([.$A$55];-ROW();0;1;1)" office:value-type="string" office:string-value="inexorable" calcext:value-type="string">
            <text:p>inexorable</text:p>
          </table:table-cell>
          <table:table-cell/>
          <table:table-cell table:formula="of:=LOWER([.C37])" office:value-type="string" office:string-value="inexorable" calcext:value-type="string">
            <text:p>inexorable</text:p>
          </table:table-cell>
          <table:table-cell/>
          <table:table-cell office:value-type="string" calcext:value-type="string">
            <text:p>inexorable</text:p>
          </table:table-cell>
        </table:table-row>
        <table:table-row table:style-name="ro1">
          <table:table-cell office:value-type="string" calcext:value-type="string">
            <text:p>blot</text:p>
          </table:table-cell>
          <table:table-cell/>
          <table:table-cell table:formula="of:=OFFSET([.$A$55];-ROW();0;1;1)" office:value-type="string" office:string-value="mind-boggling" calcext:value-type="string">
            <text:p>mind-boggling</text:p>
          </table:table-cell>
          <table:table-cell/>
          <table:table-cell table:formula="of:=LOWER([.C38])" office:value-type="string" office:string-value="mind-boggling" calcext:value-type="string">
            <text:p>mind-boggling</text:p>
          </table:table-cell>
          <table:table-cell/>
          <table:table-cell office:value-type="string" calcext:value-type="string">
            <text:p>mind-boggling</text:p>
          </table:table-cell>
        </table:table-row>
        <table:table-row table:style-name="ro1">
          <table:table-cell office:value-type="string" calcext:value-type="string">
            <text:p>blotted</text:p>
          </table:table-cell>
          <table:table-cell/>
          <table:table-cell table:formula="of:=OFFSET([.$A$55];-ROW();0;1;1)" office:value-type="string" office:string-value="abacus" calcext:value-type="string">
            <text:p>abacus</text:p>
          </table:table-cell>
          <table:table-cell/>
          <table:table-cell table:formula="of:=LOWER([.C39])" office:value-type="string" office:string-value="abacus" calcext:value-type="string">
            <text:p>abacus</text:p>
          </table:table-cell>
          <table:table-cell/>
          <table:table-cell office:value-type="string" calcext:value-type="string">
            <text:p>abacus</text:p>
          </table:table-cell>
        </table:table-row>
        <table:table-row table:style-name="ro1">
          <table:table-cell office:value-type="string" calcext:value-type="string">
            <text:p>embrasure</text:p>
          </table:table-cell>
          <table:table-cell/>
          <table:table-cell table:formula="of:=OFFSET([.$A$55];-ROW();0;1;1)" office:value-type="string" office:string-value="barbaric" calcext:value-type="string">
            <text:p>barbaric</text:p>
          </table:table-cell>
          <table:table-cell/>
          <table:table-cell table:formula="of:=LOWER([.C40])" office:value-type="string" office:string-value="barbaric" calcext:value-type="string">
            <text:p>barbaric</text:p>
          </table:table-cell>
          <table:table-cell/>
          <table:table-cell office:value-type="string" calcext:value-type="string">
            <text:p>barbaric</text:p>
          </table:table-cell>
        </table:table-row>
        <table:table-row table:style-name="ro1">
          <table:table-cell office:value-type="string" calcext:value-type="string">
            <text:p>merlon</text:p>
          </table:table-cell>
          <table:table-cell/>
          <table:table-cell table:formula="of:=OFFSET([.$A$55];-ROW();0;1;1)" office:value-type="string" office:string-value="quaint" calcext:value-type="string">
            <text:p>quaint</text:p>
          </table:table-cell>
          <table:table-cell/>
          <table:table-cell table:formula="of:=LOWER([.C41])" office:value-type="string" office:string-value="quaint" calcext:value-type="string">
            <text:p>quaint</text:p>
          </table:table-cell>
          <table:table-cell/>
          <table:table-cell office:value-type="string" calcext:value-type="string">
            <text:p>quaint</text:p>
          </table:table-cell>
        </table:table-row>
        <table:table-row table:style-name="ro1">
          <table:table-cell office:value-type="string" calcext:value-type="string">
            <text:p>implore</text:p>
          </table:table-cell>
          <table:table-cell/>
          <table:table-cell table:formula="of:=OFFSET([.$A$55];-ROW();0;1;1)" office:value-type="string" office:string-value="disruptive" calcext:value-type="string">
            <text:p>disruptive</text:p>
          </table:table-cell>
          <table:table-cell/>
          <table:table-cell table:formula="of:=LOWER([.C42])" office:value-type="string" office:string-value="disruptive" calcext:value-type="string">
            <text:p>disruptive</text:p>
          </table:table-cell>
          <table:table-cell/>
          <table:table-cell office:value-type="string" calcext:value-type="string">
            <text:p>disruptive</text:p>
          </table:table-cell>
        </table:table-row>
        <table:table-row table:style-name="ro1">
          <table:table-cell office:value-type="string" calcext:value-type="string">
            <text:p>suppress</text:p>
          </table:table-cell>
          <table:table-cell/>
          <table:table-cell table:formula="of:=OFFSET([.$A$55];-ROW();0;1;1)" office:value-type="string" office:string-value="exhale" calcext:value-type="string">
            <text:p>exhale</text:p>
          </table:table-cell>
          <table:table-cell/>
          <table:table-cell table:formula="of:=LOWER([.C43])" office:value-type="string" office:string-value="exhale" calcext:value-type="string">
            <text:p>exhale</text:p>
          </table:table-cell>
          <table:table-cell/>
          <table:table-cell office:value-type="string" calcext:value-type="string">
            <text:p>exhale</text:p>
          </table:table-cell>
        </table:table-row>
        <table:table-row table:style-name="ro1">
          <table:table-cell office:value-type="string" calcext:value-type="string">
            <text:p>suppressed</text:p>
          </table:table-cell>
          <table:table-cell/>
          <table:table-cell table:formula="of:=OFFSET([.$A$55];-ROW();0;1;1)" office:value-type="string" office:string-value="unison" calcext:value-type="string">
            <text:p>unison</text:p>
          </table:table-cell>
          <table:table-cell/>
          <table:table-cell table:formula="of:=LOWER([.C44])" office:value-type="string" office:string-value="unison" calcext:value-type="string">
            <text:p>unison</text:p>
          </table:table-cell>
          <table:table-cell/>
          <table:table-cell office:value-type="string" calcext:value-type="string">
            <text:p>unison</text:p>
          </table:table-cell>
        </table:table-row>
        <table:table-row table:style-name="ro1">
          <table:table-cell office:value-type="string" calcext:value-type="string">
            <text:p>fervor</text:p>
          </table:table-cell>
          <table:table-cell/>
          <table:table-cell table:formula="of:=OFFSET([.$A$55];-ROW();0;1;1)" office:value-type="string" office:string-value="indulging" calcext:value-type="string">
            <text:p>indulging</text:p>
          </table:table-cell>
          <table:table-cell/>
          <table:table-cell table:formula="of:=LOWER([.C45])" office:value-type="string" office:string-value="indulging" calcext:value-type="string">
            <text:p>indulging</text:p>
          </table:table-cell>
          <table:table-cell/>
          <table:table-cell office:value-type="string" calcext:value-type="string">
            <text:p>indulging</text:p>
          </table:table-cell>
        </table:table-row>
        <table:table-row table:style-name="ro1">
          <table:table-cell office:value-type="string" calcext:value-type="string">
            <text:p>impartiality</text:p>
          </table:table-cell>
          <table:table-cell/>
          <table:table-cell table:formula="of:=OFFSET([.$A$55];-ROW();0;1;1)" office:value-type="string" office:string-value="indulge" calcext:value-type="string">
            <text:p>indulge</text:p>
          </table:table-cell>
          <table:table-cell/>
          <table:table-cell table:formula="of:=LOWER([.C46])" office:value-type="string" office:string-value="indulge" calcext:value-type="string">
            <text:p>indulge</text:p>
          </table:table-cell>
          <table:table-cell/>
          <table:table-cell office:value-type="string" calcext:value-type="string">
            <text:p>indulge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55];-ROW();0;1;1)" office:value-type="string" office:string-value="shackle" calcext:value-type="string">
            <text:p>shackle</text:p>
          </table:table-cell>
          <table:table-cell/>
          <table:table-cell table:formula="of:=LOWER([.C47])" office:value-type="string" office:string-value="shackle" calcext:value-type="string">
            <text:p>shackle</text:p>
          </table:table-cell>
          <table:table-cell/>
          <table:table-cell office:value-type="string" calcext:value-type="string">
            <text:p>shackle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55];-ROW();0;1;1)" office:value-type="string" office:string-value="predawn" calcext:value-type="string">
            <text:p>predawn</text:p>
          </table:table-cell>
          <table:table-cell/>
          <table:table-cell table:formula="of:=LOWER([.C48])" office:value-type="string" office:string-value="predawn" calcext:value-type="string">
            <text:p>predawn</text:p>
          </table:table-cell>
          <table:table-cell/>
          <table:table-cell office:value-type="string" calcext:value-type="string">
            <text:p>predawn</text:p>
          </table:table-cell>
        </table:table-row>
        <table:table-row table:style-name="ro1">
          <table:table-cell office:value-type="string" calcext:value-type="string">
            <text:p>dismissal</text:p>
          </table:table-cell>
          <table:table-cell/>
          <table:table-cell table:formula="of:=OFFSET([.$A$55];-ROW();0;1;1)" office:value-type="string" office:string-value="craning" calcext:value-type="string">
            <text:p>craning</text:p>
          </table:table-cell>
          <table:table-cell/>
          <table:table-cell table:formula="of:=LOWER([.C49])" office:value-type="string" office:string-value="craning" calcext:value-type="string">
            <text:p>craning</text:p>
          </table:table-cell>
          <table:table-cell/>
          <table:table-cell office:value-type="string" calcext:value-type="string">
            <text:p>craning</text:p>
          </table:table-cell>
        </table:table-row>
        <table:table-row table:style-name="ro1">
          <table:table-cell office:value-type="string" calcext:value-type="string">
            <text:p>nonchalant</text:p>
          </table:table-cell>
          <table:table-cell/>
          <table:table-cell table:formula="of:=OFFSET([.$A$55];-ROW();0;1;1)" office:value-type="string" office:string-value="crane" calcext:value-type="string">
            <text:p>crane</text:p>
          </table:table-cell>
          <table:table-cell/>
          <table:table-cell table:formula="of:=LOWER([.C50])" office:value-type="string" office:string-value="crane" calcext:value-type="string">
            <text:p>crane</text:p>
          </table:table-cell>
          <table:table-cell/>
          <table:table-cell office:value-type="string" calcext:value-type="string">
            <text:p>crane</text:p>
          </table:table-cell>
        </table:table-row>
        <table:table-row table:style-name="ro1">
          <table:table-cell office:value-type="string" calcext:value-type="string">
            <text:p>involuntary</text:p>
          </table:table-cell>
          <table:table-cell/>
          <table:table-cell table:formula="of:=OFFSET([.$A$55];-ROW();0;1;1)" office:value-type="string" office:string-value="ovation" calcext:value-type="string">
            <text:p>ovation</text:p>
          </table:table-cell>
          <table:table-cell/>
          <table:table-cell table:formula="of:=LOWER([.C51])" office:value-type="string" office:string-value="ovation" calcext:value-type="string">
            <text:p>ovation</text:p>
          </table:table-cell>
          <table:table-cell/>
          <table:table-cell office:value-type="string" calcext:value-type="string">
            <text:p>ovation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55];-ROW();0;1;1)" office:value-type="string" office:string-value="antagonistic" calcext:value-type="string">
            <text:p>antagonistic</text:p>
          </table:table-cell>
          <table:table-cell/>
          <table:table-cell table:formula="of:=LOWER([.C52])" office:value-type="string" office:string-value="antagonistic" calcext:value-type="string">
            <text:p>antagonistic</text:p>
          </table:table-cell>
          <table:table-cell/>
          <table:table-cell office:value-type="string" calcext:value-type="string">
            <text:p>antagonistic</text:p>
          </table:table-cell>
        </table:table-row>
        <table:table-row table:style-name="ro1">
          <table:table-cell office:value-type="string" calcext:value-type="string">
            <text:p>devise</text:p>
          </table:table-cell>
          <table:table-cell/>
          <table:table-cell table:formula="of:=OFFSET([.$A$55];-ROW();0;1;1)" office:value-type="string" office:string-value="unflinching" calcext:value-type="string">
            <text:p>unflinching</text:p>
          </table:table-cell>
          <table:table-cell/>
          <table:table-cell table:formula="of:=LOWER([.C53])" office:value-type="string" office:string-value="unflinching" calcext:value-type="string">
            <text:p>unflinching</text:p>
          </table:table-cell>
          <table:table-cell/>
          <table:table-cell office:value-type="string" calcext:value-type="string">
            <text:p>unflinching</text:p>
          </table:table-cell>
        </table:table-row>
        <table:table-row table:style-name="ro1">
          <table:table-cell office:value-type="string" calcext:value-type="string">
            <text:p>denunciation</text:p>
          </table:table-cell>
          <table:table-cell/>
          <table:table-cell table:formula="of:=OFFSET([.$A$55];-ROW();0;1;1)" office:value-type="string" office:string-value="fumble" calcext:value-type="string">
            <text:p>fumble</text:p>
          </table:table-cell>
          <table:table-cell/>
          <table:table-cell table:formula="of:=LOWER([.C54])" office:value-type="string" office:string-value="fumble" calcext:value-type="string">
            <text:p>fumble</text:p>
          </table:table-cell>
          <table:table-cell/>
          <table:table-cell office:value-type="string" calcext:value-type="string">
            <text:p>fumble</text:p>
          </table:table-cell>
        </table:table-row>
        <table:table-row table:style-name="ro1" table:number-rows-repeated="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5:05:08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2-11T17:06:44.967000000</dc:date>
    <meta:editing-duration>PT6H10M29S</meta:editing-duration>
    <meta:editing-cycles>32</meta:editing-cycles>
    <meta:generator>LibreOffice/6.0.0.3$Windows_x86 LibreOffice_project/64a0f66915f38c6217de274f0aa8e15618924765</meta:generator>
    <meta:document-statistic meta:table-count="18" meta:cell-count="4565" meta:object-count="0"/>
  </office:meta>
</office:document-meta>
</file>